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eval,tag_accuracy" table:style-name="ta1">
        <table:shapes>
          <draw:frame draw:z-index="0" draw:style-name="gr1" draw:text-style-name="P1" svg:width="159.99mm" svg:height="89.99mm" svg:x="53.09mm" svg:y="119.2mm">
            <loext:p draw:notify-on-update-of-ranges="'run_eval,tag_accuracy'.B3:'run_eval,tag_accuracy'.B103 'run_eval,tag_accuracy'.C3:'run_eval,tag_accuracy'.C1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6.46mm" svg:y="122.64mm">
            <loext:p draw:notify-on-update-of-ranges="'run_eval,tag_accuracy'.J3:'run_eval,tag_accuracy'.J203 'run_eval,tag_accuracy'.K3:'run_eval,tag_accuracy'.K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.13mm" svg:y="19.33mm">
            <loext:p draw:notify-on-update-of-ranges="'run_eval,tag_accuracy'.F3:'run_eval,tag_accuracy'.F205 'run_eval,tag_accuracy'.G3:'run_eval,tag_accuracy'.G2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4.49mm" svg:y="20.12mm">
            <loext:p draw:notify-on-update-of-ranges="'run_eval,tag_accuracy'.N3:'run_eval,tag_accuracy'.N203 'run_eval,tag_accuracy'.O3:'run_eval,tag_accuracy'.O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Train B Test A</text:p>
          </table:table-cell>
          <table:table-cell table:number-columns-repeated="3"/>
          <table:table-cell office:value-type="string" calcext:value-type="string">
            <text:p>Train D Test B</text:p>
          </table:table-cell>
          <table:table-cell table:number-columns-repeated="3"/>
          <table:table-cell office:value-type="string" calcext:value-type="string">
            <text:p>Train B Test D</text:p>
          </table:table-cell>
          <table:table-cell table:number-columns-repeated="3"/>
          <table:table-cell office:value-type="string" calcext:value-type="string">
            <text:p>Train D Test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02967697.98992" calcext:value-type="float">
            <text:p>1502967697.98992</text:p>
          </table:table-cell>
          <table:table-cell office:value-type="float" office:value="1" calcext:value-type="float">
            <text:p>1</text:p>
          </table:table-cell>
          <table:table-cell office:value-type="float" office:value="0.00142532458994538" calcext:value-type="float">
            <text:p>0.0014253246</text:p>
          </table:table-cell>
          <table:table-cell/>
          <table:table-cell office:value-type="float" office:value="1502975730.211" calcext:value-type="float">
            <text:p>1502975730.211</text:p>
          </table:table-cell>
          <table:table-cell office:value-type="float" office:value="1" calcext:value-type="float">
            <text:p>1</text:p>
          </table:table-cell>
          <table:table-cell office:value-type="float" office:value="0.465631902217865" calcext:value-type="float">
            <text:p>0.4656319022</text:p>
          </table:table-cell>
          <table:table-cell/>
          <table:table-cell office:value-type="float" office:value="1502978018.24925" calcext:value-type="float">
            <text:p>1502978018.24925</text:p>
          </table:table-cell>
          <table:table-cell office:value-type="float" office:value="1" calcext:value-type="float">
            <text:p>1</text:p>
          </table:table-cell>
          <table:table-cell office:value-type="float" office:value="0.00405258126556873" calcext:value-type="float">
            <text:p>0.0040525813</text:p>
          </table:table-cell>
          <table:table-cell/>
          <table:table-cell office:value-type="float" office:value="1502978074.1592" calcext:value-type="float">
            <text:p>1502978074.1592</text:p>
          </table:table-cell>
          <table:table-cell office:value-type="float" office:value="1" calcext:value-type="float">
            <text:p>1</text:p>
          </table:table-cell>
          <table:table-cell office:value-type="float" office:value="0.612851023674011" calcext:value-type="float">
            <text:p>0.6128510237</text:p>
          </table:table-cell>
        </table:table-row>
        <table:table-row table:style-name="ro1">
          <table:table-cell office:value-type="float" office:value="1502967703.30544" calcext:value-type="float">
            <text:p>1502967703.30544</text:p>
          </table:table-cell>
          <table:table-cell office:value-type="float" office:value="101" calcext:value-type="float">
            <text:p>101</text:p>
          </table:table-cell>
          <table:table-cell office:value-type="float" office:value="0.924188137054443" calcext:value-type="float">
            <text:p>0.9241881371</text:p>
          </table:table-cell>
          <table:table-cell/>
          <table:table-cell office:value-type="float" office:value="1502976030.98023" calcext:value-type="float">
            <text:p>1502976030.98023</text:p>
          </table:table-cell>
          <table:table-cell office:value-type="float" office:value="2" calcext:value-type="float">
            <text:p>2</text:p>
          </table:table-cell>
          <table:table-cell office:value-type="float" office:value="0.763781666755676" calcext:value-type="float">
            <text:p>0.7637816668</text:p>
          </table:table-cell>
          <table:table-cell/>
          <table:table-cell office:value-type="float" office:value="1502978025.03627" calcext:value-type="float">
            <text:p>1502978025.03627</text:p>
          </table:table-cell>
          <table:table-cell office:value-type="float" office:value="101" calcext:value-type="float">
            <text:p>101</text:p>
          </table:table-cell>
          <table:table-cell office:value-type="float" office:value="0.970950841903686" calcext:value-type="float">
            <text:p>0.9709508419</text:p>
          </table:table-cell>
          <table:table-cell/>
          <table:table-cell office:value-type="float" office:value="1502978081.47705" calcext:value-type="float">
            <text:p>1502978081.47705</text:p>
          </table:table-cell>
          <table:table-cell office:value-type="float" office:value="101" calcext:value-type="float">
            <text:p>101</text:p>
          </table:table-cell>
          <table:table-cell office:value-type="float" office:value="0.86521053314209" calcext:value-type="float">
            <text:p>0.8652105331</text:p>
          </table:table-cell>
        </table:table-row>
        <table:table-row table:style-name="ro1">
          <table:table-cell office:value-type="float" office:value="1502967708.62233" calcext:value-type="float">
            <text:p>1502967708.62233</text:p>
          </table:table-cell>
          <table:table-cell office:value-type="float" office:value="201" calcext:value-type="float">
            <text:p>201</text:p>
          </table:table-cell>
          <table:table-cell office:value-type="float" office:value="0.929504215717316" calcext:value-type="float">
            <text:p>0.9295042157</text:p>
          </table:table-cell>
          <table:table-cell/>
          <table:table-cell office:value-type="float" office:value="1502976037.96233" calcext:value-type="float">
            <text:p>1502976037.96233</text:p>
          </table:table-cell>
          <table:table-cell office:value-type="float" office:value="102" calcext:value-type="float">
            <text:p>102</text:p>
          </table:table-cell>
          <table:table-cell office:value-type="float" office:value="0.800495207309723" calcext:value-type="float">
            <text:p>0.8004952073</text:p>
          </table:table-cell>
          <table:table-cell/>
          <table:table-cell office:value-type="float" office:value="1502978031.8051" calcext:value-type="float">
            <text:p>1502978031.8051</text:p>
          </table:table-cell>
          <table:table-cell office:value-type="float" office:value="201" calcext:value-type="float">
            <text:p>201</text:p>
          </table:table-cell>
          <table:table-cell office:value-type="float" office:value="0.972579777240753" calcext:value-type="float">
            <text:p>0.9725797772</text:p>
          </table:table-cell>
          <table:table-cell/>
          <table:table-cell office:value-type="float" office:value="1502978088.30747" calcext:value-type="float">
            <text:p>1502978088.30747</text:p>
          </table:table-cell>
          <table:table-cell office:value-type="float" office:value="201" calcext:value-type="float">
            <text:p>201</text:p>
          </table:table-cell>
          <table:table-cell office:value-type="float" office:value="0.924688935279846" calcext:value-type="float">
            <text:p>0.9246889353</text:p>
          </table:table-cell>
        </table:table-row>
        <table:table-row table:style-name="ro1">
          <table:table-cell office:value-type="float" office:value="1502967713.94561" calcext:value-type="float">
            <text:p>1502967713.94561</text:p>
          </table:table-cell>
          <table:table-cell office:value-type="float" office:value="301" calcext:value-type="float">
            <text:p>301</text:p>
          </table:table-cell>
          <table:table-cell office:value-type="float" office:value="0.929735362529754" calcext:value-type="float">
            <text:p>0.9297353625</text:p>
          </table:table-cell>
          <table:table-cell/>
          <table:table-cell office:value-type="float" office:value="1502976044.96104" calcext:value-type="float">
            <text:p>1502976044.96104</text:p>
          </table:table-cell>
          <table:table-cell office:value-type="float" office:value="202" calcext:value-type="float">
            <text:p>202</text:p>
          </table:table-cell>
          <table:table-cell office:value-type="float" office:value="0.91204309463501" calcext:value-type="float">
            <text:p>0.9120430946</text:p>
          </table:table-cell>
          <table:table-cell/>
          <table:table-cell office:value-type="float" office:value="1502978038.51028" calcext:value-type="float">
            <text:p>1502978038.51028</text:p>
          </table:table-cell>
          <table:table-cell office:value-type="float" office:value="301" calcext:value-type="float">
            <text:p>301</text:p>
          </table:table-cell>
          <table:table-cell office:value-type="float" office:value="0.973436832427978" calcext:value-type="float">
            <text:p>0.9734368324</text:p>
          </table:table-cell>
          <table:table-cell/>
          <table:table-cell office:value-type="float" office:value="1502978095.12489" calcext:value-type="float">
            <text:p>1502978095.12489</text:p>
          </table:table-cell>
          <table:table-cell office:value-type="float" office:value="301" calcext:value-type="float">
            <text:p>301</text:p>
          </table:table-cell>
          <table:table-cell office:value-type="float" office:value="0.925459384918213" calcext:value-type="float">
            <text:p>0.9254593849</text:p>
          </table:table-cell>
        </table:table-row>
        <table:table-row table:style-name="ro1">
          <table:table-cell office:value-type="float" office:value="1502967719.29464" calcext:value-type="float">
            <text:p>1502967719.29464</text:p>
          </table:table-cell>
          <table:table-cell office:value-type="float" office:value="401" calcext:value-type="float">
            <text:p>401</text:p>
          </table:table-cell>
          <table:table-cell office:value-type="float" office:value="0.939828217029572" calcext:value-type="float">
            <text:p>0.939828217</text:p>
          </table:table-cell>
          <table:table-cell/>
          <table:table-cell office:value-type="float" office:value="1502976051.91717" calcext:value-type="float">
            <text:p>1502976051.91717</text:p>
          </table:table-cell>
          <table:table-cell office:value-type="float" office:value="302" calcext:value-type="float">
            <text:p>302</text:p>
          </table:table-cell>
          <table:table-cell office:value-type="float" office:value="0.916722059249878" calcext:value-type="float">
            <text:p>0.9167220592</text:p>
          </table:table-cell>
          <table:table-cell/>
          <table:table-cell office:value-type="float" office:value="1502978045.1968" calcext:value-type="float">
            <text:p>1502978045.1968</text:p>
          </table:table-cell>
          <table:table-cell office:value-type="float" office:value="401" calcext:value-type="float">
            <text:p>401</text:p>
          </table:table-cell>
          <table:table-cell office:value-type="float" office:value="0.975219070911408" calcext:value-type="float">
            <text:p>0.9752190709</text:p>
          </table:table-cell>
          <table:table-cell/>
          <table:table-cell office:value-type="float" office:value="1502978101.99707" calcext:value-type="float">
            <text:p>1502978101.99707</text:p>
          </table:table-cell>
          <table:table-cell office:value-type="float" office:value="401" calcext:value-type="float">
            <text:p>401</text:p>
          </table:table-cell>
          <table:table-cell office:value-type="float" office:value="0.930891036987305" calcext:value-type="float">
            <text:p>0.930891037</text:p>
          </table:table-cell>
        </table:table-row>
        <table:table-row table:style-name="ro1">
          <table:table-cell office:value-type="float" office:value="1502967724.61627" calcext:value-type="float">
            <text:p>1502967724.61627</text:p>
          </table:table-cell>
          <table:table-cell office:value-type="float" office:value="501" calcext:value-type="float">
            <text:p>501</text:p>
          </table:table-cell>
          <table:table-cell office:value-type="float" office:value="0.944412350654602" calcext:value-type="float">
            <text:p>0.9444123507</text:p>
          </table:table-cell>
          <table:table-cell/>
          <table:table-cell office:value-type="float" office:value="1502976058.94878" calcext:value-type="float">
            <text:p>1502976058.94878</text:p>
          </table:table-cell>
          <table:table-cell office:value-type="float" office:value="402" calcext:value-type="float">
            <text:p>402</text:p>
          </table:table-cell>
          <table:table-cell office:value-type="float" office:value="0.921282351016998" calcext:value-type="float">
            <text:p>0.921282351</text:p>
          </table:table-cell>
          <table:table-cell/>
          <table:table-cell office:value-type="float" office:value="1502978051.9626" calcext:value-type="float">
            <text:p>1502978051.9626</text:p>
          </table:table-cell>
          <table:table-cell office:value-type="float" office:value="501" calcext:value-type="float">
            <text:p>501</text:p>
          </table:table-cell>
          <table:table-cell office:value-type="float" office:value="0.979396522045136" calcext:value-type="float">
            <text:p>0.979396522</text:p>
          </table:table-cell>
          <table:table-cell/>
          <table:table-cell office:value-type="float" office:value="1502978109.44088" calcext:value-type="float">
            <text:p>1502978109.44088</text:p>
          </table:table-cell>
          <table:table-cell office:value-type="float" office:value="501" calcext:value-type="float">
            <text:p>501</text:p>
          </table:table-cell>
          <table:table-cell office:value-type="float" office:value="0.931391835212708" calcext:value-type="float">
            <text:p>0.9313918352</text:p>
          </table:table-cell>
        </table:table-row>
        <table:table-row table:style-name="ro1">
          <table:table-cell office:value-type="float" office:value="1502967729.93258" calcext:value-type="float">
            <text:p>1502967729.93258</text:p>
          </table:table-cell>
          <table:table-cell office:value-type="float" office:value="601" calcext:value-type="float">
            <text:p>601</text:p>
          </table:table-cell>
          <table:table-cell office:value-type="float" office:value="0.966562628746033" calcext:value-type="float">
            <text:p>0.9665626287</text:p>
          </table:table-cell>
          <table:table-cell/>
          <table:table-cell office:value-type="float" office:value="1502976065.91116" calcext:value-type="float">
            <text:p>1502976065.91116</text:p>
          </table:table-cell>
          <table:table-cell office:value-type="float" office:value="502" calcext:value-type="float">
            <text:p>502</text:p>
          </table:table-cell>
          <table:table-cell office:value-type="float" office:value="0.922701478004456" calcext:value-type="float">
            <text:p>0.922701478</text:p>
          </table:table-cell>
          <table:table-cell/>
          <table:table-cell office:value-type="float" office:value="1502978059.01327" calcext:value-type="float">
            <text:p>1502978059.01327</text:p>
          </table:table-cell>
          <table:table-cell office:value-type="float" office:value="601" calcext:value-type="float">
            <text:p>601</text:p>
          </table:table-cell>
          <table:table-cell office:value-type="float" office:value="0.979447603225708" calcext:value-type="float">
            <text:p>0.9794476032</text:p>
          </table:table-cell>
          <table:table-cell/>
          <table:table-cell office:value-type="float" office:value="1502978116.37149" calcext:value-type="float">
            <text:p>1502978116.37149</text:p>
          </table:table-cell>
          <table:table-cell office:value-type="float" office:value="601" calcext:value-type="float">
            <text:p>601</text:p>
          </table:table-cell>
          <table:table-cell office:value-type="float" office:value="0.933048248291016" calcext:value-type="float">
            <text:p>0.9330482483</text:p>
          </table:table-cell>
        </table:table-row>
        <table:table-row table:style-name="ro1">
          <table:table-cell office:value-type="float" office:value="1502967735.23171" calcext:value-type="float">
            <text:p>1502967735.23171</text:p>
          </table:table-cell>
          <table:table-cell office:value-type="float" office:value="701" calcext:value-type="float">
            <text:p>701</text:p>
          </table:table-cell>
          <table:table-cell office:value-type="float" office:value="0.97530722618103" calcext:value-type="float">
            <text:p>0.9753072262</text:p>
          </table:table-cell>
          <table:table-cell/>
          <table:table-cell office:value-type="float" office:value="1502976072.90236" calcext:value-type="float">
            <text:p>1502976072.90236</text:p>
          </table:table-cell>
          <table:table-cell office:value-type="float" office:value="602" calcext:value-type="float">
            <text:p>602</text:p>
          </table:table-cell>
          <table:table-cell office:value-type="float" office:value="0.924536228179931" calcext:value-type="float">
            <text:p>0.9245362282</text:p>
          </table:table-cell>
          <table:table-cell/>
          <table:table-cell office:value-type="float" office:value="1502978065.89312" calcext:value-type="float">
            <text:p>1502978065.89312</text:p>
          </table:table-cell>
          <table:table-cell office:value-type="float" office:value="701" calcext:value-type="float">
            <text:p>701</text:p>
          </table:table-cell>
          <table:table-cell office:value-type="float" office:value="0.97948169708252" calcext:value-type="float">
            <text:p>0.9794816971</text:p>
          </table:table-cell>
          <table:table-cell/>
          <table:table-cell office:value-type="float" office:value="1502978123.138" calcext:value-type="float">
            <text:p>1502978123.138</text:p>
          </table:table-cell>
          <table:table-cell office:value-type="float" office:value="701" calcext:value-type="float">
            <text:p>701</text:p>
          </table:table-cell>
          <table:table-cell office:value-type="float" office:value="0.934550642967224" calcext:value-type="float">
            <text:p>0.934550643</text:p>
          </table:table-cell>
        </table:table-row>
        <table:table-row table:style-name="ro1">
          <table:table-cell office:value-type="float" office:value="1502967740.56292" calcext:value-type="float">
            <text:p>1502967740.56292</text:p>
          </table:table-cell>
          <table:table-cell office:value-type="float" office:value="801" calcext:value-type="float">
            <text:p>801</text:p>
          </table:table-cell>
          <table:table-cell office:value-type="float" office:value="0.974035978317261" calcext:value-type="float">
            <text:p>0.9740359783</text:p>
          </table:table-cell>
          <table:table-cell/>
          <table:table-cell office:value-type="float" office:value="1502976079.88572" calcext:value-type="float">
            <text:p>1502976079.88572</text:p>
          </table:table-cell>
          <table:table-cell office:value-type="float" office:value="702" calcext:value-type="float">
            <text:p>702</text:p>
          </table:table-cell>
          <table:table-cell office:value-type="float" office:value="0.926133513450623" calcext:value-type="float">
            <text:p>0.9261335135</text:p>
          </table:table-cell>
          <table:table-cell/>
          <table:table-cell office:value-type="float" office:value="1502978074.77234" calcext:value-type="float">
            <text:p>1502978074.77234</text:p>
          </table:table-cell>
          <table:table-cell office:value-type="float" office:value="801" calcext:value-type="float">
            <text:p>801</text:p>
          </table:table-cell>
          <table:table-cell office:value-type="float" office:value="0.979634940624237" calcext:value-type="float">
            <text:p>0.9796349406</text:p>
          </table:table-cell>
          <table:table-cell/>
          <table:table-cell office:value-type="float" office:value="1502978129.95698" calcext:value-type="float">
            <text:p>1502978129.95698</text:p>
          </table:table-cell>
          <table:table-cell office:value-type="float" office:value="801" calcext:value-type="float">
            <text:p>801</text:p>
          </table:table-cell>
          <table:table-cell office:value-type="float" office:value="0.934589147567749" calcext:value-type="float">
            <text:p>0.9345891476</text:p>
          </table:table-cell>
        </table:table-row>
        <table:table-row table:style-name="ro1">
          <table:table-cell office:value-type="float" office:value="1502967745.93371" calcext:value-type="float">
            <text:p>1502967745.93371</text:p>
          </table:table-cell>
          <table:table-cell office:value-type="float" office:value="901" calcext:value-type="float">
            <text:p>901</text:p>
          </table:table-cell>
          <table:table-cell office:value-type="float" office:value="0.975538372993469" calcext:value-type="float">
            <text:p>0.975538373</text:p>
          </table:table-cell>
          <table:table-cell/>
          <table:table-cell office:value-type="float" office:value="1502976086.84327" calcext:value-type="float">
            <text:p>1502976086.84327</text:p>
          </table:table-cell>
          <table:table-cell office:value-type="float" office:value="802" calcext:value-type="float">
            <text:p>802</text:p>
          </table:table-cell>
          <table:table-cell office:value-type="float" office:value="0.926935136318207" calcext:value-type="float">
            <text:p>0.9269351363</text:p>
          </table:table-cell>
          <table:table-cell/>
          <table:table-cell office:value-type="float" office:value="1502978084.03146" calcext:value-type="float">
            <text:p>1502978084.03146</text:p>
          </table:table-cell>
          <table:table-cell office:value-type="float" office:value="901" calcext:value-type="float">
            <text:p>901</text:p>
          </table:table-cell>
          <table:table-cell office:value-type="float" office:value="0.979975461959839" calcext:value-type="float">
            <text:p>0.979975462</text:p>
          </table:table-cell>
          <table:table-cell/>
          <table:table-cell office:value-type="float" office:value="1502978137.3964" calcext:value-type="float">
            <text:p>1502978137.3964</text:p>
          </table:table-cell>
          <table:table-cell office:value-type="float" office:value="901" calcext:value-type="float">
            <text:p>901</text:p>
          </table:table-cell>
          <table:table-cell office:value-type="float" office:value="0.934589147567749" calcext:value-type="float">
            <text:p>0.9345891476</text:p>
          </table:table-cell>
        </table:table-row>
        <table:table-row table:style-name="ro1">
          <table:table-cell office:value-type="float" office:value="1502967751.25796" calcext:value-type="float">
            <text:p>1502967751.25796</text:p>
          </table:table-cell>
          <table:table-cell office:value-type="float" office:value="1001" calcext:value-type="float">
            <text:p>1001</text:p>
          </table:table-cell>
          <table:table-cell office:value-type="float" office:value="0.976385831832886" calcext:value-type="float">
            <text:p>0.9763858318</text:p>
          </table:table-cell>
          <table:table-cell/>
          <table:table-cell office:value-type="float" office:value="1502976093.86961" calcext:value-type="float">
            <text:p>1502976093.86961</text:p>
          </table:table-cell>
          <table:table-cell office:value-type="float" office:value="902" calcext:value-type="float">
            <text:p>902</text:p>
          </table:table-cell>
          <table:table-cell office:value-type="float" office:value="0.930094063282013" calcext:value-type="float">
            <text:p>0.9300940633</text:p>
          </table:table-cell>
          <table:table-cell/>
          <table:table-cell office:value-type="float" office:value="1502978093.33385" calcext:value-type="float">
            <text:p>1502978093.33385</text:p>
          </table:table-cell>
          <table:table-cell office:value-type="float" office:value="1001" calcext:value-type="float">
            <text:p>1001</text:p>
          </table:table-cell>
          <table:table-cell office:value-type="float" office:value="0.980463624000549" calcext:value-type="float">
            <text:p>0.980463624</text:p>
          </table:table-cell>
          <table:table-cell/>
          <table:table-cell office:value-type="float" office:value="1502978144.22047" calcext:value-type="float">
            <text:p>1502978144.22047</text:p>
          </table:table-cell>
          <table:table-cell office:value-type="float" office:value="1001" calcext:value-type="float">
            <text:p>1001</text:p>
          </table:table-cell>
          <table:table-cell office:value-type="float" office:value="0.938248753547668" calcext:value-type="float">
            <text:p>0.9382487535</text:p>
          </table:table-cell>
        </table:table-row>
        <table:table-row table:style-name="ro1">
          <table:table-cell office:value-type="float" office:value="1502967756.577" calcext:value-type="float">
            <text:p>1502967756.577</text:p>
          </table:table-cell>
          <table:table-cell office:value-type="float" office:value="1101" calcext:value-type="float">
            <text:p>1101</text:p>
          </table:table-cell>
          <table:table-cell office:value-type="float" office:value="0.978196382522583" calcext:value-type="float">
            <text:p>0.9781963825</text:p>
          </table:table-cell>
          <table:table-cell/>
          <table:table-cell office:value-type="float" office:value="1502976100.82023" calcext:value-type="float">
            <text:p>1502976100.82023</text:p>
          </table:table-cell>
          <table:table-cell office:value-type="float" office:value="1002" calcext:value-type="float">
            <text:p>1002</text:p>
          </table:table-cell>
          <table:table-cell office:value-type="float" office:value="0.930301904678345" calcext:value-type="float">
            <text:p>0.9303019047</text:p>
          </table:table-cell>
          <table:table-cell/>
          <table:table-cell office:value-type="float" office:value="1502978102.58893" calcext:value-type="float">
            <text:p>1502978102.58893</text:p>
          </table:table-cell>
          <table:table-cell office:value-type="float" office:value="1101" calcext:value-type="float">
            <text:p>1101</text:p>
          </table:table-cell>
          <table:table-cell office:value-type="float" office:value="0.982518255710602" calcext:value-type="float">
            <text:p>0.9825182557</text:p>
          </table:table-cell>
          <table:table-cell/>
          <table:table-cell office:value-type="float" office:value="1502978151.83561" calcext:value-type="float">
            <text:p>1502978151.83561</text:p>
          </table:table-cell>
          <table:table-cell office:value-type="float" office:value="1101" calcext:value-type="float">
            <text:p>1101</text:p>
          </table:table-cell>
          <table:table-cell office:value-type="float" office:value="0.938903629779816" calcext:value-type="float">
            <text:p>0.9389036298</text:p>
          </table:table-cell>
        </table:table-row>
        <table:table-row table:style-name="ro1">
          <table:table-cell office:value-type="float" office:value="1502967761.8831" calcext:value-type="float">
            <text:p>1502967761.8831</text:p>
          </table:table-cell>
          <table:table-cell office:value-type="float" office:value="1201" calcext:value-type="float">
            <text:p>1201</text:p>
          </table:table-cell>
          <table:table-cell office:value-type="float" office:value="0.979005336761475" calcext:value-type="float">
            <text:p>0.9790053368</text:p>
          </table:table-cell>
          <table:table-cell/>
          <table:table-cell office:value-type="float" office:value="1502976107.78393" calcext:value-type="float">
            <text:p>1502976107.78393</text:p>
          </table:table-cell>
          <table:table-cell office:value-type="float" office:value="1102" calcext:value-type="float">
            <text:p>1102</text:p>
          </table:table-cell>
          <table:table-cell office:value-type="float" office:value="0.930883765220642" calcext:value-type="float">
            <text:p>0.9308837652</text:p>
          </table:table-cell>
          <table:table-cell/>
          <table:table-cell office:value-type="float" office:value="1502978111.9387" calcext:value-type="float">
            <text:p>1502978111.9387</text:p>
          </table:table-cell>
          <table:table-cell office:value-type="float" office:value="1201" calcext:value-type="float">
            <text:p>1201</text:p>
          </table:table-cell>
          <table:table-cell office:value-type="float" office:value="0.982926964759827" calcext:value-type="float">
            <text:p>0.9829269648</text:p>
          </table:table-cell>
          <table:table-cell/>
          <table:table-cell office:value-type="float" office:value="1502978158.73916" calcext:value-type="float">
            <text:p>1502978158.73916</text:p>
          </table:table-cell>
          <table:table-cell office:value-type="float" office:value="1201" calcext:value-type="float">
            <text:p>1201</text:p>
          </table:table-cell>
          <table:table-cell office:value-type="float" office:value="0.943950057029724" calcext:value-type="float">
            <text:p>0.943950057</text:p>
          </table:table-cell>
        </table:table-row>
        <table:table-row table:style-name="ro1">
          <table:table-cell office:value-type="float" office:value="1502967767.1984" calcext:value-type="float">
            <text:p>1502967767.1984</text:p>
          </table:table-cell>
          <table:table-cell office:value-type="float" office:value="1301" calcext:value-type="float">
            <text:p>1301</text:p>
          </table:table-cell>
          <table:table-cell office:value-type="float" office:value="0.981894552707672" calcext:value-type="float">
            <text:p>0.9818945527</text:p>
          </table:table-cell>
          <table:table-cell/>
          <table:table-cell office:value-type="float" office:value="1502976114.73656" calcext:value-type="float">
            <text:p>1502976114.73656</text:p>
          </table:table-cell>
          <table:table-cell office:value-type="float" office:value="1202" calcext:value-type="float">
            <text:p>1202</text:p>
          </table:table-cell>
          <table:table-cell office:value-type="float" office:value="0.931281626224518" calcext:value-type="float">
            <text:p>0.9312816262</text:p>
          </table:table-cell>
          <table:table-cell/>
          <table:table-cell office:value-type="float" office:value="1502978121.35146" calcext:value-type="float">
            <text:p>1502978121.35146</text:p>
          </table:table-cell>
          <table:table-cell office:value-type="float" office:value="1301" calcext:value-type="float">
            <text:p>1301</text:p>
          </table:table-cell>
          <table:table-cell office:value-type="float" office:value="0.992530524730682" calcext:value-type="float">
            <text:p>0.9925305247</text:p>
          </table:table-cell>
          <table:table-cell/>
          <table:table-cell office:value-type="float" office:value="1502978165.97098" calcext:value-type="float">
            <text:p>1502978165.97098</text:p>
          </table:table-cell>
          <table:table-cell office:value-type="float" office:value="1301" calcext:value-type="float">
            <text:p>1301</text:p>
          </table:table-cell>
          <table:table-cell office:value-type="float" office:value="0.949612855911255" calcext:value-type="float">
            <text:p>0.9496128559</text:p>
          </table:table-cell>
        </table:table-row>
        <table:table-row table:style-name="ro1">
          <table:table-cell office:value-type="float" office:value="1502967772.56659" calcext:value-type="float">
            <text:p>1502967772.56659</text:p>
          </table:table-cell>
          <table:table-cell office:value-type="float" office:value="1401" calcext:value-type="float">
            <text:p>1401</text:p>
          </table:table-cell>
          <table:table-cell office:value-type="float" office:value="0.990523517131805" calcext:value-type="float">
            <text:p>0.9905235171</text:p>
          </table:table-cell>
          <table:table-cell/>
          <table:table-cell office:value-type="float" office:value="1502976121.69149" calcext:value-type="float">
            <text:p>1502976121.69149</text:p>
          </table:table-cell>
          <table:table-cell office:value-type="float" office:value="1302" calcext:value-type="float">
            <text:p>1302</text:p>
          </table:table-cell>
          <table:table-cell office:value-type="float" office:value="0.931643843650818" calcext:value-type="float">
            <text:p>0.9316438437</text:p>
          </table:table-cell>
          <table:table-cell/>
          <table:table-cell office:value-type="float" office:value="1502978130.48324" calcext:value-type="float">
            <text:p>1502978130.48324</text:p>
          </table:table-cell>
          <table:table-cell office:value-type="float" office:value="1401" calcext:value-type="float">
            <text:p>1401</text:p>
          </table:table-cell>
          <table:table-cell office:value-type="float" office:value="0.99288809299469" calcext:value-type="float">
            <text:p>0.992888093</text:p>
          </table:table-cell>
          <table:table-cell/>
          <table:table-cell office:value-type="float" office:value="1502978172.84523" calcext:value-type="float">
            <text:p>1502978172.84523</text:p>
          </table:table-cell>
          <table:table-cell office:value-type="float" office:value="1401" calcext:value-type="float">
            <text:p>1401</text:p>
          </table:table-cell>
          <table:table-cell office:value-type="float" office:value="0.950999677181244" calcext:value-type="float">
            <text:p>0.9509996772</text:p>
          </table:table-cell>
        </table:table-row>
        <table:table-row table:style-name="ro1">
          <table:table-cell office:value-type="float" office:value="1502967777.87622" calcext:value-type="float">
            <text:p>1502967777.87622</text:p>
          </table:table-cell>
          <table:table-cell office:value-type="float" office:value="1501" calcext:value-type="float">
            <text:p>1501</text:p>
          </table:table-cell>
          <table:table-cell office:value-type="float" office:value="0.991101324558258" calcext:value-type="float">
            <text:p>0.9911013246</text:p>
          </table:table-cell>
          <table:table-cell/>
          <table:table-cell office:value-type="float" office:value="1502976128.73751" calcext:value-type="float">
            <text:p>1502976128.73751</text:p>
          </table:table-cell>
          <table:table-cell office:value-type="float" office:value="1402" calcext:value-type="float">
            <text:p>1402</text:p>
          </table:table-cell>
          <table:table-cell office:value-type="float" office:value="0.931655704975128" calcext:value-type="float">
            <text:p>0.931655705</text:p>
          </table:table-cell>
          <table:table-cell/>
          <table:table-cell office:value-type="float" office:value="1502978139.87099" calcext:value-type="float">
            <text:p>1502978139.87099</text:p>
          </table:table-cell>
          <table:table-cell office:value-type="float" office:value="1501" calcext:value-type="float">
            <text:p>1501</text:p>
          </table:table-cell>
          <table:table-cell office:value-type="float" office:value="0.992984592914581" calcext:value-type="float">
            <text:p>0.9929845929</text:p>
          </table:table-cell>
          <table:table-cell/>
          <table:table-cell office:value-type="float" office:value="1502978179.97933" calcext:value-type="float">
            <text:p>1502978179.97933</text:p>
          </table:table-cell>
          <table:table-cell office:value-type="float" office:value="1501" calcext:value-type="float">
            <text:p>1501</text:p>
          </table:table-cell>
          <table:table-cell office:value-type="float" office:value="0.952502012252808" calcext:value-type="float">
            <text:p>0.9525020123</text:p>
          </table:table-cell>
        </table:table-row>
        <table:table-row table:style-name="ro1">
          <table:table-cell office:value-type="float" office:value="1502967783.17667" calcext:value-type="float">
            <text:p>1502967783.17667</text:p>
          </table:table-cell>
          <table:table-cell office:value-type="float" office:value="1601" calcext:value-type="float">
            <text:p>1601</text:p>
          </table:table-cell>
          <table:table-cell office:value-type="float" office:value="0.991255462169647" calcext:value-type="float">
            <text:p>0.9912554622</text:p>
          </table:table-cell>
          <table:table-cell/>
          <table:table-cell office:value-type="float" office:value="1502976135.70442" calcext:value-type="float">
            <text:p>1502976135.70442</text:p>
          </table:table-cell>
          <table:table-cell office:value-type="float" office:value="1502" calcext:value-type="float">
            <text:p>1502</text:p>
          </table:table-cell>
          <table:table-cell office:value-type="float" office:value="0.931774437427521" calcext:value-type="float">
            <text:p>0.9317744374</text:p>
          </table:table-cell>
          <table:table-cell/>
          <table:table-cell office:value-type="float" office:value="1502978149.33176" calcext:value-type="float">
            <text:p>1502978149.33176</text:p>
          </table:table-cell>
          <table:table-cell office:value-type="float" office:value="1601" calcext:value-type="float">
            <text:p>1601</text:p>
          </table:table-cell>
          <table:table-cell office:value-type="float" office:value="0.993120849132538" calcext:value-type="float">
            <text:p>0.9931208491</text:p>
          </table:table-cell>
          <table:table-cell/>
          <table:table-cell office:value-type="float" office:value="1502978187.13498" calcext:value-type="float">
            <text:p>1502978187.13498</text:p>
          </table:table-cell>
          <table:table-cell office:value-type="float" office:value="1601" calcext:value-type="float">
            <text:p>1601</text:p>
          </table:table-cell>
          <table:table-cell office:value-type="float" office:value="0.952810227870941" calcext:value-type="float">
            <text:p>0.9528102279</text:p>
          </table:table-cell>
        </table:table-row>
        <table:table-row table:style-name="ro1">
          <table:table-cell office:value-type="float" office:value="1502967788.4742" calcext:value-type="float">
            <text:p>1502967788.4742</text:p>
          </table:table-cell>
          <table:table-cell office:value-type="float" office:value="1701" calcext:value-type="float">
            <text:p>1701</text:p>
          </table:table-cell>
          <table:table-cell office:value-type="float" office:value="0.991448044776916" calcext:value-type="float">
            <text:p>0.9914480448</text:p>
          </table:table-cell>
          <table:table-cell/>
          <table:table-cell office:value-type="float" office:value="1502976142.72261" calcext:value-type="float">
            <text:p>1502976142.72261</text:p>
          </table:table-cell>
          <table:table-cell office:value-type="float" office:value="1602" calcext:value-type="float">
            <text:p>1602</text:p>
          </table:table-cell>
          <table:table-cell office:value-type="float" office:value="0.931845724582672" calcext:value-type="float">
            <text:p>0.9318457246</text:p>
          </table:table-cell>
          <table:table-cell/>
          <table:table-cell office:value-type="float" office:value="1502978159.00732" calcext:value-type="float">
            <text:p>1502978159.00732</text:p>
          </table:table-cell>
          <table:table-cell office:value-type="float" office:value="1701" calcext:value-type="float">
            <text:p>1701</text:p>
          </table:table-cell>
          <table:table-cell office:value-type="float" office:value="0.995357155799866" calcext:value-type="float">
            <text:p>0.9953571558</text:p>
          </table:table-cell>
          <table:table-cell/>
          <table:table-cell office:value-type="float" office:value="1502978194.56526" calcext:value-type="float">
            <text:p>1502978194.56526</text:p>
          </table:table-cell>
          <table:table-cell office:value-type="float" office:value="1701" calcext:value-type="float">
            <text:p>1701</text:p>
          </table:table-cell>
          <table:table-cell office:value-type="float" office:value="0.953310966491699" calcext:value-type="float">
            <text:p>0.9533109665</text:p>
          </table:table-cell>
        </table:table-row>
        <table:table-row table:style-name="ro1">
          <table:table-cell office:value-type="float" office:value="1502967793.80099" calcext:value-type="float">
            <text:p>1502967793.80099</text:p>
          </table:table-cell>
          <table:table-cell office:value-type="float" office:value="1801" calcext:value-type="float">
            <text:p>1801</text:p>
          </table:table-cell>
          <table:table-cell office:value-type="float" office:value="0.9918332695961" calcext:value-type="float">
            <text:p>0.9918332696</text:p>
          </table:table-cell>
          <table:table-cell/>
          <table:table-cell office:value-type="float" office:value="1502976149.69018" calcext:value-type="float">
            <text:p>1502976149.69018</text:p>
          </table:table-cell>
          <table:table-cell office:value-type="float" office:value="1702" calcext:value-type="float">
            <text:p>1702</text:p>
          </table:table-cell>
          <table:table-cell office:value-type="float" office:value="0.931893229484558" calcext:value-type="float">
            <text:p>0.9318932295</text:p>
          </table:table-cell>
          <table:table-cell/>
          <table:table-cell office:value-type="float" office:value="1502978168.23888" calcext:value-type="float">
            <text:p>1502978168.23888</text:p>
          </table:table-cell>
          <table:table-cell office:value-type="float" office:value="1801" calcext:value-type="float">
            <text:p>1801</text:p>
          </table:table-cell>
          <table:table-cell office:value-type="float" office:value="0.995499014854431" calcext:value-type="float">
            <text:p>0.9954990149</text:p>
          </table:table-cell>
          <table:table-cell/>
          <table:table-cell office:value-type="float" office:value="1502978201.95356" calcext:value-type="float">
            <text:p>1502978201.95356</text:p>
          </table:table-cell>
          <table:table-cell office:value-type="float" office:value="1801" calcext:value-type="float">
            <text:p>1801</text:p>
          </table:table-cell>
          <table:table-cell office:value-type="float" office:value="0.953696191310883" calcext:value-type="float">
            <text:p>0.9536961913</text:p>
          </table:table-cell>
        </table:table-row>
        <table:table-row table:style-name="ro1">
          <table:table-cell office:value-type="float" office:value="1502967799.15765" calcext:value-type="float">
            <text:p>1502967799.15765</text:p>
          </table:table-cell>
          <table:table-cell office:value-type="float" office:value="1901" calcext:value-type="float">
            <text:p>1901</text:p>
          </table:table-cell>
          <table:table-cell office:value-type="float" office:value="0.992449641227722" calcext:value-type="float">
            <text:p>0.9924496412</text:p>
          </table:table-cell>
          <table:table-cell/>
          <table:table-cell office:value-type="float" office:value="1502976156.64462" calcext:value-type="float">
            <text:p>1502976156.64462</text:p>
          </table:table-cell>
          <table:table-cell office:value-type="float" office:value="1802" calcext:value-type="float">
            <text:p>1802</text:p>
          </table:table-cell>
          <table:table-cell office:value-type="float" office:value="0.932101011276245" calcext:value-type="float">
            <text:p>0.9321010113</text:p>
          </table:table-cell>
          <table:table-cell/>
          <table:table-cell office:value-type="float" office:value="1502978177.36528" calcext:value-type="float">
            <text:p>1502978177.36528</text:p>
          </table:table-cell>
          <table:table-cell office:value-type="float" office:value="1901" calcext:value-type="float">
            <text:p>1901</text:p>
          </table:table-cell>
          <table:table-cell office:value-type="float" office:value="0.995646595954895" calcext:value-type="float">
            <text:p>0.995646596</text:p>
          </table:table-cell>
          <table:table-cell/>
          <table:table-cell office:value-type="float" office:value="1502978209.06202" calcext:value-type="float">
            <text:p>1502978209.06202</text:p>
          </table:table-cell>
          <table:table-cell office:value-type="float" office:value="1901" calcext:value-type="float">
            <text:p>1901</text:p>
          </table:table-cell>
          <table:table-cell office:value-type="float" office:value="0.954004406929016" calcext:value-type="float">
            <text:p>0.9540044069</text:p>
          </table:table-cell>
        </table:table-row>
        <table:table-row table:style-name="ro1">
          <table:table-cell office:value-type="float" office:value="1502967804.4949" calcext:value-type="float">
            <text:p>1502967804.4949</text:p>
          </table:table-cell>
          <table:table-cell office:value-type="float" office:value="2001" calcext:value-type="float">
            <text:p>2001</text:p>
          </table:table-cell>
          <table:table-cell office:value-type="float" office:value="0.992680788040161" calcext:value-type="float">
            <text:p>0.992680788</text:p>
          </table:table-cell>
          <table:table-cell/>
          <table:table-cell office:value-type="float" office:value="1502976163.66294" calcext:value-type="float">
            <text:p>1502976163.66294</text:p>
          </table:table-cell>
          <table:table-cell office:value-type="float" office:value="1902" calcext:value-type="float">
            <text:p>1902</text:p>
          </table:table-cell>
          <table:table-cell office:value-type="float" office:value="0.935948729515076" calcext:value-type="float">
            <text:p>0.9359487295</text:p>
          </table:table-cell>
          <table:table-cell/>
          <table:table-cell office:value-type="float" office:value="1502978186.62672" calcext:value-type="float">
            <text:p>1502978186.62672</text:p>
          </table:table-cell>
          <table:table-cell office:value-type="float" office:value="2001" calcext:value-type="float">
            <text:p>2001</text:p>
          </table:table-cell>
          <table:table-cell office:value-type="float" office:value="0.995760142803192" calcext:value-type="float">
            <text:p>0.9957601428</text:p>
          </table:table-cell>
          <table:table-cell/>
          <table:table-cell office:value-type="float" office:value="1502978215.96405" calcext:value-type="float">
            <text:p>1502978215.96405</text:p>
          </table:table-cell>
          <table:table-cell office:value-type="float" office:value="2001" calcext:value-type="float">
            <text:p>2001</text:p>
          </table:table-cell>
          <table:table-cell office:value-type="float" office:value="0.960707247257233" calcext:value-type="float">
            <text:p>0.9607072473</text:p>
          </table:table-cell>
        </table:table-row>
        <table:table-row table:style-name="ro1">
          <table:table-cell office:value-type="float" office:value="1502967809.81138" calcext:value-type="float">
            <text:p>1502967809.81138</text:p>
          </table:table-cell>
          <table:table-cell office:value-type="float" office:value="2101" calcext:value-type="float">
            <text:p>2101</text:p>
          </table:table-cell>
          <table:table-cell office:value-type="float" office:value="0.99287337064743" calcext:value-type="float">
            <text:p>0.9928733706</text:p>
          </table:table-cell>
          <table:table-cell/>
          <table:table-cell office:value-type="float" office:value="1502976170.66205" calcext:value-type="float">
            <text:p>1502976170.66205</text:p>
          </table:table-cell>
          <table:table-cell office:value-type="float" office:value="2002" calcext:value-type="float">
            <text:p>2002</text:p>
          </table:table-cell>
          <table:table-cell office:value-type="float" office:value="0.935984373092651" calcext:value-type="float">
            <text:p>0.9359843731</text:p>
          </table:table-cell>
          <table:table-cell/>
          <table:table-cell office:value-type="float" office:value="1502978196.0436" calcext:value-type="float">
            <text:p>1502978196.0436</text:p>
          </table:table-cell>
          <table:table-cell office:value-type="float" office:value="2101" calcext:value-type="float">
            <text:p>2101</text:p>
          </table:table-cell>
          <table:table-cell office:value-type="float" office:value="0.995799839496612" calcext:value-type="float">
            <text:p>0.9957998395</text:p>
          </table:table-cell>
          <table:table-cell/>
          <table:table-cell office:value-type="float" office:value="1502978222.94985" calcext:value-type="float">
            <text:p>1502978222.94985</text:p>
          </table:table-cell>
          <table:table-cell office:value-type="float" office:value="2101" calcext:value-type="float">
            <text:p>2101</text:p>
          </table:table-cell>
          <table:table-cell office:value-type="float" office:value="0.971031248569488" calcext:value-type="float">
            <text:p>0.9710312486</text:p>
          </table:table-cell>
        </table:table-row>
        <table:table-row table:style-name="ro1">
          <table:table-cell office:value-type="float" office:value="1502967815.15485" calcext:value-type="float">
            <text:p>1502967815.15485</text:p>
          </table:table-cell>
          <table:table-cell office:value-type="float" office:value="2201" calcext:value-type="float">
            <text:p>2201</text:p>
          </table:table-cell>
          <table:table-cell office:value-type="float" office:value="0.992950439453125" calcext:value-type="float">
            <text:p>0.9929504395</text:p>
          </table:table-cell>
          <table:table-cell/>
          <table:table-cell office:value-type="float" office:value="1502976177.60568" calcext:value-type="float">
            <text:p>1502976177.60568</text:p>
          </table:table-cell>
          <table:table-cell office:value-type="float" office:value="2102" calcext:value-type="float">
            <text:p>2102</text:p>
          </table:table-cell>
          <table:table-cell office:value-type="float" office:value="0.936085343360901" calcext:value-type="float">
            <text:p>0.9360853434</text:p>
          </table:table-cell>
          <table:table-cell/>
          <table:table-cell office:value-type="float" office:value="1502978205.0793" calcext:value-type="float">
            <text:p>1502978205.0793</text:p>
          </table:table-cell>
          <table:table-cell office:value-type="float" office:value="2201" calcext:value-type="float">
            <text:p>2201</text:p>
          </table:table-cell>
          <table:table-cell office:value-type="float" office:value="0.995924711227417" calcext:value-type="float">
            <text:p>0.9959247112</text:p>
          </table:table-cell>
          <table:table-cell/>
          <table:table-cell office:value-type="float" office:value="1502978230.4108" calcext:value-type="float">
            <text:p>1502978230.4108</text:p>
          </table:table-cell>
          <table:table-cell office:value-type="float" office:value="2201" calcext:value-type="float">
            <text:p>2201</text:p>
          </table:table-cell>
          <table:table-cell office:value-type="float" office:value="0.971570551395416" calcext:value-type="float">
            <text:p>0.9715705514</text:p>
          </table:table-cell>
        </table:table-row>
        <table:table-row table:style-name="ro1">
          <table:table-cell office:value-type="float" office:value="1502967820.45559" calcext:value-type="float">
            <text:p>1502967820.45559</text:p>
          </table:table-cell>
          <table:table-cell office:value-type="float" office:value="2301" calcext:value-type="float">
            <text:p>2301</text:p>
          </table:table-cell>
          <table:table-cell office:value-type="float" office:value="0.993066012859344" calcext:value-type="float">
            <text:p>0.9930660129</text:p>
          </table:table-cell>
          <table:table-cell/>
          <table:table-cell office:value-type="float" office:value="1502976184.58333" calcext:value-type="float">
            <text:p>1502976184.58333</text:p>
          </table:table-cell>
          <table:table-cell office:value-type="float" office:value="2202" calcext:value-type="float">
            <text:p>2202</text:p>
          </table:table-cell>
          <table:table-cell office:value-type="float" office:value="0.936970055103302" calcext:value-type="float">
            <text:p>0.9369700551</text:p>
          </table:table-cell>
          <table:table-cell/>
          <table:table-cell office:value-type="float" office:value="1502978214.53007" calcext:value-type="float">
            <text:p>1502978214.53007</text:p>
          </table:table-cell>
          <table:table-cell office:value-type="float" office:value="2301" calcext:value-type="float">
            <text:p>2301</text:p>
          </table:table-cell>
          <table:table-cell office:value-type="float" office:value="0.995958745479584" calcext:value-type="float">
            <text:p>0.9959587455</text:p>
          </table:table-cell>
          <table:table-cell/>
          <table:table-cell office:value-type="float" office:value="1502978237.25025" calcext:value-type="float">
            <text:p>1502978237.25025</text:p>
          </table:table-cell>
          <table:table-cell office:value-type="float" office:value="2301" calcext:value-type="float">
            <text:p>2301</text:p>
          </table:table-cell>
          <table:table-cell office:value-type="float" office:value="0.972071349620819" calcext:value-type="float">
            <text:p>0.9720713496</text:p>
          </table:table-cell>
        </table:table-row>
        <table:table-row table:style-name="ro1">
          <table:table-cell office:value-type="float" office:value="1502967825.81047" calcext:value-type="float">
            <text:p>1502967825.81047</text:p>
          </table:table-cell>
          <table:table-cell office:value-type="float" office:value="2401" calcext:value-type="float">
            <text:p>2401</text:p>
          </table:table-cell>
          <table:table-cell office:value-type="float" office:value="0.993143022060394" calcext:value-type="float">
            <text:p>0.9931430221</text:p>
          </table:table-cell>
          <table:table-cell/>
          <table:table-cell office:value-type="float" office:value="1502976191.54952" calcext:value-type="float">
            <text:p>1502976191.54952</text:p>
          </table:table-cell>
          <table:table-cell office:value-type="float" office:value="2302" calcext:value-type="float">
            <text:p>2302</text:p>
          </table:table-cell>
          <table:table-cell office:value-type="float" office:value="0.937320351600647" calcext:value-type="float">
            <text:p>0.9373203516</text:p>
          </table:table-cell>
          <table:table-cell/>
          <table:table-cell office:value-type="float" office:value="1502978223.56468" calcext:value-type="float">
            <text:p>1502978223.56468</text:p>
          </table:table-cell>
          <table:table-cell office:value-type="float" office:value="2401" calcext:value-type="float">
            <text:p>2401</text:p>
          </table:table-cell>
          <table:table-cell office:value-type="float" office:value="0.995970129966736" calcext:value-type="float">
            <text:p>0.99597013</text:p>
          </table:table-cell>
          <table:table-cell/>
          <table:table-cell office:value-type="float" office:value="1502978244.20768" calcext:value-type="float">
            <text:p>1502978244.20768</text:p>
          </table:table-cell>
          <table:table-cell office:value-type="float" office:value="2401" calcext:value-type="float">
            <text:p>2401</text:p>
          </table:table-cell>
          <table:table-cell office:value-type="float" office:value="0.972341001033783" calcext:value-type="float">
            <text:p>0.972341001</text:p>
          </table:table-cell>
        </table:table-row>
        <table:table-row table:style-name="ro1">
          <table:table-cell office:value-type="float" office:value="1502967831.12593" calcext:value-type="float">
            <text:p>1502967831.12593</text:p>
          </table:table-cell>
          <table:table-cell office:value-type="float" office:value="2501" calcext:value-type="float">
            <text:p>2501</text:p>
          </table:table-cell>
          <table:table-cell office:value-type="float" office:value="0.993181526660919" calcext:value-type="float">
            <text:p>0.9931815267</text:p>
          </table:table-cell>
          <table:table-cell/>
          <table:table-cell office:value-type="float" office:value="1502976198.58311" calcext:value-type="float">
            <text:p>1502976198.58311</text:p>
          </table:table-cell>
          <table:table-cell office:value-type="float" office:value="2402" calcext:value-type="float">
            <text:p>2402</text:p>
          </table:table-cell>
          <table:table-cell office:value-type="float" office:value="0.94511079788208" calcext:value-type="float">
            <text:p>0.9451107979</text:p>
          </table:table-cell>
          <table:table-cell/>
          <table:table-cell office:value-type="float" office:value="1502978232.96109" calcext:value-type="float">
            <text:p>1502978232.96109</text:p>
          </table:table-cell>
          <table:table-cell office:value-type="float" office:value="2501" calcext:value-type="float">
            <text:p>2501</text:p>
          </table:table-cell>
          <table:table-cell office:value-type="float" office:value="0.996004164218903" calcext:value-type="float">
            <text:p>0.9960041642</text:p>
          </table:table-cell>
          <table:table-cell/>
          <table:table-cell office:value-type="float" office:value="1502978250.96896" calcext:value-type="float">
            <text:p>1502978250.96896</text:p>
          </table:table-cell>
          <table:table-cell office:value-type="float" office:value="2501" calcext:value-type="float">
            <text:p>2501</text:p>
          </table:table-cell>
          <table:table-cell office:value-type="float" office:value="0.972687721252441" calcext:value-type="float">
            <text:p>0.9726877213</text:p>
          </table:table-cell>
        </table:table-row>
        <table:table-row table:style-name="ro1">
          <table:table-cell office:value-type="float" office:value="1502967836.44126" calcext:value-type="float">
            <text:p>1502967836.44126</text:p>
          </table:table-cell>
          <table:table-cell office:value-type="float" office:value="2601" calcext:value-type="float">
            <text:p>2601</text:p>
          </table:table-cell>
          <table:table-cell office:value-type="float" office:value="0.993181526660919" calcext:value-type="float">
            <text:p>0.9931815267</text:p>
          </table:table-cell>
          <table:table-cell/>
          <table:table-cell office:value-type="float" office:value="1502976205.55203" calcext:value-type="float">
            <text:p>1502976205.55203</text:p>
          </table:table-cell>
          <table:table-cell office:value-type="float" office:value="2502" calcext:value-type="float">
            <text:p>2502</text:p>
          </table:table-cell>
          <table:table-cell office:value-type="float" office:value="0.945674896240234" calcext:value-type="float">
            <text:p>0.9456748962</text:p>
          </table:table-cell>
          <table:table-cell/>
          <table:table-cell office:value-type="float" office:value="1502978241.94128" calcext:value-type="float">
            <text:p>1502978241.94128</text:p>
          </table:table-cell>
          <table:table-cell office:value-type="float" office:value="2601" calcext:value-type="float">
            <text:p>2601</text:p>
          </table:table-cell>
          <table:table-cell office:value-type="float" office:value="0.996123373508453" calcext:value-type="float">
            <text:p>0.9961233735</text:p>
          </table:table-cell>
          <table:table-cell/>
          <table:table-cell office:value-type="float" office:value="1502978258.26229" calcext:value-type="float">
            <text:p>1502978258.26229</text:p>
          </table:table-cell>
          <table:table-cell office:value-type="float" office:value="2601" calcext:value-type="float">
            <text:p>2601</text:p>
          </table:table-cell>
          <table:table-cell office:value-type="float" office:value="0.972726225852966" calcext:value-type="float">
            <text:p>0.9727262259</text:p>
          </table:table-cell>
        </table:table-row>
        <table:table-row table:style-name="ro1">
          <table:table-cell office:value-type="float" office:value="1502967841.74393" calcext:value-type="float">
            <text:p>1502967841.74393</text:p>
          </table:table-cell>
          <table:table-cell office:value-type="float" office:value="2701" calcext:value-type="float">
            <text:p>27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212.55444" calcext:value-type="float">
            <text:p>1502976212.55444</text:p>
          </table:table-cell>
          <table:table-cell office:value-type="float" office:value="2602" calcext:value-type="float">
            <text:p>2602</text:p>
          </table:table-cell>
          <table:table-cell office:value-type="float" office:value="0.945864915847778" calcext:value-type="float">
            <text:p>0.9458649158</text:p>
          </table:table-cell>
          <table:table-cell/>
          <table:table-cell office:value-type="float" office:value="1502978251.02396" calcext:value-type="float">
            <text:p>1502978251.02396</text:p>
          </table:table-cell>
          <table:table-cell office:value-type="float" office:value="2701" calcext:value-type="float">
            <text:p>2701</text:p>
          </table:table-cell>
          <table:table-cell office:value-type="float" office:value="0.99618011713028" calcext:value-type="float">
            <text:p>0.9961801171</text:p>
          </table:table-cell>
          <table:table-cell/>
          <table:table-cell office:value-type="float" office:value="1502978265.26891" calcext:value-type="float">
            <text:p>1502978265.26891</text:p>
          </table:table-cell>
          <table:table-cell office:value-type="float" office:value="2701" calcext:value-type="float">
            <text:p>2701</text:p>
          </table:table-cell>
          <table:table-cell office:value-type="float" office:value="0.972803294658661" calcext:value-type="float">
            <text:p>0.9728032947</text:p>
          </table:table-cell>
        </table:table-row>
        <table:table-row table:style-name="ro1">
          <table:table-cell office:value-type="float" office:value="1502967847.05426" calcext:value-type="float">
            <text:p>1502967847.05426</text:p>
          </table:table-cell>
          <table:table-cell office:value-type="float" office:value="2801" calcext:value-type="float">
            <text:p>28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219.52657" calcext:value-type="float">
            <text:p>1502976219.52657</text:p>
          </table:table-cell>
          <table:table-cell office:value-type="float" office:value="2702" calcext:value-type="float">
            <text:p>2702</text:p>
          </table:table-cell>
          <table:table-cell office:value-type="float" office:value="0.946025252342224" calcext:value-type="float">
            <text:p>0.9460252523</text:p>
          </table:table-cell>
          <table:table-cell/>
          <table:table-cell office:value-type="float" office:value="1502978260.30712" calcext:value-type="float">
            <text:p>1502978260.30712</text:p>
          </table:table-cell>
          <table:table-cell office:value-type="float" office:value="2801" calcext:value-type="float">
            <text:p>2801</text:p>
          </table:table-cell>
          <table:table-cell office:value-type="float" office:value="0.996219873428345" calcext:value-type="float">
            <text:p>0.9962198734</text:p>
          </table:table-cell>
          <table:table-cell/>
          <table:table-cell office:value-type="float" office:value="1502978272.16417" calcext:value-type="float">
            <text:p>1502978272.16417</text:p>
          </table:table-cell>
          <table:table-cell office:value-type="float" office:value="2801" calcext:value-type="float">
            <text:p>2801</text:p>
          </table:table-cell>
          <table:table-cell office:value-type="float" office:value="0.972880303859711" calcext:value-type="float">
            <text:p>0.9728803039</text:p>
          </table:table-cell>
        </table:table-row>
        <table:table-row table:style-name="ro1">
          <table:table-cell office:value-type="float" office:value="1502967852.41933" calcext:value-type="float">
            <text:p>1502967852.41933</text:p>
          </table:table-cell>
          <table:table-cell office:value-type="float" office:value="2901" calcext:value-type="float">
            <text:p>29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226.48017" calcext:value-type="float">
            <text:p>1502976226.48017</text:p>
          </table:table-cell>
          <table:table-cell office:value-type="float" office:value="2802" calcext:value-type="float">
            <text:p>2802</text:p>
          </table:table-cell>
          <table:table-cell office:value-type="float" office:value="0.950341999530792" calcext:value-type="float">
            <text:p>0.9503419995</text:p>
          </table:table-cell>
          <table:table-cell/>
          <table:table-cell office:value-type="float" office:value="1502978269.18604" calcext:value-type="float">
            <text:p>1502978269.18604</text:p>
          </table:table-cell>
          <table:table-cell office:value-type="float" office:value="2901" calcext:value-type="float">
            <text:p>2901</text:p>
          </table:table-cell>
          <table:table-cell office:value-type="float" office:value="0.996304988861084" calcext:value-type="float">
            <text:p>0.9963049889</text:p>
          </table:table-cell>
          <table:table-cell/>
          <table:table-cell office:value-type="float" office:value="1502978278.9798" calcext:value-type="float">
            <text:p>1502978278.9798</text:p>
          </table:table-cell>
          <table:table-cell office:value-type="float" office:value="2901" calcext:value-type="float">
            <text:p>2901</text:p>
          </table:table-cell>
          <table:table-cell office:value-type="float" office:value="0.972880303859711" calcext:value-type="float">
            <text:p>0.9728803039</text:p>
          </table:table-cell>
        </table:table-row>
        <table:table-row table:style-name="ro1">
          <table:table-cell office:value-type="float" office:value="1502967857.73194" calcext:value-type="float">
            <text:p>1502967857.73194</text:p>
          </table:table-cell>
          <table:table-cell office:value-type="float" office:value="3001" calcext:value-type="float">
            <text:p>30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233.48728" calcext:value-type="float">
            <text:p>1502976233.48728</text:p>
          </table:table-cell>
          <table:table-cell office:value-type="float" office:value="2902" calcext:value-type="float">
            <text:p>2902</text:p>
          </table:table-cell>
          <table:table-cell office:value-type="float" office:value="0.954635083675384" calcext:value-type="float">
            <text:p>0.9546350837</text:p>
          </table:table-cell>
          <table:table-cell/>
          <table:table-cell office:value-type="float" office:value="1502978278.44366" calcext:value-type="float">
            <text:p>1502978278.44366</text:p>
          </table:table-cell>
          <table:table-cell office:value-type="float" office:value="3001" calcext:value-type="float">
            <text:p>3001</text:p>
          </table:table-cell>
          <table:table-cell office:value-type="float" office:value="0.996350407600403" calcext:value-type="float">
            <text:p>0.9963504076</text:p>
          </table:table-cell>
          <table:table-cell/>
          <table:table-cell office:value-type="float" office:value="1502978286.10587" calcext:value-type="float">
            <text:p>1502978286.10587</text:p>
          </table:table-cell>
          <table:table-cell office:value-type="float" office:value="3001" calcext:value-type="float">
            <text:p>3001</text:p>
          </table:table-cell>
          <table:table-cell office:value-type="float" office:value="0.97311145067215" calcext:value-type="float">
            <text:p>0.9731114507</text:p>
          </table:table-cell>
        </table:table-row>
        <table:table-row table:style-name="ro1">
          <table:table-cell office:value-type="float" office:value="1502967863.04024" calcext:value-type="float">
            <text:p>1502967863.04024</text:p>
          </table:table-cell>
          <table:table-cell office:value-type="float" office:value="3101" calcext:value-type="float">
            <text:p>31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240.47702" calcext:value-type="float">
            <text:p>1502976240.47702</text:p>
          </table:table-cell>
          <table:table-cell office:value-type="float" office:value="3002" calcext:value-type="float">
            <text:p>3002</text:p>
          </table:table-cell>
          <table:table-cell office:value-type="float" office:value="0.959498107433319" calcext:value-type="float">
            <text:p>0.9594981074</text:p>
          </table:table-cell>
          <table:table-cell/>
          <table:table-cell office:value-type="float" office:value="1502978287.44961" calcext:value-type="float">
            <text:p>1502978287.44961</text:p>
          </table:table-cell>
          <table:table-cell office:value-type="float" office:value="3101" calcext:value-type="float">
            <text:p>3101</text:p>
          </table:table-cell>
          <table:table-cell office:value-type="float" office:value="0.996407151222229" calcext:value-type="float">
            <text:p>0.9964071512</text:p>
          </table:table-cell>
          <table:table-cell/>
          <table:table-cell office:value-type="float" office:value="1502978293.34191" calcext:value-type="float">
            <text:p>1502978293.34191</text:p>
          </table:table-cell>
          <table:table-cell office:value-type="float" office:value="3101" calcext:value-type="float">
            <text:p>3101</text:p>
          </table:table-cell>
          <table:table-cell office:value-type="float" office:value="0.973149955272675" calcext:value-type="float">
            <text:p>0.9731499553</text:p>
          </table:table-cell>
        </table:table-row>
        <table:table-row table:style-name="ro1">
          <table:table-cell office:value-type="float" office:value="1502967868.37123" calcext:value-type="float">
            <text:p>1502967868.37123</text:p>
          </table:table-cell>
          <table:table-cell office:value-type="float" office:value="3201" calcext:value-type="float">
            <text:p>32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47.43698" calcext:value-type="float">
            <text:p>1502976247.43698</text:p>
          </table:table-cell>
          <table:table-cell office:value-type="float" office:value="3102" calcext:value-type="float">
            <text:p>3102</text:p>
          </table:table-cell>
          <table:table-cell office:value-type="float" office:value="0.968802690505981" calcext:value-type="float">
            <text:p>0.9688026905</text:p>
          </table:table-cell>
          <table:table-cell/>
          <table:table-cell office:value-type="float" office:value="1502978296.85947" calcext:value-type="float">
            <text:p>1502978296.85947</text:p>
          </table:table-cell>
          <table:table-cell office:value-type="float" office:value="3201" calcext:value-type="float">
            <text:p>3201</text:p>
          </table:table-cell>
          <table:table-cell office:value-type="float" office:value="0.996463894844055" calcext:value-type="float">
            <text:p>0.9964638948</text:p>
          </table:table-cell>
          <table:table-cell/>
          <table:table-cell office:value-type="float" office:value="1502978300.06383" calcext:value-type="float">
            <text:p>1502978300.06383</text:p>
          </table:table-cell>
          <table:table-cell office:value-type="float" office:value="3201" calcext:value-type="float">
            <text:p>3201</text:p>
          </table:table-cell>
          <table:table-cell office:value-type="float" office:value="0.973227024078369" calcext:value-type="float">
            <text:p>0.9732270241</text:p>
          </table:table-cell>
        </table:table-row>
        <table:table-row table:style-name="ro1">
          <table:table-cell office:value-type="float" office:value="1502967873.70137" calcext:value-type="float">
            <text:p>1502967873.70137</text:p>
          </table:table-cell>
          <table:table-cell office:value-type="float" office:value="3301" calcext:value-type="float">
            <text:p>33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54.41178" calcext:value-type="float">
            <text:p>1502976254.41178</text:p>
          </table:table-cell>
          <table:table-cell office:value-type="float" office:value="3202" calcext:value-type="float">
            <text:p>3202</text:p>
          </table:table-cell>
          <table:table-cell office:value-type="float" office:value="0.969645857810974" calcext:value-type="float">
            <text:p>0.9696458578</text:p>
          </table:table-cell>
          <table:table-cell/>
          <table:table-cell office:value-type="float" office:value="1502978305.86727" calcext:value-type="float">
            <text:p>1502978305.86727</text:p>
          </table:table-cell>
          <table:table-cell office:value-type="float" office:value="3301" calcext:value-type="float">
            <text:p>3301</text:p>
          </table:table-cell>
          <table:table-cell office:value-type="float" office:value="0.996497988700867" calcext:value-type="float">
            <text:p>0.9964979887</text:p>
          </table:table-cell>
          <table:table-cell/>
          <table:table-cell office:value-type="float" office:value="1502978307.02091" calcext:value-type="float">
            <text:p>1502978307.02091</text:p>
          </table:table-cell>
          <table:table-cell office:value-type="float" office:value="3301" calcext:value-type="float">
            <text:p>3301</text:p>
          </table:table-cell>
          <table:table-cell office:value-type="float" office:value="0.973227024078369" calcext:value-type="float">
            <text:p>0.9732270241</text:p>
          </table:table-cell>
        </table:table-row>
        <table:table-row table:style-name="ro1">
          <table:table-cell office:value-type="float" office:value="1502967879.07381" calcext:value-type="float">
            <text:p>1502967879.07381</text:p>
          </table:table-cell>
          <table:table-cell office:value-type="float" office:value="3401" calcext:value-type="float">
            <text:p>34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61.38096" calcext:value-type="float">
            <text:p>1502976261.38096</text:p>
          </table:table-cell>
          <table:table-cell office:value-type="float" office:value="3302" calcext:value-type="float">
            <text:p>3302</text:p>
          </table:table-cell>
          <table:table-cell office:value-type="float" office:value="0.970310926437378" calcext:value-type="float">
            <text:p>0.9703109264</text:p>
          </table:table-cell>
          <table:table-cell/>
          <table:table-cell office:value-type="float" office:value="1502978314.71308" calcext:value-type="float">
            <text:p>1502978314.71308</text:p>
          </table:table-cell>
          <table:table-cell office:value-type="float" office:value="3401" calcext:value-type="float">
            <text:p>3401</text:p>
          </table:table-cell>
          <table:table-cell office:value-type="float" office:value="0.996617197990418" calcext:value-type="float">
            <text:p>0.996617198</text:p>
          </table:table-cell>
          <table:table-cell/>
          <table:table-cell office:value-type="float" office:value="1502978314.13946" calcext:value-type="float">
            <text:p>1502978314.13946</text:p>
          </table:table-cell>
          <table:table-cell office:value-type="float" office:value="3401" calcext:value-type="float">
            <text:p>3401</text:p>
          </table:table-cell>
          <table:table-cell office:value-type="float" office:value="0.973881900310516" calcext:value-type="float">
            <text:p>0.9738819003</text:p>
          </table:table-cell>
        </table:table-row>
        <table:table-row table:style-name="ro1">
          <table:table-cell office:value-type="float" office:value="1502967884.38682" calcext:value-type="float">
            <text:p>1502967884.38682</text:p>
          </table:table-cell>
          <table:table-cell office:value-type="float" office:value="3501" calcext:value-type="float">
            <text:p>35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268.42555" calcext:value-type="float">
            <text:p>1502976268.42555</text:p>
          </table:table-cell>
          <table:table-cell office:value-type="float" office:value="3402" calcext:value-type="float">
            <text:p>3402</text:p>
          </table:table-cell>
          <table:table-cell office:value-type="float" office:value="0.971047222614288" calcext:value-type="float">
            <text:p>0.9710472226</text:p>
          </table:table-cell>
          <table:table-cell/>
          <table:table-cell office:value-type="float" office:value="1502978323.99242" calcext:value-type="float">
            <text:p>1502978323.99242</text:p>
          </table:table-cell>
          <table:table-cell office:value-type="float" office:value="3501" calcext:value-type="float">
            <text:p>3501</text:p>
          </table:table-cell>
          <table:table-cell office:value-type="float" office:value="0.996662557125092" calcext:value-type="float">
            <text:p>0.9966625571</text:p>
          </table:table-cell>
          <table:table-cell/>
          <table:table-cell office:value-type="float" office:value="1502978321.45728" calcext:value-type="float">
            <text:p>1502978321.45728</text:p>
          </table:table-cell>
          <table:table-cell office:value-type="float" office:value="3501" calcext:value-type="float">
            <text:p>3501</text:p>
          </table:table-cell>
          <table:table-cell office:value-type="float" office:value="0.975769460201263" calcext:value-type="float">
            <text:p>0.9757694602</text:p>
          </table:table-cell>
        </table:table-row>
        <table:table-row table:style-name="ro1">
          <table:table-cell office:value-type="float" office:value="1502967889.76135" calcext:value-type="float">
            <text:p>1502967889.76135</text:p>
          </table:table-cell>
          <table:table-cell office:value-type="float" office:value="3601" calcext:value-type="float">
            <text:p>36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275.44604" calcext:value-type="float">
            <text:p>1502976275.44604</text:p>
          </table:table-cell>
          <table:table-cell office:value-type="float" office:value="3502" calcext:value-type="float">
            <text:p>3502</text:p>
          </table:table-cell>
          <table:table-cell office:value-type="float" office:value="0.971611261367798" calcext:value-type="float">
            <text:p>0.9716112614</text:p>
          </table:table-cell>
          <table:table-cell/>
          <table:table-cell office:value-type="float" office:value="1502978333.36677" calcext:value-type="float">
            <text:p>1502978333.36677</text:p>
          </table:table-cell>
          <table:table-cell office:value-type="float" office:value="3601" calcext:value-type="float">
            <text:p>3601</text:p>
          </table:table-cell>
          <table:table-cell office:value-type="float" office:value="0.996719360351562" calcext:value-type="float">
            <text:p>0.9967193604</text:p>
          </table:table-cell>
          <table:table-cell/>
          <table:table-cell office:value-type="float" office:value="1502978328.22202" calcext:value-type="float">
            <text:p>1502978328.22202</text:p>
          </table:table-cell>
          <table:table-cell office:value-type="float" office:value="3601" calcext:value-type="float">
            <text:p>3601</text:p>
          </table:table-cell>
          <table:table-cell office:value-type="float" office:value="0.977310359477997" calcext:value-type="float">
            <text:p>0.9773103595</text:p>
          </table:table-cell>
        </table:table-row>
        <table:table-row table:style-name="ro1">
          <table:table-cell office:value-type="float" office:value="1502967895.108" calcext:value-type="float">
            <text:p>1502967895.108</text:p>
          </table:table-cell>
          <table:table-cell office:value-type="float" office:value="3701" calcext:value-type="float">
            <text:p>37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82.42325" calcext:value-type="float">
            <text:p>1502976282.42325</text:p>
          </table:table-cell>
          <table:table-cell office:value-type="float" office:value="3602" calcext:value-type="float">
            <text:p>3602</text:p>
          </table:table-cell>
          <table:table-cell office:value-type="float" office:value="0.971682548522949" calcext:value-type="float">
            <text:p>0.9716825485</text:p>
          </table:table-cell>
          <table:table-cell/>
          <table:table-cell office:value-type="float" office:value="1502978342.43683" calcext:value-type="float">
            <text:p>1502978342.43683</text:p>
          </table:table-cell>
          <table:table-cell office:value-type="float" office:value="3701" calcext:value-type="float">
            <text:p>3701</text:p>
          </table:table-cell>
          <table:table-cell office:value-type="float" office:value="0.996793150901794" calcext:value-type="float">
            <text:p>0.9967931509</text:p>
          </table:table-cell>
          <table:table-cell/>
          <table:table-cell office:value-type="float" office:value="1502978335.01643" calcext:value-type="float">
            <text:p>1502978335.01643</text:p>
          </table:table-cell>
          <table:table-cell office:value-type="float" office:value="3701" calcext:value-type="float">
            <text:p>3701</text:p>
          </table:table-cell>
          <table:table-cell office:value-type="float" office:value="0.979583203792572" calcext:value-type="float">
            <text:p>0.9795832038</text:p>
          </table:table-cell>
        </table:table-row>
        <table:table-row table:style-name="ro1">
          <table:table-cell office:value-type="float" office:value="1502967900.4124" calcext:value-type="float">
            <text:p>1502967900.4124</text:p>
          </table:table-cell>
          <table:table-cell office:value-type="float" office:value="3801" calcext:value-type="float">
            <text:p>38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89.40242" calcext:value-type="float">
            <text:p>1502976289.40242</text:p>
          </table:table-cell>
          <table:table-cell office:value-type="float" office:value="3702" calcext:value-type="float">
            <text:p>3702</text:p>
          </table:table-cell>
          <table:table-cell office:value-type="float" office:value="0.971730053424835" calcext:value-type="float">
            <text:p>0.9717300534</text:p>
          </table:table-cell>
          <table:table-cell/>
          <table:table-cell office:value-type="float" office:value="1502978351.75074" calcext:value-type="float">
            <text:p>1502978351.75074</text:p>
          </table:table-cell>
          <table:table-cell office:value-type="float" office:value="3801" calcext:value-type="float">
            <text:p>3801</text:p>
          </table:table-cell>
          <table:table-cell office:value-type="float" office:value="0.996810138225555" calcext:value-type="float">
            <text:p>0.9968101382</text:p>
          </table:table-cell>
          <table:table-cell/>
          <table:table-cell office:value-type="float" office:value="1502978341.85409" calcext:value-type="float">
            <text:p>1502978341.85409</text:p>
          </table:table-cell>
          <table:table-cell office:value-type="float" office:value="3801" calcext:value-type="float">
            <text:p>3801</text:p>
          </table:table-cell>
          <table:table-cell office:value-type="float" office:value="0.9813551902771" calcext:value-type="float">
            <text:p>0.9813551903</text:p>
          </table:table-cell>
        </table:table-row>
        <table:table-row table:style-name="ro1">
          <table:table-cell office:value-type="float" office:value="1502967905.77305" calcext:value-type="float">
            <text:p>1502967905.77305</text:p>
          </table:table-cell>
          <table:table-cell office:value-type="float" office:value="3901" calcext:value-type="float">
            <text:p>39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296.40223" calcext:value-type="float">
            <text:p>1502976296.40223</text:p>
          </table:table-cell>
          <table:table-cell office:value-type="float" office:value="3802" calcext:value-type="float">
            <text:p>3802</text:p>
          </table:table-cell>
          <table:table-cell office:value-type="float" office:value="0.971890389919281" calcext:value-type="float">
            <text:p>0.9718903899</text:p>
          </table:table-cell>
          <table:table-cell/>
          <table:table-cell office:value-type="float" office:value="1502978360.98337" calcext:value-type="float">
            <text:p>1502978360.98337</text:p>
          </table:table-cell>
          <table:table-cell office:value-type="float" office:value="3901" calcext:value-type="float">
            <text:p>3901</text:p>
          </table:table-cell>
          <table:table-cell office:value-type="float" office:value="0.996849894523621" calcext:value-type="float">
            <text:p>0.9968498945</text:p>
          </table:table-cell>
          <table:table-cell/>
          <table:table-cell office:value-type="float" office:value="1502978349.23744" calcext:value-type="float">
            <text:p>1502978349.23744</text:p>
          </table:table-cell>
          <table:table-cell office:value-type="float" office:value="3901" calcext:value-type="float">
            <text:p>3901</text:p>
          </table:table-cell>
          <table:table-cell office:value-type="float" office:value="0.983088731765747" calcext:value-type="float">
            <text:p>0.9830887318</text:p>
          </table:table-cell>
        </table:table-row>
        <table:table-row table:style-name="ro1">
          <table:table-cell office:value-type="float" office:value="1502967911.07695" calcext:value-type="float">
            <text:p>1502967911.07695</text:p>
          </table:table-cell>
          <table:table-cell office:value-type="float" office:value="4001" calcext:value-type="float">
            <text:p>40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303.46999" calcext:value-type="float">
            <text:p>1502976303.46999</text:p>
          </table:table-cell>
          <table:table-cell office:value-type="float" office:value="3902" calcext:value-type="float">
            <text:p>3902</text:p>
          </table:table-cell>
          <table:table-cell office:value-type="float" office:value="0.971991300582886" calcext:value-type="float">
            <text:p>0.9719913006</text:p>
          </table:table-cell>
          <table:table-cell/>
          <table:table-cell office:value-type="float" office:value="1502978370.18766" calcext:value-type="float">
            <text:p>1502978370.18766</text:p>
          </table:table-cell>
          <table:table-cell office:value-type="float" office:value="4001" calcext:value-type="float">
            <text:p>4001</text:p>
          </table:table-cell>
          <table:table-cell office:value-type="float" office:value="0.99687260389328" calcext:value-type="float">
            <text:p>0.9968726039</text:p>
          </table:table-cell>
          <table:table-cell/>
          <table:table-cell office:value-type="float" office:value="1502978356.11654" calcext:value-type="float">
            <text:p>1502978356.11654</text:p>
          </table:table-cell>
          <table:table-cell office:value-type="float" office:value="4001" calcext:value-type="float">
            <text:p>4001</text:p>
          </table:table-cell>
          <table:table-cell office:value-type="float" office:value="0.985014855861664" calcext:value-type="float">
            <text:p>0.9850148559</text:p>
          </table:table-cell>
        </table:table-row>
        <table:table-row table:style-name="ro1">
          <table:table-cell office:value-type="float" office:value="1502967916.40221" calcext:value-type="float">
            <text:p>1502967916.40221</text:p>
          </table:table-cell>
          <table:table-cell office:value-type="float" office:value="4101" calcext:value-type="float">
            <text:p>41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310.46533" calcext:value-type="float">
            <text:p>1502976310.46533</text:p>
          </table:table-cell>
          <table:table-cell office:value-type="float" office:value="4002" calcext:value-type="float">
            <text:p>4002</text:p>
          </table:table-cell>
          <table:table-cell office:value-type="float" office:value="0.972228825092316" calcext:value-type="float">
            <text:p>0.9722288251</text:p>
          </table:table-cell>
          <table:table-cell/>
          <table:table-cell office:value-type="float" office:value="1502978379.53258" calcext:value-type="float">
            <text:p>1502978379.53258</text:p>
          </table:table-cell>
          <table:table-cell office:value-type="float" office:value="4101" calcext:value-type="float">
            <text:p>4101</text:p>
          </table:table-cell>
          <table:table-cell office:value-type="float" office:value="0.996906638145447" calcext:value-type="float">
            <text:p>0.9969066381</text:p>
          </table:table-cell>
          <table:table-cell/>
          <table:table-cell office:value-type="float" office:value="1502978362.86204" calcext:value-type="float">
            <text:p>1502978362.86204</text:p>
          </table:table-cell>
          <table:table-cell office:value-type="float" office:value="4101" calcext:value-type="float">
            <text:p>4101</text:p>
          </table:table-cell>
          <table:table-cell office:value-type="float" office:value="0.986401617527008" calcext:value-type="float">
            <text:p>0.9864016175</text:p>
          </table:table-cell>
        </table:table-row>
        <table:table-row table:style-name="ro1">
          <table:table-cell office:value-type="float" office:value="1502967921.77891" calcext:value-type="float">
            <text:p>1502967921.77891</text:p>
          </table:table-cell>
          <table:table-cell office:value-type="float" office:value="4201" calcext:value-type="float">
            <text:p>42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317.44137" calcext:value-type="float">
            <text:p>1502976317.44137</text:p>
          </table:table-cell>
          <table:table-cell office:value-type="float" office:value="4102" calcext:value-type="float">
            <text:p>4102</text:p>
          </table:table-cell>
          <table:table-cell office:value-type="float" office:value="0.972507894039154" calcext:value-type="float">
            <text:p>0.972507894</text:p>
          </table:table-cell>
          <table:table-cell/>
          <table:table-cell office:value-type="float" office:value="1502978388.86533" calcext:value-type="float">
            <text:p>1502978388.86533</text:p>
          </table:table-cell>
          <table:table-cell office:value-type="float" office:value="4201" calcext:value-type="float">
            <text:p>4201</text:p>
          </table:table-cell>
          <table:table-cell office:value-type="float" office:value="0.9969123005867" calcext:value-type="float">
            <text:p>0.9969123006</text:p>
          </table:table-cell>
          <table:table-cell/>
          <table:table-cell office:value-type="float" office:value="1502978369.71983" calcext:value-type="float">
            <text:p>1502978369.71983</text:p>
          </table:table-cell>
          <table:table-cell office:value-type="float" office:value="4201" calcext:value-type="float">
            <text:p>4201</text:p>
          </table:table-cell>
          <table:table-cell office:value-type="float" office:value="0.987403213977814" calcext:value-type="float">
            <text:p>0.987403214</text:p>
          </table:table-cell>
        </table:table-row>
        <table:table-row table:style-name="ro1">
          <table:table-cell office:value-type="float" office:value="1502967927.09036" calcext:value-type="float">
            <text:p>1502967927.09036</text:p>
          </table:table-cell>
          <table:table-cell office:value-type="float" office:value="4301" calcext:value-type="float">
            <text:p>43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324.41831" calcext:value-type="float">
            <text:p>1502976324.41831</text:p>
          </table:table-cell>
          <table:table-cell office:value-type="float" office:value="4202" calcext:value-type="float">
            <text:p>4202</text:p>
          </table:table-cell>
          <table:table-cell office:value-type="float" office:value="0.972703874111176" calcext:value-type="float">
            <text:p>0.9727038741</text:p>
          </table:table-cell>
          <table:table-cell/>
          <table:table-cell office:value-type="float" office:value="1502978397.99293" calcext:value-type="float">
            <text:p>1502978397.99293</text:p>
          </table:table-cell>
          <table:table-cell office:value-type="float" office:value="4301" calcext:value-type="float">
            <text:p>4301</text:p>
          </table:table-cell>
          <table:table-cell office:value-type="float" office:value="0.996946394443512" calcext:value-type="float">
            <text:p>0.9969463944</text:p>
          </table:table-cell>
          <table:table-cell/>
          <table:table-cell office:value-type="float" office:value="1502978377.08237" calcext:value-type="float">
            <text:p>1502978377.08237</text:p>
          </table:table-cell>
          <table:table-cell office:value-type="float" office:value="4301" calcext:value-type="float">
            <text:p>4301</text:p>
          </table:table-cell>
          <table:table-cell office:value-type="float" office:value="0.988327741622925" calcext:value-type="float">
            <text:p>0.9883277416</text:p>
          </table:table-cell>
        </table:table-row>
        <table:table-row table:style-name="ro1">
          <table:table-cell office:value-type="float" office:value="1502967932.46703" calcext:value-type="float">
            <text:p>1502967932.46703</text:p>
          </table:table-cell>
          <table:table-cell office:value-type="float" office:value="4401" calcext:value-type="float">
            <text:p>44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331.3913" calcext:value-type="float">
            <text:p>1502976331.3913</text:p>
          </table:table-cell>
          <table:table-cell office:value-type="float" office:value="4302" calcext:value-type="float">
            <text:p>4302</text:p>
          </table:table-cell>
          <table:table-cell office:value-type="float" office:value="0.972858250141144" calcext:value-type="float">
            <text:p>0.9728582501</text:p>
          </table:table-cell>
          <table:table-cell/>
          <table:table-cell office:value-type="float" office:value="1502978407.0183" calcext:value-type="float">
            <text:p>1502978407.0183</text:p>
          </table:table-cell>
          <table:table-cell office:value-type="float" office:value="4401" calcext:value-type="float">
            <text:p>4401</text:p>
          </table:table-cell>
          <table:table-cell office:value-type="float" office:value="0.996969103813171" calcext:value-type="float">
            <text:p>0.9969691038</text:p>
          </table:table-cell>
          <table:table-cell/>
          <table:table-cell office:value-type="float" office:value="1502978383.9216" calcext:value-type="float">
            <text:p>1502978383.9216</text:p>
          </table:table-cell>
          <table:table-cell office:value-type="float" office:value="4401" calcext:value-type="float">
            <text:p>4401</text:p>
          </table:table-cell>
          <table:table-cell office:value-type="float" office:value="0.989213764667511" calcext:value-type="float">
            <text:p>0.9892137647</text:p>
          </table:table-cell>
        </table:table-row>
        <table:table-row table:style-name="ro1">
          <table:table-cell office:value-type="float" office:value="1502967937.87485" calcext:value-type="float">
            <text:p>1502967937.87485</text:p>
          </table:table-cell>
          <table:table-cell office:value-type="float" office:value="4501" calcext:value-type="float">
            <text:p>4501</text:p>
          </table:table-cell>
          <table:table-cell office:value-type="float" office:value="0.993489742279053" calcext:value-type="float">
            <text:p>0.9934897423</text:p>
          </table:table-cell>
          <table:table-cell/>
          <table:table-cell office:value-type="float" office:value="1502976338.36594" calcext:value-type="float">
            <text:p>1502976338.36594</text:p>
          </table:table-cell>
          <table:table-cell office:value-type="float" office:value="4402" calcext:value-type="float">
            <text:p>4402</text:p>
          </table:table-cell>
          <table:table-cell office:value-type="float" office:value="0.973036348819733" calcext:value-type="float">
            <text:p>0.9730363488</text:p>
          </table:table-cell>
          <table:table-cell/>
          <table:table-cell office:value-type="float" office:value="1502978416.43183" calcext:value-type="float">
            <text:p>1502978416.43183</text:p>
          </table:table-cell>
          <table:table-cell office:value-type="float" office:value="4501" calcext:value-type="float">
            <text:p>4501</text:p>
          </table:table-cell>
          <table:table-cell office:value-type="float" office:value="0.996980428695679" calcext:value-type="float">
            <text:p>0.9969804287</text:p>
          </table:table-cell>
          <table:table-cell/>
          <table:table-cell office:value-type="float" office:value="1502978390.73719" calcext:value-type="float">
            <text:p>1502978390.73719</text:p>
          </table:table-cell>
          <table:table-cell office:value-type="float" office:value="4501" calcext:value-type="float">
            <text:p>4501</text:p>
          </table:table-cell>
          <table:table-cell office:value-type="float" office:value="0.989984214305878" calcext:value-type="float">
            <text:p>0.9899842143</text:p>
          </table:table-cell>
        </table:table-row>
        <table:table-row table:style-name="ro1">
          <table:table-cell office:value-type="float" office:value="1502967943.23499" calcext:value-type="float">
            <text:p>1502967943.23499</text:p>
          </table:table-cell>
          <table:table-cell office:value-type="float" office:value="4601" calcext:value-type="float">
            <text:p>4601</text:p>
          </table:table-cell>
          <table:table-cell office:value-type="float" office:value="0.993489742279053" calcext:value-type="float">
            <text:p>0.9934897423</text:p>
          </table:table-cell>
          <table:table-cell/>
          <table:table-cell office:value-type="float" office:value="1502976345.39173" calcext:value-type="float">
            <text:p>1502976345.39173</text:p>
          </table:table-cell>
          <table:table-cell office:value-type="float" office:value="4502" calcext:value-type="float">
            <text:p>4502</text:p>
          </table:table-cell>
          <table:table-cell office:value-type="float" office:value="0.973137319087982" calcext:value-type="float">
            <text:p>0.9731373191</text:p>
          </table:table-cell>
          <table:table-cell/>
          <table:table-cell office:value-type="float" office:value="1502978425.53417" calcext:value-type="float">
            <text:p>1502978425.53417</text:p>
          </table:table-cell>
          <table:table-cell office:value-type="float" office:value="4601" calcext:value-type="float">
            <text:p>4601</text:p>
          </table:table-cell>
          <table:table-cell office:value-type="float" office:value="0.997031509876251" calcext:value-type="float">
            <text:p>0.9970315099</text:p>
          </table:table-cell>
          <table:table-cell/>
          <table:table-cell office:value-type="float" office:value="1502978397.53939" calcext:value-type="float">
            <text:p>1502978397.53939</text:p>
          </table:table-cell>
          <table:table-cell office:value-type="float" office:value="4601" calcext:value-type="float">
            <text:p>4601</text:p>
          </table:table-cell>
          <table:table-cell office:value-type="float" office:value="0.990330934524536" calcext:value-type="float">
            <text:p>0.9903309345</text:p>
          </table:table-cell>
        </table:table-row>
        <table:table-row table:style-name="ro1">
          <table:table-cell office:value-type="float" office:value="1502967948.59224" calcext:value-type="float">
            <text:p>1502967948.59224</text:p>
          </table:table-cell>
          <table:table-cell office:value-type="float" office:value="4701" calcext:value-type="float">
            <text:p>4701</text:p>
          </table:table-cell>
          <table:table-cell office:value-type="float" office:value="0.993528246879577" calcext:value-type="float">
            <text:p>0.9935282469</text:p>
          </table:table-cell>
          <table:table-cell/>
          <table:table-cell office:value-type="float" office:value="1502976352.37545" calcext:value-type="float">
            <text:p>1502976352.37545</text:p>
          </table:table-cell>
          <table:table-cell office:value-type="float" office:value="4602" calcext:value-type="float">
            <text:p>4602</text:p>
          </table:table-cell>
          <table:table-cell office:value-type="float" office:value="0.973463892936706" calcext:value-type="float">
            <text:p>0.9734638929</text:p>
          </table:table-cell>
          <table:table-cell/>
          <table:table-cell office:value-type="float" office:value="1502978434.86609" calcext:value-type="float">
            <text:p>1502978434.86609</text:p>
          </table:table-cell>
          <table:table-cell office:value-type="float" office:value="4701" calcext:value-type="float">
            <text:p>4701</text:p>
          </table:table-cell>
          <table:table-cell office:value-type="float" office:value="0.997037172317505" calcext:value-type="float">
            <text:p>0.9970371723</text:p>
          </table:table-cell>
          <table:table-cell/>
          <table:table-cell office:value-type="float" office:value="1502978404.86726" calcext:value-type="float">
            <text:p>1502978404.86726</text:p>
          </table:table-cell>
          <table:table-cell office:value-type="float" office:value="4701" calcext:value-type="float">
            <text:p>4701</text:p>
          </table:table-cell>
          <table:table-cell office:value-type="float" office:value="0.9906005859375" calcext:value-type="float">
            <text:p>0.9906005859</text:p>
          </table:table-cell>
        </table:table-row>
        <table:table-row table:style-name="ro1">
          <table:table-cell office:value-type="float" office:value="1502967953.91937" calcext:value-type="float">
            <text:p>1502967953.91937</text:p>
          </table:table-cell>
          <table:table-cell office:value-type="float" office:value="4801" calcext:value-type="float">
            <text:p>4801</text:p>
          </table:table-cell>
          <table:table-cell office:value-type="float" office:value="0.993566751480102" calcext:value-type="float">
            <text:p>0.9935667515</text:p>
          </table:table-cell>
          <table:table-cell/>
          <table:table-cell office:value-type="float" office:value="1502976359.39004" calcext:value-type="float">
            <text:p>1502976359.39004</text:p>
          </table:table-cell>
          <table:table-cell office:value-type="float" office:value="4702" calcext:value-type="float">
            <text:p>4702</text:p>
          </table:table-cell>
          <table:table-cell office:value-type="float" office:value="0.974039852619171" calcext:value-type="float">
            <text:p>0.9740398526</text:p>
          </table:table-cell>
          <table:table-cell/>
          <table:table-cell office:value-type="float" office:value="1502978444.21595" calcext:value-type="float">
            <text:p>1502978444.21595</text:p>
          </table:table-cell>
          <table:table-cell office:value-type="float" office:value="4801" calcext:value-type="float">
            <text:p>4801</text:p>
          </table:table-cell>
          <table:table-cell office:value-type="float" office:value="0.997042834758758" calcext:value-type="float">
            <text:p>0.9970428348</text:p>
          </table:table-cell>
          <table:table-cell/>
          <table:table-cell office:value-type="float" office:value="1502978411.82529" calcext:value-type="float">
            <text:p>1502978411.82529</text:p>
          </table:table-cell>
          <table:table-cell office:value-type="float" office:value="4801" calcext:value-type="float">
            <text:p>4801</text:p>
          </table:table-cell>
          <table:table-cell office:value-type="float" office:value="0.99067759513855" calcext:value-type="float">
            <text:p>0.9906775951</text:p>
          </table:table-cell>
        </table:table-row>
        <table:table-row table:style-name="ro1">
          <table:table-cell office:value-type="float" office:value="1502967959.2883" calcext:value-type="float">
            <text:p>1502967959.2883</text:p>
          </table:table-cell>
          <table:table-cell office:value-type="float" office:value="4901" calcext:value-type="float">
            <text:p>4901</text:p>
          </table:table-cell>
          <table:table-cell office:value-type="float" office:value="0.993605315685272" calcext:value-type="float">
            <text:p>0.9936053157</text:p>
          </table:table-cell>
          <table:table-cell/>
          <table:table-cell office:value-type="float" office:value="1502976366.39237" calcext:value-type="float">
            <text:p>1502976366.39237</text:p>
          </table:table-cell>
          <table:table-cell office:value-type="float" office:value="4802" calcext:value-type="float">
            <text:p>4802</text:p>
          </table:table-cell>
          <table:table-cell office:value-type="float" office:value="0.974247694015503" calcext:value-type="float">
            <text:p>0.974247694</text:p>
          </table:table-cell>
          <table:table-cell/>
          <table:table-cell office:value-type="float" office:value="1502978453.325" calcext:value-type="float">
            <text:p>1502978453.325</text:p>
          </table:table-cell>
          <table:table-cell office:value-type="float" office:value="4901" calcext:value-type="float">
            <text:p>4901</text:p>
          </table:table-cell>
          <table:table-cell office:value-type="float" office:value="0.997065544128418" calcext:value-type="float">
            <text:p>0.9970655441</text:p>
          </table:table-cell>
          <table:table-cell/>
          <table:table-cell office:value-type="float" office:value="1502978418.62708" calcext:value-type="float">
            <text:p>1502978418.62708</text:p>
          </table:table-cell>
          <table:table-cell office:value-type="float" office:value="4901" calcext:value-type="float">
            <text:p>4901</text:p>
          </table:table-cell>
          <table:table-cell office:value-type="float" office:value="0.990870237350464" calcext:value-type="float">
            <text:p>0.9908702374</text:p>
          </table:table-cell>
        </table:table-row>
        <table:table-row table:style-name="ro1">
          <table:table-cell office:value-type="float" office:value="1502967964.68757" calcext:value-type="float">
            <text:p>1502967964.68757</text:p>
          </table:table-cell>
          <table:table-cell office:value-type="float" office:value="5001" calcext:value-type="float">
            <text:p>5001</text:p>
          </table:table-cell>
          <table:table-cell office:value-type="float" office:value="0.993528246879577" calcext:value-type="float">
            <text:p>0.9935282469</text:p>
          </table:table-cell>
          <table:table-cell/>
          <table:table-cell office:value-type="float" office:value="1502976373.35197" calcext:value-type="float">
            <text:p>1502976373.35197</text:p>
          </table:table-cell>
          <table:table-cell office:value-type="float" office:value="4902" calcext:value-type="float">
            <text:p>4902</text:p>
          </table:table-cell>
          <table:table-cell office:value-type="float" office:value="0.974324882030487" calcext:value-type="float">
            <text:p>0.974324882</text:p>
          </table:table-cell>
          <table:table-cell/>
          <table:table-cell office:value-type="float" office:value="1502978462.68022" calcext:value-type="float">
            <text:p>1502978462.68022</text:p>
          </table:table-cell>
          <table:table-cell office:value-type="float" office:value="5001" calcext:value-type="float">
            <text:p>5001</text:p>
          </table:table-cell>
          <table:table-cell office:value-type="float" office:value="0.997088253498077" calcext:value-type="float">
            <text:p>0.9970882535</text:p>
          </table:table-cell>
          <table:table-cell/>
          <table:table-cell office:value-type="float" office:value="1502978425.43434" calcext:value-type="float">
            <text:p>1502978425.43434</text:p>
          </table:table-cell>
          <table:table-cell office:value-type="float" office:value="5001" calcext:value-type="float">
            <text:p>5001</text:p>
          </table:table-cell>
          <table:table-cell office:value-type="float" office:value="0.990947246551514" calcext:value-type="float">
            <text:p>0.9909472466</text:p>
          </table:table-cell>
        </table:table-row>
        <table:table-row table:style-name="ro1">
          <table:table-cell office:value-type="float" office:value="1502967970.01914" calcext:value-type="float">
            <text:p>1502967970.01914</text:p>
          </table:table-cell>
          <table:table-cell office:value-type="float" office:value="5101" calcext:value-type="float">
            <text:p>5101</text:p>
          </table:table-cell>
          <table:table-cell office:value-type="float" office:value="0.993528246879577" calcext:value-type="float">
            <text:p>0.9935282469</text:p>
          </table:table-cell>
          <table:table-cell/>
          <table:table-cell office:value-type="float" office:value="1502976380.38421" calcext:value-type="float">
            <text:p>1502976380.38421</text:p>
          </table:table-cell>
          <table:table-cell office:value-type="float" office:value="5002" calcext:value-type="float">
            <text:p>5002</text:p>
          </table:table-cell>
          <table:table-cell office:value-type="float" office:value="0.974431753158569" calcext:value-type="float">
            <text:p>0.9744317532</text:p>
          </table:table-cell>
          <table:table-cell/>
          <table:table-cell office:value-type="float" office:value="1502978472.07343" calcext:value-type="float">
            <text:p>1502978472.07343</text:p>
          </table:table-cell>
          <table:table-cell office:value-type="float" office:value="5101" calcext:value-type="float">
            <text:p>5101</text:p>
          </table:table-cell>
          <table:table-cell office:value-type="float" office:value="0.997088253498077" calcext:value-type="float">
            <text:p>0.9970882535</text:p>
          </table:table-cell>
          <table:table-cell/>
          <table:table-cell office:value-type="float" office:value="1502978432.74129" calcext:value-type="float">
            <text:p>1502978432.74129</text:p>
          </table:table-cell>
          <table:table-cell office:value-type="float" office:value="5101" calcext:value-type="float">
            <text:p>5101</text:p>
          </table:table-cell>
          <table:table-cell office:value-type="float" office:value="0.991101324558258" calcext:value-type="float">
            <text:p>0.9911013246</text:p>
          </table:table-cell>
        </table:table-row>
        <table:table-row table:style-name="ro1">
          <table:table-cell office:value-type="float" office:value="1502967975.34575" calcext:value-type="float">
            <text:p>1502967975.34575</text:p>
          </table:table-cell>
          <table:table-cell office:value-type="float" office:value="5201" calcext:value-type="float">
            <text:p>5201</text:p>
          </table:table-cell>
          <table:table-cell office:value-type="float" office:value="0.993528246879577" calcext:value-type="float">
            <text:p>0.9935282469</text:p>
          </table:table-cell>
          <table:table-cell/>
          <table:table-cell office:value-type="float" office:value="1502976387.34459" calcext:value-type="float">
            <text:p>1502976387.34459</text:p>
          </table:table-cell>
          <table:table-cell office:value-type="float" office:value="5102" calcext:value-type="float">
            <text:p>5102</text:p>
          </table:table-cell>
          <table:table-cell office:value-type="float" office:value="0.974716782569885" calcext:value-type="float">
            <text:p>0.9747167826</text:p>
          </table:table-cell>
          <table:table-cell/>
          <table:table-cell office:value-type="float" office:value="1502978481.15196" calcext:value-type="float">
            <text:p>1502978481.15196</text:p>
          </table:table-cell>
          <table:table-cell office:value-type="float" office:value="5201" calcext:value-type="float">
            <text:p>5201</text:p>
          </table:table-cell>
          <table:table-cell office:value-type="float" office:value="0.997088253498077" calcext:value-type="float">
            <text:p>0.9970882535</text:p>
          </table:table-cell>
          <table:table-cell/>
          <table:table-cell office:value-type="float" office:value="1502978439.6789" calcext:value-type="float">
            <text:p>1502978439.6789</text:p>
          </table:table-cell>
          <table:table-cell office:value-type="float" office:value="5201" calcext:value-type="float">
            <text:p>5201</text:p>
          </table:table-cell>
          <table:table-cell office:value-type="float" office:value="0.991371035575867" calcext:value-type="float">
            <text:p>0.9913710356</text:p>
          </table:table-cell>
        </table:table-row>
        <table:table-row table:style-name="ro1">
          <table:table-cell office:value-type="float" office:value="1502967980.67568" calcext:value-type="float">
            <text:p>1502967980.67568</text:p>
          </table:table-cell>
          <table:table-cell office:value-type="float" office:value="5301" calcext:value-type="float">
            <text:p>5301</text:p>
          </table:table-cell>
          <table:table-cell office:value-type="float" office:value="0.993489742279053" calcext:value-type="float">
            <text:p>0.9934897423</text:p>
          </table:table-cell>
          <table:table-cell/>
          <table:table-cell office:value-type="float" office:value="1502976394.32331" calcext:value-type="float">
            <text:p>1502976394.32331</text:p>
          </table:table-cell>
          <table:table-cell office:value-type="float" office:value="5202" calcext:value-type="float">
            <text:p>5202</text:p>
          </table:table-cell>
          <table:table-cell office:value-type="float" office:value="0.974924564361572" calcext:value-type="float">
            <text:p>0.9749245644</text:p>
          </table:table-cell>
          <table:table-cell/>
          <table:table-cell office:value-type="float" office:value="1502978490.52871" calcext:value-type="float">
            <text:p>1502978490.52871</text:p>
          </table:table-cell>
          <table:table-cell office:value-type="float" office:value="5301" calcext:value-type="float">
            <text:p>5301</text:p>
          </table:table-cell>
          <table:table-cell office:value-type="float" office:value="0.997088253498077" calcext:value-type="float">
            <text:p>0.9970882535</text:p>
          </table:table-cell>
          <table:table-cell/>
          <table:table-cell office:value-type="float" office:value="1502978446.43342" calcext:value-type="float">
            <text:p>1502978446.43342</text:p>
          </table:table-cell>
          <table:table-cell office:value-type="float" office:value="5301" calcext:value-type="float">
            <text:p>5301</text:p>
          </table:table-cell>
          <table:table-cell office:value-type="float" office:value="0.991679191589356" calcext:value-type="float">
            <text:p>0.9916791916</text:p>
          </table:table-cell>
        </table:table-row>
        <table:table-row table:style-name="ro1">
          <table:table-cell office:value-type="float" office:value="1502967985.98317" calcext:value-type="float">
            <text:p>1502967985.98317</text:p>
          </table:table-cell>
          <table:table-cell office:value-type="float" office:value="5401" calcext:value-type="float">
            <text:p>5401</text:p>
          </table:table-cell>
          <table:table-cell office:value-type="float" office:value="0.993451237678528" calcext:value-type="float">
            <text:p>0.9934512377</text:p>
          </table:table-cell>
          <table:table-cell/>
          <table:table-cell office:value-type="float" office:value="1502976401.27561" calcext:value-type="float">
            <text:p>1502976401.27561</text:p>
          </table:table-cell>
          <table:table-cell office:value-type="float" office:value="5302" calcext:value-type="float">
            <text:p>5302</text:p>
          </table:table-cell>
          <table:table-cell office:value-type="float" office:value="0.975061178207397" calcext:value-type="float">
            <text:p>0.9750611782</text:p>
          </table:table-cell>
          <table:table-cell/>
          <table:table-cell office:value-type="float" office:value="1502978499.16269" calcext:value-type="float">
            <text:p>1502978499.16269</text:p>
          </table:table-cell>
          <table:table-cell office:value-type="float" office:value="5401" calcext:value-type="float">
            <text:p>5401</text:p>
          </table:table-cell>
          <table:table-cell office:value-type="float" office:value="0.997093975543976" calcext:value-type="float">
            <text:p>0.9970939755</text:p>
          </table:table-cell>
          <table:table-cell/>
          <table:table-cell office:value-type="float" office:value="1502978453.17488" calcext:value-type="float">
            <text:p>1502978453.17488</text:p>
          </table:table-cell>
          <table:table-cell office:value-type="float" office:value="5401" calcext:value-type="float">
            <text:p>5401</text:p>
          </table:table-cell>
          <table:table-cell office:value-type="float" office:value="0.9918332695961" calcext:value-type="float">
            <text:p>0.9918332696</text:p>
          </table:table-cell>
        </table:table-row>
        <table:table-row table:style-name="ro1">
          <table:table-cell office:value-type="float" office:value="1502967991.37387" calcext:value-type="float">
            <text:p>1502967991.37387</text:p>
          </table:table-cell>
          <table:table-cell office:value-type="float" office:value="5501" calcext:value-type="float">
            <text:p>5501</text:p>
          </table:table-cell>
          <table:table-cell office:value-type="float" office:value="0.993451237678528" calcext:value-type="float">
            <text:p>0.9934512377</text:p>
          </table:table-cell>
          <table:table-cell/>
          <table:table-cell office:value-type="float" office:value="1502976408.23531" calcext:value-type="float">
            <text:p>1502976408.23531</text:p>
          </table:table-cell>
          <table:table-cell office:value-type="float" office:value="5402" calcext:value-type="float">
            <text:p>5402</text:p>
          </table:table-cell>
          <table:table-cell office:value-type="float" office:value="0.975215554237366" calcext:value-type="float">
            <text:p>0.9752155542</text:p>
          </table:table-cell>
          <table:table-cell/>
          <table:table-cell office:value-type="float" office:value="1502978508.63586" calcext:value-type="float">
            <text:p>1502978508.63586</text:p>
          </table:table-cell>
          <table:table-cell office:value-type="float" office:value="5501" calcext:value-type="float">
            <text:p>5501</text:p>
          </table:table-cell>
          <table:table-cell office:value-type="float" office:value="0.997145056724548" calcext:value-type="float">
            <text:p>0.9971450567</text:p>
          </table:table-cell>
          <table:table-cell/>
          <table:table-cell office:value-type="float" office:value="1502978460.62686" calcext:value-type="float">
            <text:p>1502978460.62686</text:p>
          </table:table-cell>
          <table:table-cell office:value-type="float" office:value="5501" calcext:value-type="float">
            <text:p>5501</text:p>
          </table:table-cell>
          <table:table-cell office:value-type="float" office:value="0.991948843002319" calcext:value-type="float">
            <text:p>0.991948843</text:p>
          </table:table-cell>
        </table:table-row>
        <table:table-row table:style-name="ro1">
          <table:table-cell office:value-type="float" office:value="1502967996.71784" calcext:value-type="float">
            <text:p>1502967996.71784</text:p>
          </table:table-cell>
          <table:table-cell office:value-type="float" office:value="5601" calcext:value-type="float">
            <text:p>56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415.2523" calcext:value-type="float">
            <text:p>1502976415.2523</text:p>
          </table:table-cell>
          <table:table-cell office:value-type="float" office:value="5502" calcext:value-type="float">
            <text:p>5502</text:p>
          </table:table-cell>
          <table:table-cell office:value-type="float" office:value="0.975411474704742" calcext:value-type="float">
            <text:p>0.9754114747</text:p>
          </table:table-cell>
          <table:table-cell/>
          <table:table-cell office:value-type="float" office:value="1502978517.66973" calcext:value-type="float">
            <text:p>1502978517.66973</text:p>
          </table:table-cell>
          <table:table-cell office:value-type="float" office:value="5601" calcext:value-type="float">
            <text:p>5601</text:p>
          </table:table-cell>
          <table:table-cell office:value-type="float" office:value="0.997457206249237" calcext:value-type="float">
            <text:p>0.9974572062</text:p>
          </table:table-cell>
          <table:table-cell/>
          <table:table-cell office:value-type="float" office:value="1502978467.70713" calcext:value-type="float">
            <text:p>1502978467.70713</text:p>
          </table:table-cell>
          <table:table-cell office:value-type="float" office:value="5601" calcext:value-type="float">
            <text:p>5601</text:p>
          </table:table-cell>
          <table:table-cell office:value-type="float" office:value="0.991948843002319" calcext:value-type="float">
            <text:p>0.991948843</text:p>
          </table:table-cell>
        </table:table-row>
        <table:table-row table:style-name="ro1">
          <table:table-cell office:value-type="float" office:value="1502968002.04017" calcext:value-type="float">
            <text:p>1502968002.04017</text:p>
          </table:table-cell>
          <table:table-cell office:value-type="float" office:value="5701" calcext:value-type="float">
            <text:p>5701</text:p>
          </table:table-cell>
          <table:table-cell office:value-type="float" office:value="0.993412673473358" calcext:value-type="float">
            <text:p>0.9934126735</text:p>
          </table:table-cell>
          <table:table-cell/>
          <table:table-cell office:value-type="float" office:value="1502976422.23057" calcext:value-type="float">
            <text:p>1502976422.23057</text:p>
          </table:table-cell>
          <table:table-cell office:value-type="float" office:value="5602" calcext:value-type="float">
            <text:p>5602</text:p>
          </table:table-cell>
          <table:table-cell office:value-type="float" office:value="0.975571811199188" calcext:value-type="float">
            <text:p>0.9755718112</text:p>
          </table:table-cell>
          <table:table-cell/>
          <table:table-cell office:value-type="float" office:value="1502978526.97665" calcext:value-type="float">
            <text:p>1502978526.97665</text:p>
          </table:table-cell>
          <table:table-cell office:value-type="float" office:value="5701" calcext:value-type="float">
            <text:p>5701</text:p>
          </table:table-cell>
          <table:table-cell office:value-type="float" office:value="0.997468531131744" calcext:value-type="float">
            <text:p>0.9974685311</text:p>
          </table:table-cell>
          <table:table-cell/>
          <table:table-cell office:value-type="float" office:value="1502978474.47122" calcext:value-type="float">
            <text:p>1502978474.47122</text:p>
          </table:table-cell>
          <table:table-cell office:value-type="float" office:value="5701" calcext:value-type="float">
            <text:p>5701</text:p>
          </table:table-cell>
          <table:table-cell office:value-type="float" office:value="0.992372572422028" calcext:value-type="float">
            <text:p>0.9923725724</text:p>
          </table:table-cell>
        </table:table-row>
        <table:table-row table:style-name="ro1">
          <table:table-cell office:value-type="float" office:value="1502968007.36179" calcext:value-type="float">
            <text:p>1502968007.36179</text:p>
          </table:table-cell>
          <table:table-cell office:value-type="float" office:value="5801" calcext:value-type="float">
            <text:p>58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29.2208" calcext:value-type="float">
            <text:p>1502976429.2208</text:p>
          </table:table-cell>
          <table:table-cell office:value-type="float" office:value="5702" calcext:value-type="float">
            <text:p>5702</text:p>
          </table:table-cell>
          <table:table-cell office:value-type="float" office:value="0.975625276565552" calcext:value-type="float">
            <text:p>0.9756252766</text:p>
          </table:table-cell>
          <table:table-cell/>
          <table:table-cell office:value-type="float" office:value="1502978536.29013" calcext:value-type="float">
            <text:p>1502978536.29013</text:p>
          </table:table-cell>
          <table:table-cell office:value-type="float" office:value="5801" calcext:value-type="float">
            <text:p>5801</text:p>
          </table:table-cell>
          <table:table-cell office:value-type="float" office:value="0.997559368610382" calcext:value-type="float">
            <text:p>0.9975593686</text:p>
          </table:table-cell>
          <table:table-cell/>
          <table:table-cell office:value-type="float" office:value="1502978481.22605" calcext:value-type="float">
            <text:p>1502978481.22605</text:p>
          </table:table-cell>
          <table:table-cell office:value-type="float" office:value="5801" calcext:value-type="float">
            <text:p>5801</text:p>
          </table:table-cell>
          <table:table-cell office:value-type="float" office:value="0.992372572422028" calcext:value-type="float">
            <text:p>0.9923725724</text:p>
          </table:table-cell>
        </table:table-row>
        <table:table-row table:style-name="ro1">
          <table:table-cell office:value-type="float" office:value="1502968012.70921" calcext:value-type="float">
            <text:p>1502968012.70921</text:p>
          </table:table-cell>
          <table:table-cell office:value-type="float" office:value="5901" calcext:value-type="float">
            <text:p>59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436.18786" calcext:value-type="float">
            <text:p>1502976436.18786</text:p>
          </table:table-cell>
          <table:table-cell office:value-type="float" office:value="5802" calcext:value-type="float">
            <text:p>5802</text:p>
          </table:table-cell>
          <table:table-cell office:value-type="float" office:value="0.97565495967865" calcext:value-type="float">
            <text:p>0.9756549597</text:p>
          </table:table-cell>
          <table:table-cell/>
          <table:table-cell office:value-type="float" office:value="1502978545.41873" calcext:value-type="float">
            <text:p>1502978545.41873</text:p>
          </table:table-cell>
          <table:table-cell office:value-type="float" office:value="5901" calcext:value-type="float">
            <text:p>5901</text:p>
          </table:table-cell>
          <table:table-cell office:value-type="float" office:value="0.997582077980042" calcext:value-type="float">
            <text:p>0.997582078</text:p>
          </table:table-cell>
          <table:table-cell/>
          <table:table-cell office:value-type="float" office:value="1502978488.49301" calcext:value-type="float">
            <text:p>1502978488.49301</text:p>
          </table:table-cell>
          <table:table-cell office:value-type="float" office:value="5901" calcext:value-type="float">
            <text:p>5901</text:p>
          </table:table-cell>
          <table:table-cell office:value-type="float" office:value="0.992642223834991" calcext:value-type="float">
            <text:p>0.9926422238</text:p>
          </table:table-cell>
        </table:table-row>
        <table:table-row table:style-name="ro1">
          <table:table-cell office:value-type="float" office:value="1502968018.06822" calcext:value-type="float">
            <text:p>1502968018.06822</text:p>
          </table:table-cell>
          <table:table-cell office:value-type="float" office:value="6001" calcext:value-type="float">
            <text:p>60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443.14956" calcext:value-type="float">
            <text:p>1502976443.14956</text:p>
          </table:table-cell>
          <table:table-cell office:value-type="float" office:value="5902" calcext:value-type="float">
            <text:p>5902</text:p>
          </table:table-cell>
          <table:table-cell office:value-type="float" office:value="0.975708365440369" calcext:value-type="float">
            <text:p>0.9757083654</text:p>
          </table:table-cell>
          <table:table-cell/>
          <table:table-cell office:value-type="float" office:value="1502978554.61556" calcext:value-type="float">
            <text:p>1502978554.61556</text:p>
          </table:table-cell>
          <table:table-cell office:value-type="float" office:value="6001" calcext:value-type="float">
            <text:p>6001</text:p>
          </table:table-cell>
          <table:table-cell office:value-type="float" office:value="0.997667193412781" calcext:value-type="float">
            <text:p>0.9976671934</text:p>
          </table:table-cell>
          <table:table-cell/>
          <table:table-cell office:value-type="float" office:value="1502978495.59643" calcext:value-type="float">
            <text:p>1502978495.59643</text:p>
          </table:table-cell>
          <table:table-cell office:value-type="float" office:value="6001" calcext:value-type="float">
            <text:p>6001</text:p>
          </table:table-cell>
          <table:table-cell office:value-type="float" office:value="0.992642223834991" calcext:value-type="float">
            <text:p>0.9926422238</text:p>
          </table:table-cell>
        </table:table-row>
        <table:table-row table:style-name="ro1">
          <table:table-cell office:value-type="float" office:value="1502968023.43093" calcext:value-type="float">
            <text:p>1502968023.43093</text:p>
          </table:table-cell>
          <table:table-cell office:value-type="float" office:value="6101" calcext:value-type="float">
            <text:p>61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450.20263" calcext:value-type="float">
            <text:p>1502976450.20263</text:p>
          </table:table-cell>
          <table:table-cell office:value-type="float" office:value="6002" calcext:value-type="float">
            <text:p>6002</text:p>
          </table:table-cell>
          <table:table-cell office:value-type="float" office:value="0.975738048553467" calcext:value-type="float">
            <text:p>0.9757380486</text:p>
          </table:table-cell>
          <table:table-cell/>
          <table:table-cell office:value-type="float" office:value="1502978563.96718" calcext:value-type="float">
            <text:p>1502978563.96718</text:p>
          </table:table-cell>
          <table:table-cell office:value-type="float" office:value="6101" calcext:value-type="float">
            <text:p>6101</text:p>
          </table:table-cell>
          <table:table-cell office:value-type="float" office:value="0.997729659080505" calcext:value-type="float">
            <text:p>0.9977296591</text:p>
          </table:table-cell>
          <table:table-cell/>
          <table:table-cell office:value-type="float" office:value="1502978502.57837" calcext:value-type="float">
            <text:p>1502978502.57837</text:p>
          </table:table-cell>
          <table:table-cell office:value-type="float" office:value="6101" calcext:value-type="float">
            <text:p>6101</text:p>
          </table:table-cell>
          <table:table-cell office:value-type="float" office:value="0.992680788040161" calcext:value-type="float">
            <text:p>0.992680788</text:p>
          </table:table-cell>
        </table:table-row>
        <table:table-row table:style-name="ro1">
          <table:table-cell office:value-type="float" office:value="1502968028.78685" calcext:value-type="float">
            <text:p>1502968028.78685</text:p>
          </table:table-cell>
          <table:table-cell office:value-type="float" office:value="6201" calcext:value-type="float">
            <text:p>62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57.15662" calcext:value-type="float">
            <text:p>1502976457.15662</text:p>
          </table:table-cell>
          <table:table-cell office:value-type="float" office:value="6102" calcext:value-type="float">
            <text:p>6102</text:p>
          </table:table-cell>
          <table:table-cell office:value-type="float" office:value="0.975773692131042" calcext:value-type="float">
            <text:p>0.9757736921</text:p>
          </table:table-cell>
          <table:table-cell/>
          <table:table-cell office:value-type="float" office:value="1502978573.04049" calcext:value-type="float">
            <text:p>1502978573.04049</text:p>
          </table:table-cell>
          <table:table-cell office:value-type="float" office:value="6201" calcext:value-type="float">
            <text:p>6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509.2104" calcext:value-type="float">
            <text:p>1502978509.2104</text:p>
          </table:table-cell>
          <table:table-cell office:value-type="float" office:value="6201" calcext:value-type="float">
            <text:p>6201</text:p>
          </table:table-cell>
          <table:table-cell office:value-type="float" office:value="0.992719292640686" calcext:value-type="float">
            <text:p>0.9927192926</text:p>
          </table:table-cell>
        </table:table-row>
        <table:table-row table:style-name="ro1">
          <table:table-cell office:value-type="float" office:value="1502968034.16892" calcext:value-type="float">
            <text:p>1502968034.16892</text:p>
          </table:table-cell>
          <table:table-cell office:value-type="float" office:value="6301" calcext:value-type="float">
            <text:p>63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64.13221" calcext:value-type="float">
            <text:p>1502976464.13221</text:p>
          </table:table-cell>
          <table:table-cell office:value-type="float" office:value="6202" calcext:value-type="float">
            <text:p>6202</text:p>
          </table:table-cell>
          <table:table-cell office:value-type="float" office:value="0.975844979286194" calcext:value-type="float">
            <text:p>0.9758449793</text:p>
          </table:table-cell>
          <table:table-cell/>
          <table:table-cell office:value-type="float" office:value="1502978582.30529" calcext:value-type="float">
            <text:p>1502978582.30529</text:p>
          </table:table-cell>
          <table:table-cell office:value-type="float" office:value="6301" calcext:value-type="float">
            <text:p>6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516.34652" calcext:value-type="float">
            <text:p>1502978516.34652</text:p>
          </table:table-cell>
          <table:table-cell office:value-type="float" office:value="6301" calcext:value-type="float">
            <text:p>6301</text:p>
          </table:table-cell>
          <table:table-cell office:value-type="float" office:value="0.992719292640686" calcext:value-type="float">
            <text:p>0.9927192926</text:p>
          </table:table-cell>
        </table:table-row>
        <table:table-row table:style-name="ro1">
          <table:table-cell office:value-type="float" office:value="1502968039.53244" calcext:value-type="float">
            <text:p>1502968039.53244</text:p>
          </table:table-cell>
          <table:table-cell office:value-type="float" office:value="6401" calcext:value-type="float">
            <text:p>64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71.08912" calcext:value-type="float">
            <text:p>1502976471.08912</text:p>
          </table:table-cell>
          <table:table-cell office:value-type="float" office:value="6302" calcext:value-type="float">
            <text:p>6302</text:p>
          </table:table-cell>
          <table:table-cell office:value-type="float" office:value="0.975934028625488" calcext:value-type="float">
            <text:p>0.9759340286</text:p>
          </table:table-cell>
          <table:table-cell/>
          <table:table-cell office:value-type="float" office:value="1502978591.57076" calcext:value-type="float">
            <text:p>1502978591.57076</text:p>
          </table:table-cell>
          <table:table-cell office:value-type="float" office:value="6401" calcext:value-type="float">
            <text:p>64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523.56889" calcext:value-type="float">
            <text:p>1502978523.56889</text:p>
          </table:table-cell>
          <table:table-cell office:value-type="float" office:value="6401" calcext:value-type="float">
            <text:p>6401</text:p>
          </table:table-cell>
          <table:table-cell office:value-type="float" office:value="0.992719292640686" calcext:value-type="float">
            <text:p>0.9927192926</text:p>
          </table:table-cell>
        </table:table-row>
        <table:table-row table:style-name="ro1">
          <table:table-cell office:value-type="float" office:value="1502968044.95034" calcext:value-type="float">
            <text:p>1502968044.95034</text:p>
          </table:table-cell>
          <table:table-cell office:value-type="float" office:value="6501" calcext:value-type="float">
            <text:p>65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78.06004" calcext:value-type="float">
            <text:p>1502976478.06004</text:p>
          </table:table-cell>
          <table:table-cell office:value-type="float" office:value="6402" calcext:value-type="float">
            <text:p>6402</text:p>
          </table:table-cell>
          <table:table-cell office:value-type="float" office:value="0.976177453994751" calcext:value-type="float">
            <text:p>0.976177454</text:p>
          </table:table-cell>
          <table:table-cell/>
          <table:table-cell office:value-type="float" office:value="1502978600.74104" calcext:value-type="float">
            <text:p>1502978600.74104</text:p>
          </table:table-cell>
          <table:table-cell office:value-type="float" office:value="6501" calcext:value-type="float">
            <text:p>6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530.4104" calcext:value-type="float">
            <text:p>1502978530.4104</text:p>
          </table:table-cell>
          <table:table-cell office:value-type="float" office:value="6501" calcext:value-type="float">
            <text:p>6501</text:p>
          </table:table-cell>
          <table:table-cell office:value-type="float" office:value="0.992757797241211" calcext:value-type="float">
            <text:p>0.9927577972</text:p>
          </table:table-cell>
        </table:table-row>
        <table:table-row table:style-name="ro1">
          <table:table-cell office:value-type="float" office:value="1502968050.27727" calcext:value-type="float">
            <text:p>1502968050.27727</text:p>
          </table:table-cell>
          <table:table-cell office:value-type="float" office:value="6601" calcext:value-type="float">
            <text:p>66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85.09768" calcext:value-type="float">
            <text:p>1502976485.09768</text:p>
          </table:table-cell>
          <table:table-cell office:value-type="float" office:value="6502" calcext:value-type="float">
            <text:p>6502</text:p>
          </table:table-cell>
          <table:table-cell office:value-type="float" office:value="0.976343750953674" calcext:value-type="float">
            <text:p>0.976343751</text:p>
          </table:table-cell>
          <table:table-cell/>
          <table:table-cell office:value-type="float" office:value="1502978609.76308" calcext:value-type="float">
            <text:p>1502978609.76308</text:p>
          </table:table-cell>
          <table:table-cell office:value-type="float" office:value="6601" calcext:value-type="float">
            <text:p>6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537.14466" calcext:value-type="float">
            <text:p>1502978537.14466</text:p>
          </table:table-cell>
          <table:table-cell office:value-type="float" office:value="6601" calcext:value-type="float">
            <text:p>6601</text:p>
          </table:table-cell>
          <table:table-cell office:value-type="float" office:value="0.992796361446381" calcext:value-type="float">
            <text:p>0.9927963614</text:p>
          </table:table-cell>
        </table:table-row>
        <table:table-row table:style-name="ro1">
          <table:table-cell office:value-type="float" office:value="1502968055.60116" calcext:value-type="float">
            <text:p>1502968055.60116</text:p>
          </table:table-cell>
          <table:table-cell office:value-type="float" office:value="6701" calcext:value-type="float">
            <text:p>67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92.07837" calcext:value-type="float">
            <text:p>1502976492.07837</text:p>
          </table:table-cell>
          <table:table-cell office:value-type="float" office:value="6602" calcext:value-type="float">
            <text:p>6602</text:p>
          </table:table-cell>
          <table:table-cell office:value-type="float" office:value="0.976694047451019" calcext:value-type="float">
            <text:p>0.9766940475</text:p>
          </table:table-cell>
          <table:table-cell/>
          <table:table-cell office:value-type="float" office:value="1502978619.0614" calcext:value-type="float">
            <text:p>1502978619.0614</text:p>
          </table:table-cell>
          <table:table-cell office:value-type="float" office:value="6701" calcext:value-type="float">
            <text:p>67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544.20761" calcext:value-type="float">
            <text:p>1502978544.20761</text:p>
          </table:table-cell>
          <table:table-cell office:value-type="float" office:value="6701" calcext:value-type="float">
            <text:p>6701</text:p>
          </table:table-cell>
          <table:table-cell office:value-type="float" office:value="0.993220090866089" calcext:value-type="float">
            <text:p>0.9932200909</text:p>
          </table:table-cell>
        </table:table-row>
        <table:table-row table:style-name="ro1">
          <table:table-cell office:value-type="float" office:value="1502968060.92461" calcext:value-type="float">
            <text:p>1502968060.92461</text:p>
          </table:table-cell>
          <table:table-cell office:value-type="float" office:value="6801" calcext:value-type="float">
            <text:p>68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499.09693" calcext:value-type="float">
            <text:p>1502976499.09693</text:p>
          </table:table-cell>
          <table:table-cell office:value-type="float" office:value="6702" calcext:value-type="float">
            <text:p>6702</text:p>
          </table:table-cell>
          <table:table-cell office:value-type="float" office:value="0.976824700832367" calcext:value-type="float">
            <text:p>0.9768247008</text:p>
          </table:table-cell>
          <table:table-cell/>
          <table:table-cell office:value-type="float" office:value="1502978628.15523" calcext:value-type="float">
            <text:p>1502978628.15523</text:p>
          </table:table-cell>
          <table:table-cell office:value-type="float" office:value="6801" calcext:value-type="float">
            <text:p>68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551.42617" calcext:value-type="float">
            <text:p>1502978551.42617</text:p>
          </table:table-cell>
          <table:table-cell office:value-type="float" office:value="6801" calcext:value-type="float">
            <text:p>6801</text:p>
          </table:table-cell>
          <table:table-cell office:value-type="float" office:value="0.993297100067139" calcext:value-type="float">
            <text:p>0.9932971001</text:p>
          </table:table-cell>
        </table:table-row>
        <table:table-row table:style-name="ro1">
          <table:table-cell office:value-type="float" office:value="1502968066.25019" calcext:value-type="float">
            <text:p>1502968066.25019</text:p>
          </table:table-cell>
          <table:table-cell office:value-type="float" office:value="6901" calcext:value-type="float">
            <text:p>69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506.08623" calcext:value-type="float">
            <text:p>1502976506.08623</text:p>
          </table:table-cell>
          <table:table-cell office:value-type="float" office:value="6802" calcext:value-type="float">
            <text:p>6802</text:p>
          </table:table-cell>
          <table:table-cell office:value-type="float" office:value="0.97694343328476" calcext:value-type="float">
            <text:p>0.9769434333</text:p>
          </table:table-cell>
          <table:table-cell/>
          <table:table-cell office:value-type="float" office:value="1502978637.20241" calcext:value-type="float">
            <text:p>1502978637.20241</text:p>
          </table:table-cell>
          <table:table-cell office:value-type="float" office:value="6901" calcext:value-type="float">
            <text:p>69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558.19502" calcext:value-type="float">
            <text:p>1502978558.19502</text:p>
          </table:table-cell>
          <table:table-cell office:value-type="float" office:value="6901" calcext:value-type="float">
            <text:p>6901</text:p>
          </table:table-cell>
          <table:table-cell office:value-type="float" office:value="0.993297100067139" calcext:value-type="float">
            <text:p>0.9932971001</text:p>
          </table:table-cell>
        </table:table-row>
        <table:table-row table:style-name="ro1">
          <table:table-cell office:value-type="float" office:value="1502968071.60955" calcext:value-type="float">
            <text:p>1502968071.60955</text:p>
          </table:table-cell>
          <table:table-cell office:value-type="float" office:value="7001" calcext:value-type="float">
            <text:p>70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513.08436" calcext:value-type="float">
            <text:p>1502976513.08436</text:p>
          </table:table-cell>
          <table:table-cell office:value-type="float" office:value="6902" calcext:value-type="float">
            <text:p>6902</text:p>
          </table:table-cell>
          <table:table-cell office:value-type="float" office:value="0.976872205734253" calcext:value-type="float">
            <text:p>0.9768722057</text:p>
          </table:table-cell>
          <table:table-cell/>
          <table:table-cell office:value-type="float" office:value="1502978646.59059" calcext:value-type="float">
            <text:p>1502978646.59059</text:p>
          </table:table-cell>
          <table:table-cell office:value-type="float" office:value="7001" calcext:value-type="float">
            <text:p>70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565.03333" calcext:value-type="float">
            <text:p>1502978565.03333</text:p>
          </table:table-cell>
          <table:table-cell office:value-type="float" office:value="7001" calcext:value-type="float">
            <text:p>7001</text:p>
          </table:table-cell>
          <table:table-cell office:value-type="float" office:value="0.993297100067139" calcext:value-type="float">
            <text:p>0.9932971001</text:p>
          </table:table-cell>
        </table:table-row>
        <table:table-row table:style-name="ro1">
          <table:table-cell office:value-type="float" office:value="1502968076.92949" calcext:value-type="float">
            <text:p>1502968076.92949</text:p>
          </table:table-cell>
          <table:table-cell office:value-type="float" office:value="7101" calcext:value-type="float">
            <text:p>71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520.16879" calcext:value-type="float">
            <text:p>1502976520.16879</text:p>
          </table:table-cell>
          <table:table-cell office:value-type="float" office:value="7002" calcext:value-type="float">
            <text:p>7002</text:p>
          </table:table-cell>
          <table:table-cell office:value-type="float" office:value="0.976860344409943" calcext:value-type="float">
            <text:p>0.9768603444</text:p>
          </table:table-cell>
          <table:table-cell/>
          <table:table-cell office:value-type="float" office:value="1502978655.72764" calcext:value-type="float">
            <text:p>1502978655.72764</text:p>
          </table:table-cell>
          <table:table-cell office:value-type="float" office:value="7101" calcext:value-type="float">
            <text:p>71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572.0027" calcext:value-type="float">
            <text:p>1502978572.0027</text:p>
          </table:table-cell>
          <table:table-cell office:value-type="float" office:value="7101" calcext:value-type="float">
            <text:p>7101</text:p>
          </table:table-cell>
          <table:table-cell office:value-type="float" office:value="0.993297100067139" calcext:value-type="float">
            <text:p>0.9932971001</text:p>
          </table:table-cell>
        </table:table-row>
        <table:table-row table:style-name="ro1">
          <table:table-cell office:value-type="float" office:value="1502968082.23332" calcext:value-type="float">
            <text:p>1502968082.23332</text:p>
          </table:table-cell>
          <table:table-cell office:value-type="float" office:value="7201" calcext:value-type="float">
            <text:p>72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527.13482" calcext:value-type="float">
            <text:p>1502976527.13482</text:p>
          </table:table-cell>
          <table:table-cell office:value-type="float" office:value="7102" calcext:value-type="float">
            <text:p>7102</text:p>
          </table:table-cell>
          <table:table-cell office:value-type="float" office:value="0.976818740367889" calcext:value-type="float">
            <text:p>0.9768187404</text:p>
          </table:table-cell>
          <table:table-cell/>
          <table:table-cell office:value-type="float" office:value="1502978665.03079" calcext:value-type="float">
            <text:p>1502978665.03079</text:p>
          </table:table-cell>
          <table:table-cell office:value-type="float" office:value="7201" calcext:value-type="float">
            <text:p>72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579.27368" calcext:value-type="float">
            <text:p>1502978579.27368</text:p>
          </table:table-cell>
          <table:table-cell office:value-type="float" office:value="7201" calcext:value-type="float">
            <text:p>7201</text:p>
          </table:table-cell>
          <table:table-cell office:value-type="float" office:value="0.993412673473358" calcext:value-type="float">
            <text:p>0.9934126735</text:p>
          </table:table-cell>
        </table:table-row>
        <table:table-row table:style-name="ro1">
          <table:table-cell office:value-type="float" office:value="1502968087.54777" calcext:value-type="float">
            <text:p>1502968087.54777</text:p>
          </table:table-cell>
          <table:table-cell office:value-type="float" office:value="7301" calcext:value-type="float">
            <text:p>73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534.09816" calcext:value-type="float">
            <text:p>1502976534.09816</text:p>
          </table:table-cell>
          <table:table-cell office:value-type="float" office:value="7202" calcext:value-type="float">
            <text:p>7202</text:p>
          </table:table-cell>
          <table:table-cell office:value-type="float" office:value="0.976836562156677" calcext:value-type="float">
            <text:p>0.9768365622</text:p>
          </table:table-cell>
          <table:table-cell/>
          <table:table-cell office:value-type="float" office:value="1502978674.1064" calcext:value-type="float">
            <text:p>1502978674.1064</text:p>
          </table:table-cell>
          <table:table-cell office:value-type="float" office:value="7301" calcext:value-type="float">
            <text:p>73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586.10378" calcext:value-type="float">
            <text:p>1502978586.10378</text:p>
          </table:table-cell>
          <table:table-cell office:value-type="float" office:value="7301" calcext:value-type="float">
            <text:p>7301</text:p>
          </table:table-cell>
          <table:table-cell office:value-type="float" office:value="0.993451237678528" calcext:value-type="float">
            <text:p>0.9934512377</text:p>
          </table:table-cell>
        </table:table-row>
        <table:table-row table:style-name="ro1">
          <table:table-cell office:value-type="float" office:value="1502968092.86627" calcext:value-type="float">
            <text:p>1502968092.86627</text:p>
          </table:table-cell>
          <table:table-cell office:value-type="float" office:value="7401" calcext:value-type="float">
            <text:p>74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541.05116" calcext:value-type="float">
            <text:p>1502976541.05116</text:p>
          </table:table-cell>
          <table:table-cell office:value-type="float" office:value="7302" calcext:value-type="float">
            <text:p>7302</text:p>
          </table:table-cell>
          <table:table-cell office:value-type="float" office:value="0.976878106594086" calcext:value-type="float">
            <text:p>0.9768781066</text:p>
          </table:table-cell>
          <table:table-cell/>
          <table:table-cell office:value-type="float" office:value="1502978683.32398" calcext:value-type="float">
            <text:p>1502978683.32398</text:p>
          </table:table-cell>
          <table:table-cell office:value-type="float" office:value="7401" calcext:value-type="float">
            <text:p>74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592.88851" calcext:value-type="float">
            <text:p>1502978592.88851</text:p>
          </table:table-cell>
          <table:table-cell office:value-type="float" office:value="7401" calcext:value-type="float">
            <text:p>7401</text:p>
          </table:table-cell>
          <table:table-cell office:value-type="float" office:value="0.993528246879577" calcext:value-type="float">
            <text:p>0.9935282469</text:p>
          </table:table-cell>
        </table:table-row>
        <table:table-row table:style-name="ro1">
          <table:table-cell office:value-type="float" office:value="1502968098.23039" calcext:value-type="float">
            <text:p>1502968098.23039</text:p>
          </table:table-cell>
          <table:table-cell office:value-type="float" office:value="7501" calcext:value-type="float">
            <text:p>75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548.03475" calcext:value-type="float">
            <text:p>1502976548.03475</text:p>
          </table:table-cell>
          <table:table-cell office:value-type="float" office:value="7402" calcext:value-type="float">
            <text:p>7402</text:p>
          </table:table-cell>
          <table:table-cell office:value-type="float" office:value="0.976925611495972" calcext:value-type="float">
            <text:p>0.9769256115</text:p>
          </table:table-cell>
          <table:table-cell/>
          <table:table-cell office:value-type="float" office:value="1502978692.66963" calcext:value-type="float">
            <text:p>1502978692.66963</text:p>
          </table:table-cell>
          <table:table-cell office:value-type="float" office:value="7501" calcext:value-type="float">
            <text:p>75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599.86273" calcext:value-type="float">
            <text:p>1502978599.86273</text:p>
          </table:table-cell>
          <table:table-cell office:value-type="float" office:value="7501" calcext:value-type="float">
            <text:p>7501</text:p>
          </table:table-cell>
          <table:table-cell office:value-type="float" office:value="0.993528246879577" calcext:value-type="float">
            <text:p>0.9935282469</text:p>
          </table:table-cell>
        </table:table-row>
        <table:table-row table:style-name="ro1">
          <table:table-cell office:value-type="float" office:value="1502968103.54257" calcext:value-type="float">
            <text:p>1502968103.54257</text:p>
          </table:table-cell>
          <table:table-cell office:value-type="float" office:value="7601" calcext:value-type="float">
            <text:p>76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555.07418" calcext:value-type="float">
            <text:p>1502976555.07418</text:p>
          </table:table-cell>
          <table:table-cell office:value-type="float" office:value="7502" calcext:value-type="float">
            <text:p>7502</text:p>
          </table:table-cell>
          <table:table-cell office:value-type="float" office:value="0.976931571960449" calcext:value-type="float">
            <text:p>0.976931572</text:p>
          </table:table-cell>
          <table:table-cell/>
          <table:table-cell office:value-type="float" office:value="1502978701.7076" calcext:value-type="float">
            <text:p>1502978701.7076</text:p>
          </table:table-cell>
          <table:table-cell office:value-type="float" office:value="7601" calcext:value-type="float">
            <text:p>76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607.19646" calcext:value-type="float">
            <text:p>1502978607.19646</text:p>
          </table:table-cell>
          <table:table-cell office:value-type="float" office:value="7601" calcext:value-type="float">
            <text:p>7601</text:p>
          </table:table-cell>
          <table:table-cell office:value-type="float" office:value="0.993682324886322" calcext:value-type="float">
            <text:p>0.9936823249</text:p>
          </table:table-cell>
        </table:table-row>
        <table:table-row table:style-name="ro1">
          <table:table-cell office:value-type="float" office:value="1502968108.85363" calcext:value-type="float">
            <text:p>1502968108.85363</text:p>
          </table:table-cell>
          <table:table-cell office:value-type="float" office:value="7701" calcext:value-type="float">
            <text:p>77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562.056" calcext:value-type="float">
            <text:p>1502976562.056</text:p>
          </table:table-cell>
          <table:table-cell office:value-type="float" office:value="7602" calcext:value-type="float">
            <text:p>7602</text:p>
          </table:table-cell>
          <table:table-cell office:value-type="float" office:value="0.976890027523041" calcext:value-type="float">
            <text:p>0.9768900275</text:p>
          </table:table-cell>
          <table:table-cell/>
          <table:table-cell office:value-type="float" office:value="1502978710.68633" calcext:value-type="float">
            <text:p>1502978710.68633</text:p>
          </table:table-cell>
          <table:table-cell office:value-type="float" office:value="7701" calcext:value-type="float">
            <text:p>77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614.13541" calcext:value-type="float">
            <text:p>1502978614.13541</text:p>
          </table:table-cell>
          <table:table-cell office:value-type="float" office:value="7701" calcext:value-type="float">
            <text:p>7701</text:p>
          </table:table-cell>
          <table:table-cell office:value-type="float" office:value="0.993643820285797" calcext:value-type="float">
            <text:p>0.9936438203</text:p>
          </table:table-cell>
        </table:table-row>
        <table:table-row table:style-name="ro1">
          <table:table-cell office:value-type="float" office:value="1502968114.17494" calcext:value-type="float">
            <text:p>1502968114.17494</text:p>
          </table:table-cell>
          <table:table-cell office:value-type="float" office:value="7801" calcext:value-type="float">
            <text:p>78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569.01412" calcext:value-type="float">
            <text:p>1502976569.01412</text:p>
          </table:table-cell>
          <table:table-cell office:value-type="float" office:value="7702" calcext:value-type="float">
            <text:p>7702</text:p>
          </table:table-cell>
          <table:table-cell office:value-type="float" office:value="0.976949393749237" calcext:value-type="float">
            <text:p>0.9769493937</text:p>
          </table:table-cell>
          <table:table-cell/>
          <table:table-cell office:value-type="float" office:value="1502978719.75605" calcext:value-type="float">
            <text:p>1502978719.75605</text:p>
          </table:table-cell>
          <table:table-cell office:value-type="float" office:value="7801" calcext:value-type="float">
            <text:p>78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620.92953" calcext:value-type="float">
            <text:p>1502978620.92953</text:p>
          </table:table-cell>
          <table:table-cell office:value-type="float" office:value="7801" calcext:value-type="float">
            <text:p>7801</text:p>
          </table:table-cell>
          <table:table-cell office:value-type="float" office:value="0.993643820285797" calcext:value-type="float">
            <text:p>0.9936438203</text:p>
          </table:table-cell>
        </table:table-row>
        <table:table-row table:style-name="ro1">
          <table:table-cell office:value-type="float" office:value="1502968119.49049" calcext:value-type="float">
            <text:p>1502968119.49049</text:p>
          </table:table-cell>
          <table:table-cell office:value-type="float" office:value="7901" calcext:value-type="float">
            <text:p>79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575.98243" calcext:value-type="float">
            <text:p>1502976575.98243</text:p>
          </table:table-cell>
          <table:table-cell office:value-type="float" office:value="7802" calcext:value-type="float">
            <text:p>7802</text:p>
          </table:table-cell>
          <table:table-cell office:value-type="float" office:value="0.977044403553009" calcext:value-type="float">
            <text:p>0.9770444036</text:p>
          </table:table-cell>
          <table:table-cell/>
          <table:table-cell office:value-type="float" office:value="1502978728.84803" calcext:value-type="float">
            <text:p>1502978728.84803</text:p>
          </table:table-cell>
          <table:table-cell office:value-type="float" office:value="7901" calcext:value-type="float">
            <text:p>79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627.74177" calcext:value-type="float">
            <text:p>1502978627.74177</text:p>
          </table:table-cell>
          <table:table-cell office:value-type="float" office:value="7901" calcext:value-type="float">
            <text:p>7901</text:p>
          </table:table-cell>
          <table:table-cell office:value-type="float" office:value="0.993605315685272" calcext:value-type="float">
            <text:p>0.9936053157</text:p>
          </table:table-cell>
        </table:table-row>
        <table:table-row table:style-name="ro1">
          <table:table-cell office:value-type="float" office:value="1502968124.88173" calcext:value-type="float">
            <text:p>1502968124.88173</text:p>
          </table:table-cell>
          <table:table-cell office:value-type="float" office:value="8001" calcext:value-type="float">
            <text:p>80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582.9476" calcext:value-type="float">
            <text:p>1502976582.9476</text:p>
          </table:table-cell>
          <table:table-cell office:value-type="float" office:value="7902" calcext:value-type="float">
            <text:p>7902</text:p>
          </table:table-cell>
          <table:table-cell office:value-type="float" office:value="0.977044403553009" calcext:value-type="float">
            <text:p>0.9770444036</text:p>
          </table:table-cell>
          <table:table-cell/>
          <table:table-cell office:value-type="float" office:value="1502978738.25321" calcext:value-type="float">
            <text:p>1502978738.25321</text:p>
          </table:table-cell>
          <table:table-cell office:value-type="float" office:value="8001" calcext:value-type="float">
            <text:p>80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635.06247" calcext:value-type="float">
            <text:p>1502978635.06247</text:p>
          </table:table-cell>
          <table:table-cell office:value-type="float" office:value="8001" calcext:value-type="float">
            <text:p>8001</text:p>
          </table:table-cell>
          <table:table-cell office:value-type="float" office:value="0.993605315685272" calcext:value-type="float">
            <text:p>0.9936053157</text:p>
          </table:table-cell>
        </table:table-row>
        <table:table-row table:style-name="ro1">
          <table:table-cell office:value-type="float" office:value="1502968130.20372" calcext:value-type="float">
            <text:p>1502968130.20372</text:p>
          </table:table-cell>
          <table:table-cell office:value-type="float" office:value="8101" calcext:value-type="float">
            <text:p>81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589.97907" calcext:value-type="float">
            <text:p>1502976589.97907</text:p>
          </table:table-cell>
          <table:table-cell office:value-type="float" office:value="8002" calcext:value-type="float">
            <text:p>8002</text:p>
          </table:table-cell>
          <table:table-cell office:value-type="float" office:value="0.977062225341797" calcext:value-type="float">
            <text:p>0.9770622253</text:p>
          </table:table-cell>
          <table:table-cell/>
          <table:table-cell office:value-type="float" office:value="1502978747.23895" calcext:value-type="float">
            <text:p>1502978747.23895</text:p>
          </table:table-cell>
          <table:table-cell office:value-type="float" office:value="8101" calcext:value-type="float">
            <text:p>81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42.054" calcext:value-type="float">
            <text:p>1502978642.054</text:p>
          </table:table-cell>
          <table:table-cell office:value-type="float" office:value="8101" calcext:value-type="float">
            <text:p>8101</text:p>
          </table:table-cell>
          <table:table-cell office:value-type="float" office:value="0.993605315685272" calcext:value-type="float">
            <text:p>0.9936053157</text:p>
          </table:table-cell>
        </table:table-row>
        <table:table-row table:style-name="ro1">
          <table:table-cell office:value-type="float" office:value="1502968135.52624" calcext:value-type="float">
            <text:p>1502968135.52624</text:p>
          </table:table-cell>
          <table:table-cell office:value-type="float" office:value="8201" calcext:value-type="float">
            <text:p>82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596.95064" calcext:value-type="float">
            <text:p>1502976596.95064</text:p>
          </table:table-cell>
          <table:table-cell office:value-type="float" office:value="8102" calcext:value-type="float">
            <text:p>8102</text:p>
          </table:table-cell>
          <table:table-cell office:value-type="float" office:value="0.977180957794189" calcext:value-type="float">
            <text:p>0.9771809578</text:p>
          </table:table-cell>
          <table:table-cell/>
          <table:table-cell office:value-type="float" office:value="1502978756.58349" calcext:value-type="float">
            <text:p>1502978756.58349</text:p>
          </table:table-cell>
          <table:table-cell office:value-type="float" office:value="8201" calcext:value-type="float">
            <text:p>82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48.75657" calcext:value-type="float">
            <text:p>1502978648.75657</text:p>
          </table:table-cell>
          <table:table-cell office:value-type="float" office:value="8201" calcext:value-type="float">
            <text:p>8201</text:p>
          </table:table-cell>
          <table:table-cell office:value-type="float" office:value="0.993605315685272" calcext:value-type="float">
            <text:p>0.9936053157</text:p>
          </table:table-cell>
        </table:table-row>
        <table:table-row table:style-name="ro1">
          <table:table-cell office:value-type="float" office:value="1502968140.83083" calcext:value-type="float">
            <text:p>1502968140.83083</text:p>
          </table:table-cell>
          <table:table-cell office:value-type="float" office:value="8301" calcext:value-type="float">
            <text:p>83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603.94614" calcext:value-type="float">
            <text:p>1502976603.94614</text:p>
          </table:table-cell>
          <table:table-cell office:value-type="float" office:value="8202" calcext:value-type="float">
            <text:p>8202</text:p>
          </table:table-cell>
          <table:table-cell office:value-type="float" office:value="0.977228462696075" calcext:value-type="float">
            <text:p>0.9772284627</text:p>
          </table:table-cell>
          <table:table-cell/>
          <table:table-cell office:value-type="float" office:value="1502978765.79572" calcext:value-type="float">
            <text:p>1502978765.79572</text:p>
          </table:table-cell>
          <table:table-cell office:value-type="float" office:value="8301" calcext:value-type="float">
            <text:p>83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55.56369" calcext:value-type="float">
            <text:p>1502978655.56369</text:p>
          </table:table-cell>
          <table:table-cell office:value-type="float" office:value="8301" calcext:value-type="float">
            <text:p>8301</text:p>
          </table:table-cell>
          <table:table-cell office:value-type="float" office:value="0.993605315685272" calcext:value-type="float">
            <text:p>0.9936053157</text:p>
          </table:table-cell>
        </table:table-row>
        <table:table-row table:style-name="ro1">
          <table:table-cell office:value-type="float" office:value="1502968146.15087" calcext:value-type="float">
            <text:p>1502968146.15087</text:p>
          </table:table-cell>
          <table:table-cell office:value-type="float" office:value="8401" calcext:value-type="float">
            <text:p>84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610.91052" calcext:value-type="float">
            <text:p>1502976610.91052</text:p>
          </table:table-cell>
          <table:table-cell office:value-type="float" office:value="8302" calcext:value-type="float">
            <text:p>8302</text:p>
          </table:table-cell>
          <table:table-cell office:value-type="float" office:value="0.977240324020386" calcext:value-type="float">
            <text:p>0.977240324</text:p>
          </table:table-cell>
          <table:table-cell/>
          <table:table-cell office:value-type="float" office:value="1502978774.88031" calcext:value-type="float">
            <text:p>1502978774.88031</text:p>
          </table:table-cell>
          <table:table-cell office:value-type="float" office:value="8401" calcext:value-type="float">
            <text:p>84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62.86398" calcext:value-type="float">
            <text:p>1502978662.86398</text:p>
          </table:table-cell>
          <table:table-cell office:value-type="float" office:value="8401" calcext:value-type="float">
            <text:p>8401</text:p>
          </table:table-cell>
          <table:table-cell office:value-type="float" office:value="0.993682324886322" calcext:value-type="float">
            <text:p>0.9936823249</text:p>
          </table:table-cell>
        </table:table-row>
        <table:table-row table:style-name="ro1">
          <table:table-cell office:value-type="float" office:value="1502968151.51467" calcext:value-type="float">
            <text:p>1502968151.51467</text:p>
          </table:table-cell>
          <table:table-cell office:value-type="float" office:value="8501" calcext:value-type="float">
            <text:p>85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617.87231" calcext:value-type="float">
            <text:p>1502976617.87231</text:p>
          </table:table-cell>
          <table:table-cell office:value-type="float" office:value="8402" calcext:value-type="float">
            <text:p>8402</text:p>
          </table:table-cell>
          <table:table-cell office:value-type="float" office:value="0.977258145809174" calcext:value-type="float">
            <text:p>0.9772581458</text:p>
          </table:table-cell>
          <table:table-cell/>
          <table:table-cell office:value-type="float" office:value="1502978784.08402" calcext:value-type="float">
            <text:p>1502978784.08402</text:p>
          </table:table-cell>
          <table:table-cell office:value-type="float" office:value="8501" calcext:value-type="float">
            <text:p>85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69.87982" calcext:value-type="float">
            <text:p>1502978669.87982</text:p>
          </table:table-cell>
          <table:table-cell office:value-type="float" office:value="8501" calcext:value-type="float">
            <text:p>8501</text:p>
          </table:table-cell>
          <table:table-cell office:value-type="float" office:value="0.993682324886322" calcext:value-type="float">
            <text:p>0.9936823249</text:p>
          </table:table-cell>
        </table:table-row>
        <table:table-row table:style-name="ro1">
          <table:table-cell office:value-type="float" office:value="1502968156.83416" calcext:value-type="float">
            <text:p>1502968156.83416</text:p>
          </table:table-cell>
          <table:table-cell office:value-type="float" office:value="8601" calcext:value-type="float">
            <text:p>86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624.91217" calcext:value-type="float">
            <text:p>1502976624.91217</text:p>
          </table:table-cell>
          <table:table-cell office:value-type="float" office:value="8502" calcext:value-type="float">
            <text:p>8502</text:p>
          </table:table-cell>
          <table:table-cell office:value-type="float" office:value="0.977252185344696" calcext:value-type="float">
            <text:p>0.9772521853</text:p>
          </table:table-cell>
          <table:table-cell/>
          <table:table-cell office:value-type="float" office:value="1502978793.25149" calcext:value-type="float">
            <text:p>1502978793.25149</text:p>
          </table:table-cell>
          <table:table-cell office:value-type="float" office:value="8601" calcext:value-type="float">
            <text:p>86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76.66824" calcext:value-type="float">
            <text:p>1502978676.66824</text:p>
          </table:table-cell>
          <table:table-cell office:value-type="float" office:value="8601" calcext:value-type="float">
            <text:p>8601</text:p>
          </table:table-cell>
          <table:table-cell office:value-type="float" office:value="0.993720889091492" calcext:value-type="float">
            <text:p>0.9937208891</text:p>
          </table:table-cell>
        </table:table-row>
        <table:table-row table:style-name="ro1">
          <table:table-cell office:value-type="float" office:value="1502968162.15365" calcext:value-type="float">
            <text:p>1502968162.15365</text:p>
          </table:table-cell>
          <table:table-cell office:value-type="float" office:value="8701" calcext:value-type="float">
            <text:p>87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631.87388" calcext:value-type="float">
            <text:p>1502976631.87388</text:p>
          </table:table-cell>
          <table:table-cell office:value-type="float" office:value="8602" calcext:value-type="float">
            <text:p>8602</text:p>
          </table:table-cell>
          <table:table-cell office:value-type="float" office:value="0.977323472499847" calcext:value-type="float">
            <text:p>0.9773234725</text:p>
          </table:table-cell>
          <table:table-cell/>
          <table:table-cell office:value-type="float" office:value="1502978802.43941" calcext:value-type="float">
            <text:p>1502978802.43941</text:p>
          </table:table-cell>
          <table:table-cell office:value-type="float" office:value="8701" calcext:value-type="float">
            <text:p>87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683.37299" calcext:value-type="float">
            <text:p>1502978683.37299</text:p>
          </table:table-cell>
          <table:table-cell office:value-type="float" office:value="8701" calcext:value-type="float">
            <text:p>8701</text:p>
          </table:table-cell>
          <table:table-cell office:value-type="float" office:value="0.993797898292542" calcext:value-type="float">
            <text:p>0.9937978983</text:p>
          </table:table-cell>
        </table:table-row>
        <table:table-row table:style-name="ro1">
          <table:table-cell office:value-type="float" office:value="1502968167.47884" calcext:value-type="float">
            <text:p>1502968167.47884</text:p>
          </table:table-cell>
          <table:table-cell office:value-type="float" office:value="8801" calcext:value-type="float">
            <text:p>88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638.83459" calcext:value-type="float">
            <text:p>1502976638.83459</text:p>
          </table:table-cell>
          <table:table-cell office:value-type="float" office:value="8702" calcext:value-type="float">
            <text:p>8702</text:p>
          </table:table-cell>
          <table:table-cell office:value-type="float" office:value="0.977376937866211" calcext:value-type="float">
            <text:p>0.9773769379</text:p>
          </table:table-cell>
          <table:table-cell/>
          <table:table-cell office:value-type="float" office:value="1502978811.67819" calcext:value-type="float">
            <text:p>1502978811.67819</text:p>
          </table:table-cell>
          <table:table-cell office:value-type="float" office:value="8801" calcext:value-type="float">
            <text:p>88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690.63448" calcext:value-type="float">
            <text:p>1502978690.63448</text:p>
          </table:table-cell>
          <table:table-cell office:value-type="float" office:value="8801" calcext:value-type="float">
            <text:p>8801</text:p>
          </table:table-cell>
          <table:table-cell office:value-type="float" office:value="0.993797898292542" calcext:value-type="float">
            <text:p>0.9937978983</text:p>
          </table:table-cell>
        </table:table-row>
        <table:table-row table:style-name="ro1">
          <table:table-cell office:value-type="float" office:value="1502968172.80618" calcext:value-type="float">
            <text:p>1502968172.80618</text:p>
          </table:table-cell>
          <table:table-cell office:value-type="float" office:value="8901" calcext:value-type="float">
            <text:p>89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645.85664" calcext:value-type="float">
            <text:p>1502976645.85664</text:p>
          </table:table-cell>
          <table:table-cell office:value-type="float" office:value="8802" calcext:value-type="float">
            <text:p>8802</text:p>
          </table:table-cell>
          <table:table-cell office:value-type="float" office:value="0.977418482303619" calcext:value-type="float">
            <text:p>0.9774184823</text:p>
          </table:table-cell>
          <table:table-cell/>
          <table:table-cell office:value-type="float" office:value="1502978820.97084" calcext:value-type="float">
            <text:p>1502978820.97084</text:p>
          </table:table-cell>
          <table:table-cell office:value-type="float" office:value="8901" calcext:value-type="float">
            <text:p>89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697.64367" calcext:value-type="float">
            <text:p>1502978697.64367</text:p>
          </table:table-cell>
          <table:table-cell office:value-type="float" office:value="8901" calcext:value-type="float">
            <text:p>8901</text:p>
          </table:table-cell>
          <table:table-cell office:value-type="float" office:value="0.993836462497711" calcext:value-type="float">
            <text:p>0.9938364625</text:p>
          </table:table-cell>
        </table:table-row>
        <table:table-row table:style-name="ro1">
          <table:table-cell office:value-type="float" office:value="1502968178.12883" calcext:value-type="float">
            <text:p>1502968178.12883</text:p>
          </table:table-cell>
          <table:table-cell office:value-type="float" office:value="9001" calcext:value-type="float">
            <text:p>9001</text:p>
          </table:table-cell>
          <table:table-cell office:value-type="float" office:value="0.993335664272308" calcext:value-type="float">
            <text:p>0.9933356643</text:p>
          </table:table-cell>
          <table:table-cell/>
          <table:table-cell office:value-type="float" office:value="1502976652.85249" calcext:value-type="float">
            <text:p>1502976652.85249</text:p>
          </table:table-cell>
          <table:table-cell office:value-type="float" office:value="8902" calcext:value-type="float">
            <text:p>8902</text:p>
          </table:table-cell>
          <table:table-cell office:value-type="float" office:value="0.977448165416718" calcext:value-type="float">
            <text:p>0.9774481654</text:p>
          </table:table-cell>
          <table:table-cell/>
          <table:table-cell office:value-type="float" office:value="1502978830.11391" calcext:value-type="float">
            <text:p>1502978830.11391</text:p>
          </table:table-cell>
          <table:table-cell office:value-type="float" office:value="9001" calcext:value-type="float">
            <text:p>90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704.57703" calcext:value-type="float">
            <text:p>1502978704.57703</text:p>
          </table:table-cell>
          <table:table-cell office:value-type="float" office:value="9001" calcext:value-type="float">
            <text:p>9001</text:p>
          </table:table-cell>
          <table:table-cell office:value-type="float" office:value="0.993874967098236" calcext:value-type="float">
            <text:p>0.9938749671</text:p>
          </table:table-cell>
        </table:table-row>
        <table:table-row table:style-name="ro1">
          <table:table-cell office:value-type="float" office:value="1502968183.50153" calcext:value-type="float">
            <text:p>1502968183.50153</text:p>
          </table:table-cell>
          <table:table-cell office:value-type="float" office:value="9101" calcext:value-type="float">
            <text:p>9101</text:p>
          </table:table-cell>
          <table:table-cell office:value-type="float" office:value="0.993374168872833" calcext:value-type="float">
            <text:p>0.9933741689</text:p>
          </table:table-cell>
          <table:table-cell/>
          <table:table-cell office:value-type="float" office:value="1502976659.85226" calcext:value-type="float">
            <text:p>1502976659.85226</text:p>
          </table:table-cell>
          <table:table-cell office:value-type="float" office:value="9002" calcext:value-type="float">
            <text:p>9002</text:p>
          </table:table-cell>
          <table:table-cell office:value-type="float" office:value="0.977560997009277" calcext:value-type="float">
            <text:p>0.977560997</text:p>
          </table:table-cell>
          <table:table-cell/>
          <table:table-cell office:value-type="float" office:value="1502978839.49002" calcext:value-type="float">
            <text:p>1502978839.49002</text:p>
          </table:table-cell>
          <table:table-cell office:value-type="float" office:value="9101" calcext:value-type="float">
            <text:p>91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711.62753" calcext:value-type="float">
            <text:p>1502978711.62753</text:p>
          </table:table-cell>
          <table:table-cell office:value-type="float" office:value="9101" calcext:value-type="float">
            <text:p>9101</text:p>
          </table:table-cell>
          <table:table-cell office:value-type="float" office:value="0.993874967098236" calcext:value-type="float">
            <text:p>0.9938749671</text:p>
          </table:table-cell>
        </table:table-row>
        <table:table-row table:style-name="ro1">
          <table:table-cell office:value-type="float" office:value="1502968188.81653" calcext:value-type="float">
            <text:p>1502968188.81653</text:p>
          </table:table-cell>
          <table:table-cell office:value-type="float" office:value="9201" calcext:value-type="float">
            <text:p>9201</text:p>
          </table:table-cell>
          <table:table-cell office:value-type="float" office:value="0.993297100067139" calcext:value-type="float">
            <text:p>0.9932971001</text:p>
          </table:table-cell>
          <table:table-cell/>
          <table:table-cell office:value-type="float" office:value="1502976666.8911" calcext:value-type="float">
            <text:p>1502976666.8911</text:p>
          </table:table-cell>
          <table:table-cell office:value-type="float" office:value="9102" calcext:value-type="float">
            <text:p>9102</text:p>
          </table:table-cell>
          <table:table-cell office:value-type="float" office:value="0.977584719657898" calcext:value-type="float">
            <text:p>0.9775847197</text:p>
          </table:table-cell>
          <table:table-cell/>
          <table:table-cell office:value-type="float" office:value="1502978848.75916" calcext:value-type="float">
            <text:p>1502978848.75916</text:p>
          </table:table-cell>
          <table:table-cell office:value-type="float" office:value="9201" calcext:value-type="float">
            <text:p>92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718.63767" calcext:value-type="float">
            <text:p>1502978718.63767</text:p>
          </table:table-cell>
          <table:table-cell office:value-type="float" office:value="9201" calcext:value-type="float">
            <text:p>9201</text:p>
          </table:table-cell>
          <table:table-cell office:value-type="float" office:value="0.993874967098236" calcext:value-type="float">
            <text:p>0.9938749671</text:p>
          </table:table-cell>
        </table:table-row>
        <table:table-row table:style-name="ro1">
          <table:table-cell office:value-type="float" office:value="1502968194.12854" calcext:value-type="float">
            <text:p>1502968194.12854</text:p>
          </table:table-cell>
          <table:table-cell office:value-type="float" office:value="9301" calcext:value-type="float">
            <text:p>93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673.91272" calcext:value-type="float">
            <text:p>1502976673.91272</text:p>
          </table:table-cell>
          <table:table-cell office:value-type="float" office:value="9202" calcext:value-type="float">
            <text:p>9202</text:p>
          </table:table-cell>
          <table:table-cell office:value-type="float" office:value="0.977656006813049" calcext:value-type="float">
            <text:p>0.9776560068</text:p>
          </table:table-cell>
          <table:table-cell/>
          <table:table-cell office:value-type="float" office:value="1502978857.94898" calcext:value-type="float">
            <text:p>1502978857.94898</text:p>
          </table:table-cell>
          <table:table-cell office:value-type="float" office:value="9301" calcext:value-type="float">
            <text:p>93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725.88286" calcext:value-type="float">
            <text:p>1502978725.88286</text:p>
          </table:table-cell>
          <table:table-cell office:value-type="float" office:value="9301" calcext:value-type="float">
            <text:p>9301</text:p>
          </table:table-cell>
          <table:table-cell office:value-type="float" office:value="0.993874967098236" calcext:value-type="float">
            <text:p>0.9938749671</text:p>
          </table:table-cell>
        </table:table-row>
        <table:table-row table:style-name="ro1">
          <table:table-cell office:value-type="float" office:value="1502968199.44388" calcext:value-type="float">
            <text:p>1502968199.44388</text:p>
          </table:table-cell>
          <table:table-cell office:value-type="float" office:value="9401" calcext:value-type="float">
            <text:p>9401</text:p>
          </table:table-cell>
          <table:table-cell office:value-type="float" office:value="0.993258595466614" calcext:value-type="float">
            <text:p>0.9932585955</text:p>
          </table:table-cell>
          <table:table-cell/>
          <table:table-cell office:value-type="float" office:value="1502976680.88453" calcext:value-type="float">
            <text:p>1502976680.88453</text:p>
          </table:table-cell>
          <table:table-cell office:value-type="float" office:value="9302" calcext:value-type="float">
            <text:p>9302</text:p>
          </table:table-cell>
          <table:table-cell office:value-type="float" office:value="0.977756917476654" calcext:value-type="float">
            <text:p>0.9777569175</text:p>
          </table:table-cell>
          <table:table-cell/>
          <table:table-cell office:value-type="float" office:value="1502978867.13359" calcext:value-type="float">
            <text:p>1502978867.13359</text:p>
          </table:table-cell>
          <table:table-cell office:value-type="float" office:value="9401" calcext:value-type="float">
            <text:p>9401</text:p>
          </table:table-cell>
          <table:table-cell office:value-type="float" office:value="0.997780740261078" calcext:value-type="float">
            <text:p>0.9977807403</text:p>
          </table:table-cell>
          <table:table-cell/>
          <table:table-cell office:value-type="float" office:value="1502978732.79469" calcext:value-type="float">
            <text:p>1502978732.79469</text:p>
          </table:table-cell>
          <table:table-cell office:value-type="float" office:value="9401" calcext:value-type="float">
            <text:p>9401</text:p>
          </table:table-cell>
          <table:table-cell office:value-type="float" office:value="0.993913471698761" calcext:value-type="float">
            <text:p>0.9939134717</text:p>
          </table:table-cell>
        </table:table-row>
        <table:table-row table:style-name="ro1">
          <table:table-cell office:value-type="float" office:value="1502968204.76104" calcext:value-type="float">
            <text:p>1502968204.76104</text:p>
          </table:table-cell>
          <table:table-cell office:value-type="float" office:value="9501" calcext:value-type="float">
            <text:p>95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687.87473" calcext:value-type="float">
            <text:p>1502976687.87473</text:p>
          </table:table-cell>
          <table:table-cell office:value-type="float" office:value="9402" calcext:value-type="float">
            <text:p>9402</text:p>
          </table:table-cell>
          <table:table-cell office:value-type="float" office:value="0.978190362453461" calcext:value-type="float">
            <text:p>0.9781903625</text:p>
          </table:table-cell>
          <table:table-cell/>
          <table:table-cell office:value-type="float" office:value="1502978876.40832" calcext:value-type="float">
            <text:p>1502978876.40832</text:p>
          </table:table-cell>
          <table:table-cell office:value-type="float" office:value="9501" calcext:value-type="float">
            <text:p>95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739.57822" calcext:value-type="float">
            <text:p>1502978739.57822</text:p>
          </table:table-cell>
          <table:table-cell office:value-type="float" office:value="9501" calcext:value-type="float">
            <text:p>9501</text:p>
          </table:table-cell>
          <table:table-cell office:value-type="float" office:value="0.993913471698761" calcext:value-type="float">
            <text:p>0.9939134717</text:p>
          </table:table-cell>
        </table:table-row>
        <table:table-row table:style-name="ro1">
          <table:table-cell office:value-type="float" office:value="1502968210.12147" calcext:value-type="float">
            <text:p>1502968210.12147</text:p>
          </table:table-cell>
          <table:table-cell office:value-type="float" office:value="9601" calcext:value-type="float">
            <text:p>96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694.84289" calcext:value-type="float">
            <text:p>1502976694.84289</text:p>
          </table:table-cell>
          <table:table-cell office:value-type="float" office:value="9502" calcext:value-type="float">
            <text:p>9502</text:p>
          </table:table-cell>
          <table:table-cell office:value-type="float" office:value="0.978665411472321" calcext:value-type="float">
            <text:p>0.9786654115</text:p>
          </table:table-cell>
          <table:table-cell/>
          <table:table-cell office:value-type="float" office:value="1502978885.74057" calcext:value-type="float">
            <text:p>1502978885.74057</text:p>
          </table:table-cell>
          <table:table-cell office:value-type="float" office:value="9601" calcext:value-type="float">
            <text:p>96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746.63272" calcext:value-type="float">
            <text:p>1502978746.63272</text:p>
          </table:table-cell>
          <table:table-cell office:value-type="float" office:value="9601" calcext:value-type="float">
            <text:p>9601</text:p>
          </table:table-cell>
          <table:table-cell office:value-type="float" office:value="0.993913471698761" calcext:value-type="float">
            <text:p>0.9939134717</text:p>
          </table:table-cell>
        </table:table-row>
        <table:table-row table:style-name="ro1">
          <table:table-cell office:value-type="float" office:value="1502968215.44441" calcext:value-type="float">
            <text:p>1502968215.44441</text:p>
          </table:table-cell>
          <table:table-cell office:value-type="float" office:value="9701" calcext:value-type="float">
            <text:p>97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701.85739" calcext:value-type="float">
            <text:p>1502976701.85739</text:p>
          </table:table-cell>
          <table:table-cell office:value-type="float" office:value="9602" calcext:value-type="float">
            <text:p>9602</text:p>
          </table:table-cell>
          <table:table-cell office:value-type="float" office:value="0.978920757770538" calcext:value-type="float">
            <text:p>0.9789207578</text:p>
          </table:table-cell>
          <table:table-cell/>
          <table:table-cell office:value-type="float" office:value="1502978894.92361" calcext:value-type="float">
            <text:p>1502978894.92361</text:p>
          </table:table-cell>
          <table:table-cell office:value-type="float" office:value="9701" calcext:value-type="float">
            <text:p>97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753.92394" calcext:value-type="float">
            <text:p>1502978753.92394</text:p>
          </table:table-cell>
          <table:table-cell office:value-type="float" office:value="9701" calcext:value-type="float">
            <text:p>9701</text:p>
          </table:table-cell>
          <table:table-cell office:value-type="float" office:value="0.993913471698761" calcext:value-type="float">
            <text:p>0.9939134717</text:p>
          </table:table-cell>
        </table:table-row>
        <table:table-row table:style-name="ro1">
          <table:table-cell office:value-type="float" office:value="1502968220.7638" calcext:value-type="float">
            <text:p>1502968220.7638</text:p>
          </table:table-cell>
          <table:table-cell office:value-type="float" office:value="9801" calcext:value-type="float">
            <text:p>98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708.80804" calcext:value-type="float">
            <text:p>1502976708.80804</text:p>
          </table:table-cell>
          <table:table-cell office:value-type="float" office:value="9702" calcext:value-type="float">
            <text:p>9702</text:p>
          </table:table-cell>
          <table:table-cell office:value-type="float" office:value="0.978997945785522" calcext:value-type="float">
            <text:p>0.9789979458</text:p>
          </table:table-cell>
          <table:table-cell/>
          <table:table-cell office:value-type="float" office:value="1502978903.67909" calcext:value-type="float">
            <text:p>1502978903.67909</text:p>
          </table:table-cell>
          <table:table-cell office:value-type="float" office:value="9801" calcext:value-type="float">
            <text:p>98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760.72172" calcext:value-type="float">
            <text:p>1502978760.72172</text:p>
          </table:table-cell>
          <table:table-cell office:value-type="float" office:value="9801" calcext:value-type="float">
            <text:p>9801</text:p>
          </table:table-cell>
          <table:table-cell office:value-type="float" office:value="0.993951976299286" calcext:value-type="float">
            <text:p>0.9939519763</text:p>
          </table:table-cell>
        </table:table-row>
        <table:table-row table:style-name="ro1">
          <table:table-cell office:value-type="float" office:value="1502968226.10356" calcext:value-type="float">
            <text:p>1502968226.10356</text:p>
          </table:table-cell>
          <table:table-cell office:value-type="float" office:value="9901" calcext:value-type="float">
            <text:p>9901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715.81473" calcext:value-type="float">
            <text:p>1502976715.81473</text:p>
          </table:table-cell>
          <table:table-cell office:value-type="float" office:value="9802" calcext:value-type="float">
            <text:p>9802</text:p>
          </table:table-cell>
          <table:table-cell office:value-type="float" office:value="0.979027628898621" calcext:value-type="float">
            <text:p>0.9790276289</text:p>
          </table:table-cell>
          <table:table-cell/>
          <table:table-cell office:value-type="float" office:value="1502978912.87119" calcext:value-type="float">
            <text:p>1502978912.87119</text:p>
          </table:table-cell>
          <table:table-cell office:value-type="float" office:value="9901" calcext:value-type="float">
            <text:p>9901</text:p>
          </table:table-cell>
          <table:table-cell office:value-type="float" office:value="0.997775077819824" calcext:value-type="float">
            <text:p>0.9977750778</text:p>
          </table:table-cell>
          <table:table-cell/>
          <table:table-cell office:value-type="float" office:value="1502978767.62551" calcext:value-type="float">
            <text:p>1502978767.62551</text:p>
          </table:table-cell>
          <table:table-cell office:value-type="float" office:value="9901" calcext:value-type="float">
            <text:p>9901</text:p>
          </table:table-cell>
          <table:table-cell office:value-type="float" office:value="0.993990540504456" calcext:value-type="float">
            <text:p>0.9939905405</text:p>
          </table:table-cell>
        </table:table-row>
        <table:table-row table:style-name="ro1">
          <table:table-cell office:value-type="float" office:value="1502968226.58028" calcext:value-type="float">
            <text:p>1502968226.580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3220090866089" calcext:value-type="float">
            <text:p>0.9932200909</text:p>
          </table:table-cell>
          <table:table-cell/>
          <table:table-cell office:value-type="float" office:value="1502976722.83095" calcext:value-type="float">
            <text:p>1502976722.83095</text:p>
          </table:table-cell>
          <table:table-cell office:value-type="float" office:value="9902" calcext:value-type="float">
            <text:p>9902</text:p>
          </table:table-cell>
          <table:table-cell office:value-type="float" office:value="0.979128539562225" calcext:value-type="float">
            <text:p>0.9791285396</text:p>
          </table:table-cell>
          <table:table-cell/>
          <table:table-cell office:value-type="float" office:value="1502978921.91803" calcext:value-type="float">
            <text:p>1502978921.91803</text:p>
          </table:table-cell>
          <table:table-cell office:value-type="float" office:value="10001" calcext:value-type="float">
            <text:p>100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774.47524" calcext:value-type="float">
            <text:p>1502978774.47524</text:p>
          </table:table-cell>
          <table:table-cell office:value-type="float" office:value="10001" calcext:value-type="float">
            <text:p>10001</text:p>
          </table:table-cell>
          <table:table-cell office:value-type="float" office:value="0.99402904510498" calcext:value-type="float">
            <text:p>0.9940290451</text:p>
          </table:table-cell>
        </table:table-row>
        <table:table-row table:style-name="ro1">
          <table:table-cell table:number-columns-repeated="4"/>
          <table:table-cell office:value-type="float" office:value="1502976724.77689" calcext:value-type="float">
            <text:p>1502976724.77689</text:p>
          </table:table-cell>
          <table:table-cell office:value-type="float" office:value="10001" calcext:value-type="float">
            <text:p>10001</text:p>
          </table:table-cell>
          <table:table-cell office:value-type="float" office:value="0.97920572757721" calcext:value-type="float">
            <text:p>0.9792057276</text:p>
          </table:table-cell>
          <table:table-cell/>
          <table:table-cell office:value-type="float" office:value="1502978930.99656" calcext:value-type="float">
            <text:p>1502978930.99656</text:p>
          </table:table-cell>
          <table:table-cell office:value-type="float" office:value="10101" calcext:value-type="float">
            <text:p>101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781.82564" calcext:value-type="float">
            <text:p>1502978781.82564</text:p>
          </table:table-cell>
          <table:table-cell office:value-type="float" office:value="10101" calcext:value-type="float">
            <text:p>101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10.84747" calcext:value-type="float">
            <text:p>1502976910.84747</text:p>
          </table:table-cell>
          <table:table-cell office:value-type="float" office:value="10002" calcext:value-type="float">
            <text:p>10002</text:p>
          </table:table-cell>
          <table:table-cell office:value-type="float" office:value="0.979211688041687" calcext:value-type="float">
            <text:p>0.979211688</text:p>
          </table:table-cell>
          <table:table-cell/>
          <table:table-cell office:value-type="float" office:value="1502978939.96287" calcext:value-type="float">
            <text:p>1502978939.96287</text:p>
          </table:table-cell>
          <table:table-cell office:value-type="float" office:value="10201" calcext:value-type="float">
            <text:p>10201</text:p>
          </table:table-cell>
          <table:table-cell office:value-type="float" office:value="0.997769355773926" calcext:value-type="float">
            <text:p>0.9977693558</text:p>
          </table:table-cell>
          <table:table-cell/>
          <table:table-cell office:value-type="float" office:value="1502978788.7879" calcext:value-type="float">
            <text:p>1502978788.7879</text:p>
          </table:table-cell>
          <table:table-cell office:value-type="float" office:value="10201" calcext:value-type="float">
            <text:p>102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17.94299" calcext:value-type="float">
            <text:p>1502976917.94299</text:p>
          </table:table-cell>
          <table:table-cell office:value-type="float" office:value="10102" calcext:value-type="float">
            <text:p>10102</text:p>
          </table:table-cell>
          <table:table-cell office:value-type="float" office:value="0.979271054267883" calcext:value-type="float">
            <text:p>0.9792710543</text:p>
          </table:table-cell>
          <table:table-cell/>
          <table:table-cell office:value-type="float" office:value="1502978949.00454" calcext:value-type="float">
            <text:p>1502978949.00454</text:p>
          </table:table-cell>
          <table:table-cell office:value-type="float" office:value="10301" calcext:value-type="float">
            <text:p>103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795.60811" calcext:value-type="float">
            <text:p>1502978795.60811</text:p>
          </table:table-cell>
          <table:table-cell office:value-type="float" office:value="10301" calcext:value-type="float">
            <text:p>103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24.92247" calcext:value-type="float">
            <text:p>1502976924.92247</text:p>
          </table:table-cell>
          <table:table-cell office:value-type="float" office:value="10202" calcext:value-type="float">
            <text:p>10202</text:p>
          </table:table-cell>
          <table:table-cell office:value-type="float" office:value="0.979324519634247" calcext:value-type="float">
            <text:p>0.9793245196</text:p>
          </table:table-cell>
          <table:table-cell/>
          <table:table-cell office:value-type="float" office:value="1502978957.97307" calcext:value-type="float">
            <text:p>1502978957.97307</text:p>
          </table:table-cell>
          <table:table-cell office:value-type="float" office:value="10401" calcext:value-type="float">
            <text:p>104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802.38664" calcext:value-type="float">
            <text:p>1502978802.38664</text:p>
          </table:table-cell>
          <table:table-cell office:value-type="float" office:value="10401" calcext:value-type="float">
            <text:p>104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31.90046" calcext:value-type="float">
            <text:p>1502976931.90046</text:p>
          </table:table-cell>
          <table:table-cell office:value-type="float" office:value="10302" calcext:value-type="float">
            <text:p>10302</text:p>
          </table:table-cell>
          <table:table-cell office:value-type="float" office:value="0.980084538459778" calcext:value-type="float">
            <text:p>0.9800845385</text:p>
          </table:table-cell>
          <table:table-cell/>
          <table:table-cell office:value-type="float" office:value="1502978967.2439" calcext:value-type="float">
            <text:p>1502978967.2439</text:p>
          </table:table-cell>
          <table:table-cell office:value-type="float" office:value="10501" calcext:value-type="float">
            <text:p>105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8809.74517" calcext:value-type="float">
            <text:p>1502978809.74517</text:p>
          </table:table-cell>
          <table:table-cell office:value-type="float" office:value="10501" calcext:value-type="float">
            <text:p>105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38.96226" calcext:value-type="float">
            <text:p>1502976938.96226</text:p>
          </table:table-cell>
          <table:table-cell office:value-type="float" office:value="10402" calcext:value-type="float">
            <text:p>10402</text:p>
          </table:table-cell>
          <table:table-cell office:value-type="float" office:value="0.980108320713043" calcext:value-type="float">
            <text:p>0.9801083207</text:p>
          </table:table-cell>
          <table:table-cell/>
          <table:table-cell office:value-type="float" office:value="1502978976.44105" calcext:value-type="float">
            <text:p>1502978976.44105</text:p>
          </table:table-cell>
          <table:table-cell office:value-type="float" office:value="10601" calcext:value-type="float">
            <text:p>10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816.79937" calcext:value-type="float">
            <text:p>1502978816.79937</text:p>
          </table:table-cell>
          <table:table-cell office:value-type="float" office:value="10601" calcext:value-type="float">
            <text:p>106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45.97024" calcext:value-type="float">
            <text:p>1502976945.97024</text:p>
          </table:table-cell>
          <table:table-cell office:value-type="float" office:value="10502" calcext:value-type="float">
            <text:p>10502</text:p>
          </table:table-cell>
          <table:table-cell office:value-type="float" office:value="0.980114221572876" calcext:value-type="float">
            <text:p>0.9801142216</text:p>
          </table:table-cell>
          <table:table-cell/>
          <table:table-cell office:value-type="float" office:value="1502978985.33975" calcext:value-type="float">
            <text:p>1502978985.33975</text:p>
          </table:table-cell>
          <table:table-cell office:value-type="float" office:value="10701" calcext:value-type="float">
            <text:p>10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823.54316" calcext:value-type="float">
            <text:p>1502978823.54316</text:p>
          </table:table-cell>
          <table:table-cell office:value-type="float" office:value="10701" calcext:value-type="float">
            <text:p>107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52.96642" calcext:value-type="float">
            <text:p>1502976952.96642</text:p>
          </table:table-cell>
          <table:table-cell office:value-type="float" office:value="10602" calcext:value-type="float">
            <text:p>10602</text:p>
          </table:table-cell>
          <table:table-cell office:value-type="float" office:value="0.980227053165436" calcext:value-type="float">
            <text:p>0.9802270532</text:p>
          </table:table-cell>
          <table:table-cell/>
          <table:table-cell office:value-type="float" office:value="1502978994.60631" calcext:value-type="float">
            <text:p>1502978994.60631</text:p>
          </table:table-cell>
          <table:table-cell office:value-type="float" office:value="10801" calcext:value-type="float">
            <text:p>108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830.29349" calcext:value-type="float">
            <text:p>1502978830.29349</text:p>
          </table:table-cell>
          <table:table-cell office:value-type="float" office:value="10801" calcext:value-type="float">
            <text:p>108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6959.9659" calcext:value-type="float">
            <text:p>1502976959.9659</text:p>
          </table:table-cell>
          <table:table-cell office:value-type="float" office:value="10702" calcext:value-type="float">
            <text:p>10702</text:p>
          </table:table-cell>
          <table:table-cell office:value-type="float" office:value="0.980244874954224" calcext:value-type="float">
            <text:p>0.980244875</text:p>
          </table:table-cell>
          <table:table-cell/>
          <table:table-cell office:value-type="float" office:value="1502979003.84583" calcext:value-type="float">
            <text:p>1502979003.84583</text:p>
          </table:table-cell>
          <table:table-cell office:value-type="float" office:value="10901" calcext:value-type="float">
            <text:p>109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37.56321" calcext:value-type="float">
            <text:p>1502978837.56321</text:p>
          </table:table-cell>
          <table:table-cell office:value-type="float" office:value="10901" calcext:value-type="float">
            <text:p>109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6966.95616" calcext:value-type="float">
            <text:p>1502976966.95616</text:p>
          </table:table-cell>
          <table:table-cell office:value-type="float" office:value="10802" calcext:value-type="float">
            <text:p>10802</text:p>
          </table:table-cell>
          <table:table-cell office:value-type="float" office:value="0.980233013629913" calcext:value-type="float">
            <text:p>0.9802330136</text:p>
          </table:table-cell>
          <table:table-cell/>
          <table:table-cell office:value-type="float" office:value="1502979012.67949" calcext:value-type="float">
            <text:p>1502979012.67949</text:p>
          </table:table-cell>
          <table:table-cell office:value-type="float" office:value="11001" calcext:value-type="float">
            <text:p>110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44.6311" calcext:value-type="float">
            <text:p>1502978844.6311</text:p>
          </table:table-cell>
          <table:table-cell office:value-type="float" office:value="11001" calcext:value-type="float">
            <text:p>110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6974.00168" calcext:value-type="float">
            <text:p>1502976974.00168</text:p>
          </table:table-cell>
          <table:table-cell office:value-type="float" office:value="10902" calcext:value-type="float">
            <text:p>10902</text:p>
          </table:table-cell>
          <table:table-cell office:value-type="float" office:value="0.980298340320587" calcext:value-type="float">
            <text:p>0.9802983403</text:p>
          </table:table-cell>
          <table:table-cell/>
          <table:table-cell office:value-type="float" office:value="1502979022.05833" calcext:value-type="float">
            <text:p>1502979022.05833</text:p>
          </table:table-cell>
          <table:table-cell office:value-type="float" office:value="11101" calcext:value-type="float">
            <text:p>111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51.5432" calcext:value-type="float">
            <text:p>1502978851.5432</text:p>
          </table:table-cell>
          <table:table-cell office:value-type="float" office:value="11101" calcext:value-type="float">
            <text:p>111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6981.01455" calcext:value-type="float">
            <text:p>1502976981.01455</text:p>
          </table:table-cell>
          <table:table-cell office:value-type="float" office:value="11002" calcext:value-type="float">
            <text:p>11002</text:p>
          </table:table-cell>
          <table:table-cell office:value-type="float" office:value="0.980310201644897" calcext:value-type="float">
            <text:p>0.9803102016</text:p>
          </table:table-cell>
          <table:table-cell/>
          <table:table-cell office:value-type="float" office:value="1502979031.21675" calcext:value-type="float">
            <text:p>1502979031.21675</text:p>
          </table:table-cell>
          <table:table-cell office:value-type="float" office:value="11201" calcext:value-type="float">
            <text:p>112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58.32587" calcext:value-type="float">
            <text:p>1502978858.32587</text:p>
          </table:table-cell>
          <table:table-cell office:value-type="float" office:value="11201" calcext:value-type="float">
            <text:p>112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6988.00651" calcext:value-type="float">
            <text:p>1502976988.00651</text:p>
          </table:table-cell>
          <table:table-cell office:value-type="float" office:value="11102" calcext:value-type="float">
            <text:p>11102</text:p>
          </table:table-cell>
          <table:table-cell office:value-type="float" office:value="0.980339884757996" calcext:value-type="float">
            <text:p>0.9803398848</text:p>
          </table:table-cell>
          <table:table-cell/>
          <table:table-cell office:value-type="float" office:value="1502979040.2055" calcext:value-type="float">
            <text:p>1502979040.2055</text:p>
          </table:table-cell>
          <table:table-cell office:value-type="float" office:value="11301" calcext:value-type="float">
            <text:p>113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65.57304" calcext:value-type="float">
            <text:p>1502978865.57304</text:p>
          </table:table-cell>
          <table:table-cell office:value-type="float" office:value="11301" calcext:value-type="float">
            <text:p>113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6995.00704" calcext:value-type="float">
            <text:p>1502976995.00704</text:p>
          </table:table-cell>
          <table:table-cell office:value-type="float" office:value="11202" calcext:value-type="float">
            <text:p>11202</text:p>
          </table:table-cell>
          <table:table-cell office:value-type="float" office:value="0.980375528335571" calcext:value-type="float">
            <text:p>0.9803755283</text:p>
          </table:table-cell>
          <table:table-cell/>
          <table:table-cell office:value-type="float" office:value="1502979049.26423" calcext:value-type="float">
            <text:p>1502979049.26423</text:p>
          </table:table-cell>
          <table:table-cell office:value-type="float" office:value="11401" calcext:value-type="float">
            <text:p>11401</text:p>
          </table:table-cell>
          <table:table-cell office:value-type="float" office:value="0.997746646404266" calcext:value-type="float">
            <text:p>0.9977466464</text:p>
          </table:table-cell>
          <table:table-cell/>
          <table:table-cell office:value-type="float" office:value="1502978872.67642" calcext:value-type="float">
            <text:p>1502978872.67642</text:p>
          </table:table-cell>
          <table:table-cell office:value-type="float" office:value="11401" calcext:value-type="float">
            <text:p>114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01.98932" calcext:value-type="float">
            <text:p>1502977001.98932</text:p>
          </table:table-cell>
          <table:table-cell office:value-type="float" office:value="11302" calcext:value-type="float">
            <text:p>11302</text:p>
          </table:table-cell>
          <table:table-cell office:value-type="float" office:value="0.980411112308502" calcext:value-type="float">
            <text:p>0.9804111123</text:p>
          </table:table-cell>
          <table:table-cell/>
          <table:table-cell office:value-type="float" office:value="1502979058.32647" calcext:value-type="float">
            <text:p>1502979058.32647</text:p>
          </table:table-cell>
          <table:table-cell office:value-type="float" office:value="11501" calcext:value-type="float">
            <text:p>115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879.51512" calcext:value-type="float">
            <text:p>1502978879.51512</text:p>
          </table:table-cell>
          <table:table-cell office:value-type="float" office:value="11501" calcext:value-type="float">
            <text:p>115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09.04781" calcext:value-type="float">
            <text:p>1502977009.04781</text:p>
          </table:table-cell>
          <table:table-cell office:value-type="float" office:value="11402" calcext:value-type="float">
            <text:p>11402</text:p>
          </table:table-cell>
          <table:table-cell office:value-type="float" office:value="0.980512082576752" calcext:value-type="float">
            <text:p>0.9805120826</text:p>
          </table:table-cell>
          <table:table-cell/>
          <table:table-cell office:value-type="float" office:value="1502979067.42133" calcext:value-type="float">
            <text:p>1502979067.42133</text:p>
          </table:table-cell>
          <table:table-cell office:value-type="float" office:value="11601" calcext:value-type="float">
            <text:p>116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886.29026" calcext:value-type="float">
            <text:p>1502978886.29026</text:p>
          </table:table-cell>
          <table:table-cell office:value-type="float" office:value="11601" calcext:value-type="float">
            <text:p>116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16.06314" calcext:value-type="float">
            <text:p>1502977016.06314</text:p>
          </table:table-cell>
          <table:table-cell office:value-type="float" office:value="11502" calcext:value-type="float">
            <text:p>11502</text:p>
          </table:table-cell>
          <table:table-cell office:value-type="float" office:value="0.98052990436554" calcext:value-type="float">
            <text:p>0.9805299044</text:p>
          </table:table-cell>
          <table:table-cell/>
          <table:table-cell office:value-type="float" office:value="1502979076.56406" calcext:value-type="float">
            <text:p>1502979076.56406</text:p>
          </table:table-cell>
          <table:table-cell office:value-type="float" office:value="11701" calcext:value-type="float">
            <text:p>117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893.46203" calcext:value-type="float">
            <text:p>1502978893.46203</text:p>
          </table:table-cell>
          <table:table-cell office:value-type="float" office:value="11701" calcext:value-type="float">
            <text:p>117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23.05576" calcext:value-type="float">
            <text:p>1502977023.05576</text:p>
          </table:table-cell>
          <table:table-cell office:value-type="float" office:value="11602" calcext:value-type="float">
            <text:p>11602</text:p>
          </table:table-cell>
          <table:table-cell office:value-type="float" office:value="0.98054176568985" calcext:value-type="float">
            <text:p>0.9805417657</text:p>
          </table:table-cell>
          <table:table-cell/>
          <table:table-cell office:value-type="float" office:value="1502979085.78376" calcext:value-type="float">
            <text:p>1502979085.78376</text:p>
          </table:table-cell>
          <table:table-cell office:value-type="float" office:value="11801" calcext:value-type="float">
            <text:p>118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900.59856" calcext:value-type="float">
            <text:p>1502978900.59856</text:p>
          </table:table-cell>
          <table:table-cell office:value-type="float" office:value="11801" calcext:value-type="float">
            <text:p>118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30.07961" calcext:value-type="float">
            <text:p>1502977030.07961</text:p>
          </table:table-cell>
          <table:table-cell office:value-type="float" office:value="11702" calcext:value-type="float">
            <text:p>11702</text:p>
          </table:table-cell>
          <table:table-cell office:value-type="float" office:value="0.980559587478638" calcext:value-type="float">
            <text:p>0.9805595875</text:p>
          </table:table-cell>
          <table:table-cell/>
          <table:table-cell office:value-type="float" office:value="1502979094.93085" calcext:value-type="float">
            <text:p>1502979094.93085</text:p>
          </table:table-cell>
          <table:table-cell office:value-type="float" office:value="11901" calcext:value-type="float">
            <text:p>11901</text:p>
          </table:table-cell>
          <table:table-cell office:value-type="float" office:value="0.997752368450165" calcext:value-type="float">
            <text:p>0.9977523685</text:p>
          </table:table-cell>
          <table:table-cell/>
          <table:table-cell office:value-type="float" office:value="1502978907.5643" calcext:value-type="float">
            <text:p>1502978907.5643</text:p>
          </table:table-cell>
          <table:table-cell office:value-type="float" office:value="11901" calcext:value-type="float">
            <text:p>119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37.09203" calcext:value-type="float">
            <text:p>1502977037.09203</text:p>
          </table:table-cell>
          <table:table-cell office:value-type="float" office:value="11802" calcext:value-type="float">
            <text:p>11802</text:p>
          </table:table-cell>
          <table:table-cell office:value-type="float" office:value="0.980583310127258" calcext:value-type="float">
            <text:p>0.9805833101</text:p>
          </table:table-cell>
          <table:table-cell/>
          <table:table-cell office:value-type="float" office:value="1502979104.00222" calcext:value-type="float">
            <text:p>1502979104.00222</text:p>
          </table:table-cell>
          <table:table-cell office:value-type="float" office:value="12001" calcext:value-type="float">
            <text:p>12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14.33512" calcext:value-type="float">
            <text:p>1502978914.33512</text:p>
          </table:table-cell>
          <table:table-cell office:value-type="float" office:value="12001" calcext:value-type="float">
            <text:p>120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44.13441" calcext:value-type="float">
            <text:p>1502977044.13441</text:p>
          </table:table-cell>
          <table:table-cell office:value-type="float" office:value="11902" calcext:value-type="float">
            <text:p>11902</text:p>
          </table:table-cell>
          <table:table-cell office:value-type="float" office:value="0.980601131916046" calcext:value-type="float">
            <text:p>0.9806011319</text:p>
          </table:table-cell>
          <table:table-cell/>
          <table:table-cell office:value-type="float" office:value="1502979113.25371" calcext:value-type="float">
            <text:p>1502979113.25371</text:p>
          </table:table-cell>
          <table:table-cell office:value-type="float" office:value="12101" calcext:value-type="float">
            <text:p>12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21.27267" calcext:value-type="float">
            <text:p>1502978921.27267</text:p>
          </table:table-cell>
          <table:table-cell office:value-type="float" office:value="12101" calcext:value-type="float">
            <text:p>121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51.24079" calcext:value-type="float">
            <text:p>1502977051.24079</text:p>
          </table:table-cell>
          <table:table-cell office:value-type="float" office:value="12002" calcext:value-type="float">
            <text:p>12002</text:p>
          </table:table-cell>
          <table:table-cell office:value-type="float" office:value="0.980601131916046" calcext:value-type="float">
            <text:p>0.9806011319</text:p>
          </table:table-cell>
          <table:table-cell/>
          <table:table-cell office:value-type="float" office:value="1502979122.26156" calcext:value-type="float">
            <text:p>1502979122.26156</text:p>
          </table:table-cell>
          <table:table-cell office:value-type="float" office:value="12201" calcext:value-type="float">
            <text:p>12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28.63694" calcext:value-type="float">
            <text:p>1502978928.63694</text:p>
          </table:table-cell>
          <table:table-cell office:value-type="float" office:value="12201" calcext:value-type="float">
            <text:p>12201</text:p>
          </table:table-cell>
          <table:table-cell office:value-type="float" office:value="0.9941446185112" calcext:value-type="float">
            <text:p>0.9941446185</text:p>
          </table:table-cell>
        </table:table-row>
        <table:table-row table:style-name="ro1">
          <table:table-cell table:number-columns-repeated="4"/>
          <table:table-cell office:value-type="float" office:value="1502977058.23258" calcext:value-type="float">
            <text:p>1502977058.23258</text:p>
          </table:table-cell>
          <table:table-cell office:value-type="float" office:value="12102" calcext:value-type="float">
            <text:p>12102</text:p>
          </table:table-cell>
          <table:table-cell office:value-type="float" office:value="0.980607092380524" calcext:value-type="float">
            <text:p>0.9806070924</text:p>
          </table:table-cell>
          <table:table-cell/>
          <table:table-cell office:value-type="float" office:value="1502979131.20548" calcext:value-type="float">
            <text:p>1502979131.20548</text:p>
          </table:table-cell>
          <table:table-cell office:value-type="float" office:value="12301" calcext:value-type="float">
            <text:p>12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35.56661" calcext:value-type="float">
            <text:p>1502978935.56661</text:p>
          </table:table-cell>
          <table:table-cell office:value-type="float" office:value="12301" calcext:value-type="float">
            <text:p>123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7065.21477" calcext:value-type="float">
            <text:p>1502977065.21477</text:p>
          </table:table-cell>
          <table:table-cell office:value-type="float" office:value="12202" calcext:value-type="float">
            <text:p>12202</text:p>
          </table:table-cell>
          <table:table-cell office:value-type="float" office:value="0.980607092380524" calcext:value-type="float">
            <text:p>0.9806070924</text:p>
          </table:table-cell>
          <table:table-cell/>
          <table:table-cell office:value-type="float" office:value="1502979140.18389" calcext:value-type="float">
            <text:p>1502979140.18389</text:p>
          </table:table-cell>
          <table:table-cell office:value-type="float" office:value="12401" calcext:value-type="float">
            <text:p>12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42.62323" calcext:value-type="float">
            <text:p>1502978942.62323</text:p>
          </table:table-cell>
          <table:table-cell office:value-type="float" office:value="12401" calcext:value-type="float">
            <text:p>124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7072.2342" calcext:value-type="float">
            <text:p>1502977072.2342</text:p>
          </table:table-cell>
          <table:table-cell office:value-type="float" office:value="12302" calcext:value-type="float">
            <text:p>12302</text:p>
          </table:table-cell>
          <table:table-cell office:value-type="float" office:value="0.98067831993103" calcext:value-type="float">
            <text:p>0.9806783199</text:p>
          </table:table-cell>
          <table:table-cell/>
          <table:table-cell office:value-type="float" office:value="1502979149.21423" calcext:value-type="float">
            <text:p>1502979149.21423</text:p>
          </table:table-cell>
          <table:table-cell office:value-type="float" office:value="12501" calcext:value-type="float">
            <text:p>12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49.50298" calcext:value-type="float">
            <text:p>1502978949.50298</text:p>
          </table:table-cell>
          <table:table-cell office:value-type="float" office:value="12501" calcext:value-type="float">
            <text:p>125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7079.21456" calcext:value-type="float">
            <text:p>1502977079.21456</text:p>
          </table:table-cell>
          <table:table-cell office:value-type="float" office:value="12402" calcext:value-type="float">
            <text:p>12402</text:p>
          </table:table-cell>
          <table:table-cell office:value-type="float" office:value="0.980725824832916" calcext:value-type="float">
            <text:p>0.9807258248</text:p>
          </table:table-cell>
          <table:table-cell/>
          <table:table-cell office:value-type="float" office:value="1502979158.29013" calcext:value-type="float">
            <text:p>1502979158.29013</text:p>
          </table:table-cell>
          <table:table-cell office:value-type="float" office:value="12601" calcext:value-type="float">
            <text:p>12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56.70134" calcext:value-type="float">
            <text:p>1502978956.70134</text:p>
          </table:table-cell>
          <table:table-cell office:value-type="float" office:value="12601" calcext:value-type="float">
            <text:p>12601</text:p>
          </table:table-cell>
          <table:table-cell office:value-type="float" office:value="0.994106113910675" calcext:value-type="float">
            <text:p>0.9941061139</text:p>
          </table:table-cell>
        </table:table-row>
        <table:table-row table:style-name="ro1">
          <table:table-cell table:number-columns-repeated="4"/>
          <table:table-cell office:value-type="float" office:value="1502977086.29307" calcext:value-type="float">
            <text:p>1502977086.29307</text:p>
          </table:table-cell>
          <table:table-cell office:value-type="float" office:value="12502" calcext:value-type="float">
            <text:p>12502</text:p>
          </table:table-cell>
          <table:table-cell office:value-type="float" office:value="0.98076742887497" calcext:value-type="float">
            <text:p>0.9807674289</text:p>
          </table:table-cell>
          <table:table-cell/>
          <table:table-cell office:value-type="float" office:value="1502979167.53353" calcext:value-type="float">
            <text:p>1502979167.53353</text:p>
          </table:table-cell>
          <table:table-cell office:value-type="float" office:value="12701" calcext:value-type="float">
            <text:p>12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63.82152" calcext:value-type="float">
            <text:p>1502978963.82152</text:p>
          </table:table-cell>
          <table:table-cell office:value-type="float" office:value="12701" calcext:value-type="float">
            <text:p>12701</text:p>
          </table:table-cell>
          <table:table-cell office:value-type="float" office:value="0.994337201118469" calcext:value-type="float">
            <text:p>0.9943372011</text:p>
          </table:table-cell>
        </table:table-row>
        <table:table-row table:style-name="ro1">
          <table:table-cell table:number-columns-repeated="4"/>
          <table:table-cell office:value-type="float" office:value="1502977093.42833" calcext:value-type="float">
            <text:p>1502977093.42833</text:p>
          </table:table-cell>
          <table:table-cell office:value-type="float" office:value="12602" calcext:value-type="float">
            <text:p>12602</text:p>
          </table:table-cell>
          <table:table-cell office:value-type="float" office:value="0.9808030128479" calcext:value-type="float">
            <text:p>0.9808030128</text:p>
          </table:table-cell>
          <table:table-cell/>
          <table:table-cell office:value-type="float" office:value="1502979176.83871" calcext:value-type="float">
            <text:p>1502979176.83871</text:p>
          </table:table-cell>
          <table:table-cell office:value-type="float" office:value="12801" calcext:value-type="float">
            <text:p>12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70.63218" calcext:value-type="float">
            <text:p>1502978970.63218</text:p>
          </table:table-cell>
          <table:table-cell office:value-type="float" office:value="12801" calcext:value-type="float">
            <text:p>12801</text:p>
          </table:table-cell>
          <table:table-cell office:value-type="float" office:value="0.994375765323639" calcext:value-type="float">
            <text:p>0.9943757653</text:p>
          </table:table-cell>
        </table:table-row>
        <table:table-row table:style-name="ro1">
          <table:table-cell table:number-columns-repeated="4"/>
          <table:table-cell office:value-type="float" office:value="1502977100.71014" calcext:value-type="float">
            <text:p>1502977100.71014</text:p>
          </table:table-cell>
          <table:table-cell office:value-type="float" office:value="12702" calcext:value-type="float">
            <text:p>12702</text:p>
          </table:table-cell>
          <table:table-cell office:value-type="float" office:value="0.980808973312378" calcext:value-type="float">
            <text:p>0.9808089733</text:p>
          </table:table-cell>
          <table:table-cell/>
          <table:table-cell office:value-type="float" office:value="1502979185.85901" calcext:value-type="float">
            <text:p>1502979185.85901</text:p>
          </table:table-cell>
          <table:table-cell office:value-type="float" office:value="12901" calcext:value-type="float">
            <text:p>12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77.4423" calcext:value-type="float">
            <text:p>1502978977.4423</text:p>
          </table:table-cell>
          <table:table-cell office:value-type="float" office:value="12901" calcext:value-type="float">
            <text:p>129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08.06939" calcext:value-type="float">
            <text:p>1502977108.06939</text:p>
          </table:table-cell>
          <table:table-cell office:value-type="float" office:value="12802" calcext:value-type="float">
            <text:p>12802</text:p>
          </table:table-cell>
          <table:table-cell office:value-type="float" office:value="0.980832695960998" calcext:value-type="float">
            <text:p>0.980832696</text:p>
          </table:table-cell>
          <table:table-cell/>
          <table:table-cell office:value-type="float" office:value="1502979194.89035" calcext:value-type="float">
            <text:p>1502979194.89035</text:p>
          </table:table-cell>
          <table:table-cell office:value-type="float" office:value="13001" calcext:value-type="float">
            <text:p>13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84.45374" calcext:value-type="float">
            <text:p>1502978984.45374</text:p>
          </table:table-cell>
          <table:table-cell office:value-type="float" office:value="13001" calcext:value-type="float">
            <text:p>130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15.10361" calcext:value-type="float">
            <text:p>1502977115.10361</text:p>
          </table:table-cell>
          <table:table-cell office:value-type="float" office:value="12902" calcext:value-type="float">
            <text:p>12902</text:p>
          </table:table-cell>
          <table:table-cell office:value-type="float" office:value="0.98090398311615" calcext:value-type="float">
            <text:p>0.9809039831</text:p>
          </table:table-cell>
          <table:table-cell/>
          <table:table-cell office:value-type="float" office:value="1502979204.24656" calcext:value-type="float">
            <text:p>1502979204.24656</text:p>
          </table:table-cell>
          <table:table-cell office:value-type="float" office:value="13101" calcext:value-type="float">
            <text:p>13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91.78318" calcext:value-type="float">
            <text:p>1502978991.78318</text:p>
          </table:table-cell>
          <table:table-cell office:value-type="float" office:value="13101" calcext:value-type="float">
            <text:p>131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22.15657" calcext:value-type="float">
            <text:p>1502977122.15657</text:p>
          </table:table-cell>
          <table:table-cell office:value-type="float" office:value="13002" calcext:value-type="float">
            <text:p>13002</text:p>
          </table:table-cell>
          <table:table-cell office:value-type="float" office:value="0.980987131595612" calcext:value-type="float">
            <text:p>0.9809871316</text:p>
          </table:table-cell>
          <table:table-cell/>
          <table:table-cell office:value-type="float" office:value="1502979213.34451" calcext:value-type="float">
            <text:p>1502979213.34451</text:p>
          </table:table-cell>
          <table:table-cell office:value-type="float" office:value="13201" calcext:value-type="float">
            <text:p>13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8998.54015" calcext:value-type="float">
            <text:p>1502978998.54015</text:p>
          </table:table-cell>
          <table:table-cell office:value-type="float" office:value="13201" calcext:value-type="float">
            <text:p>132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29.15748" calcext:value-type="float">
            <text:p>1502977129.15748</text:p>
          </table:table-cell>
          <table:table-cell office:value-type="float" office:value="13102" calcext:value-type="float">
            <text:p>13102</text:p>
          </table:table-cell>
          <table:table-cell office:value-type="float" office:value="0.981058359146118" calcext:value-type="float">
            <text:p>0.9810583591</text:p>
          </table:table-cell>
          <table:table-cell/>
          <table:table-cell office:value-type="float" office:value="1502979222.59341" calcext:value-type="float">
            <text:p>1502979222.59341</text:p>
          </table:table-cell>
          <table:table-cell office:value-type="float" office:value="13301" calcext:value-type="float">
            <text:p>13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05.31898" calcext:value-type="float">
            <text:p>1502979005.31898</text:p>
          </table:table-cell>
          <table:table-cell office:value-type="float" office:value="13301" calcext:value-type="float">
            <text:p>133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36.15536" calcext:value-type="float">
            <text:p>1502977136.15536</text:p>
          </table:table-cell>
          <table:table-cell office:value-type="float" office:value="13202" calcext:value-type="float">
            <text:p>13202</text:p>
          </table:table-cell>
          <table:table-cell office:value-type="float" office:value="0.981076180934906" calcext:value-type="float">
            <text:p>0.9810761809</text:p>
          </table:table-cell>
          <table:table-cell/>
          <table:table-cell office:value-type="float" office:value="1502979231.84496" calcext:value-type="float">
            <text:p>1502979231.84496</text:p>
          </table:table-cell>
          <table:table-cell office:value-type="float" office:value="13401" calcext:value-type="float">
            <text:p>13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12.16872" calcext:value-type="float">
            <text:p>1502979012.16872</text:p>
          </table:table-cell>
          <table:table-cell office:value-type="float" office:value="13401" calcext:value-type="float">
            <text:p>134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43.13197" calcext:value-type="float">
            <text:p>1502977143.13197</text:p>
          </table:table-cell>
          <table:table-cell office:value-type="float" office:value="13302" calcext:value-type="float">
            <text:p>133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240.89501" calcext:value-type="float">
            <text:p>1502979240.89501</text:p>
          </table:table-cell>
          <table:table-cell office:value-type="float" office:value="13501" calcext:value-type="float">
            <text:p>13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19.46133" calcext:value-type="float">
            <text:p>1502979019.46133</text:p>
          </table:table-cell>
          <table:table-cell office:value-type="float" office:value="13501" calcext:value-type="float">
            <text:p>135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50.16967" calcext:value-type="float">
            <text:p>1502977150.16967</text:p>
          </table:table-cell>
          <table:table-cell office:value-type="float" office:value="13402" calcext:value-type="float">
            <text:p>13402</text:p>
          </table:table-cell>
          <table:table-cell office:value-type="float" office:value="0.981064319610596" calcext:value-type="float">
            <text:p>0.9810643196</text:p>
          </table:table-cell>
          <table:table-cell/>
          <table:table-cell office:value-type="float" office:value="1502979250.17486" calcext:value-type="float">
            <text:p>1502979250.17486</text:p>
          </table:table-cell>
          <table:table-cell office:value-type="float" office:value="13601" calcext:value-type="float">
            <text:p>13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26.23256" calcext:value-type="float">
            <text:p>1502979026.23256</text:p>
          </table:table-cell>
          <table:table-cell office:value-type="float" office:value="13601" calcext:value-type="float">
            <text:p>136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57.26728" calcext:value-type="float">
            <text:p>1502977157.26728</text:p>
          </table:table-cell>
          <table:table-cell office:value-type="float" office:value="13502" calcext:value-type="float">
            <text:p>13502</text:p>
          </table:table-cell>
          <table:table-cell office:value-type="float" office:value="0.981064319610596" calcext:value-type="float">
            <text:p>0.9810643196</text:p>
          </table:table-cell>
          <table:table-cell/>
          <table:table-cell office:value-type="float" office:value="1502979259.42234" calcext:value-type="float">
            <text:p>1502979259.42234</text:p>
          </table:table-cell>
          <table:table-cell office:value-type="float" office:value="13701" calcext:value-type="float">
            <text:p>13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33.04704" calcext:value-type="float">
            <text:p>1502979033.04704</text:p>
          </table:table-cell>
          <table:table-cell office:value-type="float" office:value="13701" calcext:value-type="float">
            <text:p>137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64.27903" calcext:value-type="float">
            <text:p>1502977164.27903</text:p>
          </table:table-cell>
          <table:table-cell office:value-type="float" office:value="13602" calcext:value-type="float">
            <text:p>136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268.45049" calcext:value-type="float">
            <text:p>1502979268.45049</text:p>
          </table:table-cell>
          <table:table-cell office:value-type="float" office:value="13801" calcext:value-type="float">
            <text:p>13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39.78097" calcext:value-type="float">
            <text:p>1502979039.78097</text:p>
          </table:table-cell>
          <table:table-cell office:value-type="float" office:value="13801" calcext:value-type="float">
            <text:p>138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71.31355" calcext:value-type="float">
            <text:p>1502977171.31355</text:p>
          </table:table-cell>
          <table:table-cell office:value-type="float" office:value="13702" calcext:value-type="float">
            <text:p>137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277.30659" calcext:value-type="float">
            <text:p>1502979277.30659</text:p>
          </table:table-cell>
          <table:table-cell office:value-type="float" office:value="13901" calcext:value-type="float">
            <text:p>13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47.11005" calcext:value-type="float">
            <text:p>1502979047.11005</text:p>
          </table:table-cell>
          <table:table-cell office:value-type="float" office:value="13901" calcext:value-type="float">
            <text:p>139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78.30328" calcext:value-type="float">
            <text:p>1502977178.30328</text:p>
          </table:table-cell>
          <table:table-cell office:value-type="float" office:value="13802" calcext:value-type="float">
            <text:p>138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286.49377" calcext:value-type="float">
            <text:p>1502979286.49377</text:p>
          </table:table-cell>
          <table:table-cell office:value-type="float" office:value="14001" calcext:value-type="float">
            <text:p>14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53.99948" calcext:value-type="float">
            <text:p>1502979053.99948</text:p>
          </table:table-cell>
          <table:table-cell office:value-type="float" office:value="14001" calcext:value-type="float">
            <text:p>140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85.32066" calcext:value-type="float">
            <text:p>1502977185.32066</text:p>
          </table:table-cell>
          <table:table-cell office:value-type="float" office:value="13902" calcext:value-type="float">
            <text:p>139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295.68572" calcext:value-type="float">
            <text:p>1502979295.68572</text:p>
          </table:table-cell>
          <table:table-cell office:value-type="float" office:value="14101" calcext:value-type="float">
            <text:p>14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60.82503" calcext:value-type="float">
            <text:p>1502979060.82503</text:p>
          </table:table-cell>
          <table:table-cell office:value-type="float" office:value="14101" calcext:value-type="float">
            <text:p>141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92.41463" calcext:value-type="float">
            <text:p>1502977192.41463</text:p>
          </table:table-cell>
          <table:table-cell office:value-type="float" office:value="14002" calcext:value-type="float">
            <text:p>14002</text:p>
          </table:table-cell>
          <table:table-cell office:value-type="float" office:value="0.981070220470428" calcext:value-type="float">
            <text:p>0.9810702205</text:p>
          </table:table-cell>
          <table:table-cell/>
          <table:table-cell office:value-type="float" office:value="1502979304.66756" calcext:value-type="float">
            <text:p>1502979304.66756</text:p>
          </table:table-cell>
          <table:table-cell office:value-type="float" office:value="14201" calcext:value-type="float">
            <text:p>14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67.62861" calcext:value-type="float">
            <text:p>1502979067.62861</text:p>
          </table:table-cell>
          <table:table-cell office:value-type="float" office:value="14201" calcext:value-type="float">
            <text:p>142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199.55866" calcext:value-type="float">
            <text:p>1502977199.55866</text:p>
          </table:table-cell>
          <table:table-cell office:value-type="float" office:value="14102" calcext:value-type="float">
            <text:p>14102</text:p>
          </table:table-cell>
          <table:table-cell office:value-type="float" office:value="0.981076180934906" calcext:value-type="float">
            <text:p>0.9810761809</text:p>
          </table:table-cell>
          <table:table-cell/>
          <table:table-cell office:value-type="float" office:value="1502979313.6806" calcext:value-type="float">
            <text:p>1502979313.6806</text:p>
          </table:table-cell>
          <table:table-cell office:value-type="float" office:value="14301" calcext:value-type="float">
            <text:p>14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74.83206" calcext:value-type="float">
            <text:p>1502979074.83206</text:p>
          </table:table-cell>
          <table:table-cell office:value-type="float" office:value="14301" calcext:value-type="float">
            <text:p>143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06.58105" calcext:value-type="float">
            <text:p>1502977206.58105</text:p>
          </table:table-cell>
          <table:table-cell office:value-type="float" office:value="14202" calcext:value-type="float">
            <text:p>14202</text:p>
          </table:table-cell>
          <table:table-cell office:value-type="float" office:value="0.981082081794739" calcext:value-type="float">
            <text:p>0.9810820818</text:p>
          </table:table-cell>
          <table:table-cell/>
          <table:table-cell office:value-type="float" office:value="1502979322.69026" calcext:value-type="float">
            <text:p>1502979322.69026</text:p>
          </table:table-cell>
          <table:table-cell office:value-type="float" office:value="14401" calcext:value-type="float">
            <text:p>14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81.90874" calcext:value-type="float">
            <text:p>1502979081.90874</text:p>
          </table:table-cell>
          <table:table-cell office:value-type="float" office:value="14401" calcext:value-type="float">
            <text:p>144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13.97567" calcext:value-type="float">
            <text:p>1502977213.97567</text:p>
          </table:table-cell>
          <table:table-cell office:value-type="float" office:value="14302" calcext:value-type="float">
            <text:p>14302</text:p>
          </table:table-cell>
          <table:table-cell office:value-type="float" office:value="0.981076180934906" calcext:value-type="float">
            <text:p>0.9810761809</text:p>
          </table:table-cell>
          <table:table-cell/>
          <table:table-cell office:value-type="float" office:value="1502979331.71157" calcext:value-type="float">
            <text:p>1502979331.71157</text:p>
          </table:table-cell>
          <table:table-cell office:value-type="float" office:value="14501" calcext:value-type="float">
            <text:p>14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88.69658" calcext:value-type="float">
            <text:p>1502979088.69658</text:p>
          </table:table-cell>
          <table:table-cell office:value-type="float" office:value="14501" calcext:value-type="float">
            <text:p>145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21.15013" calcext:value-type="float">
            <text:p>1502977221.15013</text:p>
          </table:table-cell>
          <table:table-cell office:value-type="float" office:value="14402" calcext:value-type="float">
            <text:p>14402</text:p>
          </table:table-cell>
          <table:table-cell office:value-type="float" office:value="0.981099903583527" calcext:value-type="float">
            <text:p>0.9810999036</text:p>
          </table:table-cell>
          <table:table-cell/>
          <table:table-cell office:value-type="float" office:value="1502979340.98559" calcext:value-type="float">
            <text:p>1502979340.98559</text:p>
          </table:table-cell>
          <table:table-cell office:value-type="float" office:value="14601" calcext:value-type="float">
            <text:p>14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095.38364" calcext:value-type="float">
            <text:p>1502979095.38364</text:p>
          </table:table-cell>
          <table:table-cell office:value-type="float" office:value="14601" calcext:value-type="float">
            <text:p>146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28.20412" calcext:value-type="float">
            <text:p>1502977228.20412</text:p>
          </table:table-cell>
          <table:table-cell office:value-type="float" office:value="14502" calcext:value-type="float">
            <text:p>14502</text:p>
          </table:table-cell>
          <table:table-cell office:value-type="float" office:value="0.981105864048004" calcext:value-type="float">
            <text:p>0.981105864</text:p>
          </table:table-cell>
          <table:table-cell/>
          <table:table-cell office:value-type="float" office:value="1502979349.98556" calcext:value-type="float">
            <text:p>1502979349.98556</text:p>
          </table:table-cell>
          <table:table-cell office:value-type="float" office:value="14701" calcext:value-type="float">
            <text:p>14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02.55254" calcext:value-type="float">
            <text:p>1502979102.55254</text:p>
          </table:table-cell>
          <table:table-cell office:value-type="float" office:value="14701" calcext:value-type="float">
            <text:p>147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35.3221" calcext:value-type="float">
            <text:p>1502977235.3221</text:p>
          </table:table-cell>
          <table:table-cell office:value-type="float" office:value="14602" calcext:value-type="float">
            <text:p>14602</text:p>
          </table:table-cell>
          <table:table-cell office:value-type="float" office:value="0.981123685836792" calcext:value-type="float">
            <text:p>0.9811236858</text:p>
          </table:table-cell>
          <table:table-cell/>
          <table:table-cell office:value-type="float" office:value="1502979358.9865" calcext:value-type="float">
            <text:p>1502979358.9865</text:p>
          </table:table-cell>
          <table:table-cell office:value-type="float" office:value="14801" calcext:value-type="float">
            <text:p>14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09.64984" calcext:value-type="float">
            <text:p>1502979109.64984</text:p>
          </table:table-cell>
          <table:table-cell office:value-type="float" office:value="14801" calcext:value-type="float">
            <text:p>148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42.41563" calcext:value-type="float">
            <text:p>1502977242.41563</text:p>
          </table:table-cell>
          <table:table-cell office:value-type="float" office:value="14702" calcext:value-type="float">
            <text:p>14702</text:p>
          </table:table-cell>
          <table:table-cell office:value-type="float" office:value="0.981135547161102" calcext:value-type="float">
            <text:p>0.9811355472</text:p>
          </table:table-cell>
          <table:table-cell/>
          <table:table-cell office:value-type="float" office:value="1502979368.06855" calcext:value-type="float">
            <text:p>1502979368.06855</text:p>
          </table:table-cell>
          <table:table-cell office:value-type="float" office:value="14901" calcext:value-type="float">
            <text:p>14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16.3985" calcext:value-type="float">
            <text:p>1502979116.3985</text:p>
          </table:table-cell>
          <table:table-cell office:value-type="float" office:value="14901" calcext:value-type="float">
            <text:p>149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49.40139" calcext:value-type="float">
            <text:p>1502977249.40139</text:p>
          </table:table-cell>
          <table:table-cell office:value-type="float" office:value="14802" calcext:value-type="float">
            <text:p>14802</text:p>
          </table:table-cell>
          <table:table-cell office:value-type="float" office:value="0.981135547161102" calcext:value-type="float">
            <text:p>0.9811355472</text:p>
          </table:table-cell>
          <table:table-cell/>
          <table:table-cell office:value-type="float" office:value="1502979377.25577" calcext:value-type="float">
            <text:p>1502979377.25577</text:p>
          </table:table-cell>
          <table:table-cell office:value-type="float" office:value="15001" calcext:value-type="float">
            <text:p>15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23.29485" calcext:value-type="float">
            <text:p>1502979123.29485</text:p>
          </table:table-cell>
          <table:table-cell office:value-type="float" office:value="15001" calcext:value-type="float">
            <text:p>15001</text:p>
          </table:table-cell>
          <table:table-cell office:value-type="float" office:value="0.994414269924164" calcext:value-type="float">
            <text:p>0.9944142699</text:p>
          </table:table-cell>
        </table:table-row>
        <table:table-row table:style-name="ro1">
          <table:table-cell table:number-columns-repeated="4"/>
          <table:table-cell office:value-type="float" office:value="1502977256.42831" calcext:value-type="float">
            <text:p>1502977256.42831</text:p>
          </table:table-cell>
          <table:table-cell office:value-type="float" office:value="14902" calcext:value-type="float">
            <text:p>14902</text:p>
          </table:table-cell>
          <table:table-cell office:value-type="float" office:value="0.98114150762558" calcext:value-type="float">
            <text:p>0.9811415076</text:p>
          </table:table-cell>
          <table:table-cell/>
          <table:table-cell office:value-type="float" office:value="1502979386.35851" calcext:value-type="float">
            <text:p>1502979386.35851</text:p>
          </table:table-cell>
          <table:table-cell office:value-type="float" office:value="15101" calcext:value-type="float">
            <text:p>15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30.2134" calcext:value-type="float">
            <text:p>1502979130.2134</text:p>
          </table:table-cell>
          <table:table-cell office:value-type="float" office:value="15101" calcext:value-type="float">
            <text:p>151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63.41438" calcext:value-type="float">
            <text:p>1502977263.41438</text:p>
          </table:table-cell>
          <table:table-cell office:value-type="float" office:value="15002" calcext:value-type="float">
            <text:p>15002</text:p>
          </table:table-cell>
          <table:table-cell office:value-type="float" office:value="0.981171190738678" calcext:value-type="float">
            <text:p>0.9811711907</text:p>
          </table:table-cell>
          <table:table-cell/>
          <table:table-cell office:value-type="float" office:value="1502979395.57221" calcext:value-type="float">
            <text:p>1502979395.57221</text:p>
          </table:table-cell>
          <table:table-cell office:value-type="float" office:value="15201" calcext:value-type="float">
            <text:p>15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37.53155" calcext:value-type="float">
            <text:p>1502979137.53155</text:p>
          </table:table-cell>
          <table:table-cell office:value-type="float" office:value="15201" calcext:value-type="float">
            <text:p>152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70.92206" calcext:value-type="float">
            <text:p>1502977270.92206</text:p>
          </table:table-cell>
          <table:table-cell office:value-type="float" office:value="15102" calcext:value-type="float">
            <text:p>15102</text:p>
          </table:table-cell>
          <table:table-cell office:value-type="float" office:value="0.981230556964874" calcext:value-type="float">
            <text:p>0.981230557</text:p>
          </table:table-cell>
          <table:table-cell/>
          <table:table-cell office:value-type="float" office:value="1502979404.81498" calcext:value-type="float">
            <text:p>1502979404.81498</text:p>
          </table:table-cell>
          <table:table-cell office:value-type="float" office:value="15301" calcext:value-type="float">
            <text:p>15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44.40689" calcext:value-type="float">
            <text:p>1502979144.40689</text:p>
          </table:table-cell>
          <table:table-cell office:value-type="float" office:value="15301" calcext:value-type="float">
            <text:p>153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77.91585" calcext:value-type="float">
            <text:p>1502977277.91585</text:p>
          </table:table-cell>
          <table:table-cell office:value-type="float" office:value="15202" calcext:value-type="float">
            <text:p>15202</text:p>
          </table:table-cell>
          <table:table-cell office:value-type="float" office:value="0.981284022331238" calcext:value-type="float">
            <text:p>0.9812840223</text:p>
          </table:table-cell>
          <table:table-cell/>
          <table:table-cell office:value-type="float" office:value="1502979413.67347" calcext:value-type="float">
            <text:p>1502979413.67347</text:p>
          </table:table-cell>
          <table:table-cell office:value-type="float" office:value="15401" calcext:value-type="float">
            <text:p>15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51.27218" calcext:value-type="float">
            <text:p>1502979151.27218</text:p>
          </table:table-cell>
          <table:table-cell office:value-type="float" office:value="15401" calcext:value-type="float">
            <text:p>154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84.90162" calcext:value-type="float">
            <text:p>1502977284.90162</text:p>
          </table:table-cell>
          <table:table-cell office:value-type="float" office:value="15302" calcext:value-type="float">
            <text:p>15302</text:p>
          </table:table-cell>
          <table:table-cell office:value-type="float" office:value="0.981319606304169" calcext:value-type="float">
            <text:p>0.9813196063</text:p>
          </table:table-cell>
          <table:table-cell/>
          <table:table-cell office:value-type="float" office:value="1502979422.65206" calcext:value-type="float">
            <text:p>1502979422.65206</text:p>
          </table:table-cell>
          <table:table-cell office:value-type="float" office:value="15501" calcext:value-type="float">
            <text:p>15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58.07081" calcext:value-type="float">
            <text:p>1502979158.07081</text:p>
          </table:table-cell>
          <table:table-cell office:value-type="float" office:value="15501" calcext:value-type="float">
            <text:p>155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91.92149" calcext:value-type="float">
            <text:p>1502977291.92149</text:p>
          </table:table-cell>
          <table:table-cell office:value-type="float" office:value="15402" calcext:value-type="float">
            <text:p>15402</text:p>
          </table:table-cell>
          <table:table-cell office:value-type="float" office:value="0.981473982334137" calcext:value-type="float">
            <text:p>0.9814739823</text:p>
          </table:table-cell>
          <table:table-cell/>
          <table:table-cell office:value-type="float" office:value="1502979431.57013" calcext:value-type="float">
            <text:p>1502979431.57013</text:p>
          </table:table-cell>
          <table:table-cell office:value-type="float" office:value="15601" calcext:value-type="float">
            <text:p>15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65.3724" calcext:value-type="float">
            <text:p>1502979165.3724</text:p>
          </table:table-cell>
          <table:table-cell office:value-type="float" office:value="15601" calcext:value-type="float">
            <text:p>156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298.90229" calcext:value-type="float">
            <text:p>1502977298.90229</text:p>
          </table:table-cell>
          <table:table-cell office:value-type="float" office:value="15502" calcext:value-type="float">
            <text:p>15502</text:p>
          </table:table-cell>
          <table:table-cell office:value-type="float" office:value="0.981497764587402" calcext:value-type="float">
            <text:p>0.9814977646</text:p>
          </table:table-cell>
          <table:table-cell/>
          <table:table-cell office:value-type="float" office:value="1502979440.90244" calcext:value-type="float">
            <text:p>1502979440.90244</text:p>
          </table:table-cell>
          <table:table-cell office:value-type="float" office:value="15701" calcext:value-type="float">
            <text:p>15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72.2316" calcext:value-type="float">
            <text:p>1502979172.2316</text:p>
          </table:table-cell>
          <table:table-cell office:value-type="float" office:value="15701" calcext:value-type="float">
            <text:p>157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05.98442" calcext:value-type="float">
            <text:p>1502977305.98442</text:p>
          </table:table-cell>
          <table:table-cell office:value-type="float" office:value="15602" calcext:value-type="float">
            <text:p>156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49.858" calcext:value-type="float">
            <text:p>1502979449.858</text:p>
          </table:table-cell>
          <table:table-cell office:value-type="float" office:value="15801" calcext:value-type="float">
            <text:p>15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78.93743" calcext:value-type="float">
            <text:p>1502979178.93743</text:p>
          </table:table-cell>
          <table:table-cell office:value-type="float" office:value="15801" calcext:value-type="float">
            <text:p>158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12.96443" calcext:value-type="float">
            <text:p>1502977312.96443</text:p>
          </table:table-cell>
          <table:table-cell office:value-type="float" office:value="15702" calcext:value-type="float">
            <text:p>157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58.96239" calcext:value-type="float">
            <text:p>1502979458.96239</text:p>
          </table:table-cell>
          <table:table-cell office:value-type="float" office:value="15901" calcext:value-type="float">
            <text:p>15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85.63694" calcext:value-type="float">
            <text:p>1502979185.63694</text:p>
          </table:table-cell>
          <table:table-cell office:value-type="float" office:value="15901" calcext:value-type="float">
            <text:p>159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19.95782" calcext:value-type="float">
            <text:p>1502977319.95782</text:p>
          </table:table-cell>
          <table:table-cell office:value-type="float" office:value="15802" calcext:value-type="float">
            <text:p>158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66.76088" calcext:value-type="float">
            <text:p>1502979466.76088</text:p>
          </table:table-cell>
          <table:table-cell office:value-type="float" office:value="16001" calcext:value-type="float">
            <text:p>16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92.95338" calcext:value-type="float">
            <text:p>1502979192.95338</text:p>
          </table:table-cell>
          <table:table-cell office:value-type="float" office:value="16001" calcext:value-type="float">
            <text:p>160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26.99153" calcext:value-type="float">
            <text:p>1502977326.99153</text:p>
          </table:table-cell>
          <table:table-cell office:value-type="float" office:value="15902" calcext:value-type="float">
            <text:p>159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73.39912" calcext:value-type="float">
            <text:p>1502979473.39912</text:p>
          </table:table-cell>
          <table:table-cell office:value-type="float" office:value="16101" calcext:value-type="float">
            <text:p>16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199.90314" calcext:value-type="float">
            <text:p>1502979199.90314</text:p>
          </table:table-cell>
          <table:table-cell office:value-type="float" office:value="16101" calcext:value-type="float">
            <text:p>161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34.03468" calcext:value-type="float">
            <text:p>1502977334.03468</text:p>
          </table:table-cell>
          <table:table-cell office:value-type="float" office:value="16002" calcext:value-type="float">
            <text:p>160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80.11137" calcext:value-type="float">
            <text:p>1502979480.11137</text:p>
          </table:table-cell>
          <table:table-cell office:value-type="float" office:value="16201" calcext:value-type="float">
            <text:p>16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06.63281" calcext:value-type="float">
            <text:p>1502979206.63281</text:p>
          </table:table-cell>
          <table:table-cell office:value-type="float" office:value="16201" calcext:value-type="float">
            <text:p>162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41.2109" calcext:value-type="float">
            <text:p>1502977341.2109</text:p>
          </table:table-cell>
          <table:table-cell office:value-type="float" office:value="16102" calcext:value-type="float">
            <text:p>161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486.76062" calcext:value-type="float">
            <text:p>1502979486.76062</text:p>
          </table:table-cell>
          <table:table-cell office:value-type="float" office:value="16301" calcext:value-type="float">
            <text:p>16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13.36184" calcext:value-type="float">
            <text:p>1502979213.36184</text:p>
          </table:table-cell>
          <table:table-cell office:value-type="float" office:value="16301" calcext:value-type="float">
            <text:p>163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48.18986" calcext:value-type="float">
            <text:p>1502977348.18986</text:p>
          </table:table-cell>
          <table:table-cell office:value-type="float" office:value="16202" calcext:value-type="float">
            <text:p>16202</text:p>
          </table:table-cell>
          <table:table-cell office:value-type="float" office:value="0.981509625911713" calcext:value-type="float">
            <text:p>0.9815096259</text:p>
          </table:table-cell>
          <table:table-cell/>
          <table:table-cell office:value-type="float" office:value="1502979493.38143" calcext:value-type="float">
            <text:p>1502979493.38143</text:p>
          </table:table-cell>
          <table:table-cell office:value-type="float" office:value="16401" calcext:value-type="float">
            <text:p>16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20.64036" calcext:value-type="float">
            <text:p>1502979220.64036</text:p>
          </table:table-cell>
          <table:table-cell office:value-type="float" office:value="16401" calcext:value-type="float">
            <text:p>164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55.22128" calcext:value-type="float">
            <text:p>1502977355.22128</text:p>
          </table:table-cell>
          <table:table-cell office:value-type="float" office:value="16302" calcext:value-type="float">
            <text:p>16302</text:p>
          </table:table-cell>
          <table:table-cell office:value-type="float" office:value="0.981509625911713" calcext:value-type="float">
            <text:p>0.9815096259</text:p>
          </table:table-cell>
          <table:table-cell/>
          <table:table-cell office:value-type="float" office:value="1502979500.01115" calcext:value-type="float">
            <text:p>1502979500.01115</text:p>
          </table:table-cell>
          <table:table-cell office:value-type="float" office:value="16501" calcext:value-type="float">
            <text:p>16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27.55446" calcext:value-type="float">
            <text:p>1502979227.55446</text:p>
          </table:table-cell>
          <table:table-cell office:value-type="float" office:value="16501" calcext:value-type="float">
            <text:p>165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62.22178" calcext:value-type="float">
            <text:p>1502977362.22178</text:p>
          </table:table-cell>
          <table:table-cell office:value-type="float" office:value="16402" calcext:value-type="float">
            <text:p>164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506.70056" calcext:value-type="float">
            <text:p>1502979506.70056</text:p>
          </table:table-cell>
          <table:table-cell office:value-type="float" office:value="16601" calcext:value-type="float">
            <text:p>16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34.28703" calcext:value-type="float">
            <text:p>1502979234.28703</text:p>
          </table:table-cell>
          <table:table-cell office:value-type="float" office:value="16601" calcext:value-type="float">
            <text:p>166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69.20923" calcext:value-type="float">
            <text:p>1502977369.20923</text:p>
          </table:table-cell>
          <table:table-cell office:value-type="float" office:value="16502" calcext:value-type="float">
            <text:p>16502</text:p>
          </table:table-cell>
          <table:table-cell office:value-type="float" office:value="0.98151558637619" calcext:value-type="float">
            <text:p>0.9815155864</text:p>
          </table:table-cell>
          <table:table-cell/>
          <table:table-cell office:value-type="float" office:value="1502979513.37964" calcext:value-type="float">
            <text:p>1502979513.37964</text:p>
          </table:table-cell>
          <table:table-cell office:value-type="float" office:value="16701" calcext:value-type="float">
            <text:p>16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41.00642" calcext:value-type="float">
            <text:p>1502979241.00642</text:p>
          </table:table-cell>
          <table:table-cell office:value-type="float" office:value="16701" calcext:value-type="float">
            <text:p>167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76.21734" calcext:value-type="float">
            <text:p>1502977376.21734</text:p>
          </table:table-cell>
          <table:table-cell office:value-type="float" office:value="16602" calcext:value-type="float">
            <text:p>16602</text:p>
          </table:table-cell>
          <table:table-cell office:value-type="float" office:value="0.9815274477005" calcext:value-type="float">
            <text:p>0.9815274477</text:p>
          </table:table-cell>
          <table:table-cell/>
          <table:table-cell office:value-type="float" office:value="1502979520.01978" calcext:value-type="float">
            <text:p>1502979520.01978</text:p>
          </table:table-cell>
          <table:table-cell office:value-type="float" office:value="16801" calcext:value-type="float">
            <text:p>16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48.23544" calcext:value-type="float">
            <text:p>1502979248.23544</text:p>
          </table:table-cell>
          <table:table-cell office:value-type="float" office:value="16801" calcext:value-type="float">
            <text:p>168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83.24487" calcext:value-type="float">
            <text:p>1502977383.24487</text:p>
          </table:table-cell>
          <table:table-cell office:value-type="float" office:value="16702" calcext:value-type="float">
            <text:p>16702</text:p>
          </table:table-cell>
          <table:table-cell office:value-type="float" office:value="0.9815274477005" calcext:value-type="float">
            <text:p>0.9815274477</text:p>
          </table:table-cell>
          <table:table-cell/>
          <table:table-cell office:value-type="float" office:value="1502979526.67641" calcext:value-type="float">
            <text:p>1502979526.67641</text:p>
          </table:table-cell>
          <table:table-cell office:value-type="float" office:value="16901" calcext:value-type="float">
            <text:p>16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55.18752" calcext:value-type="float">
            <text:p>1502979255.18752</text:p>
          </table:table-cell>
          <table:table-cell office:value-type="float" office:value="16901" calcext:value-type="float">
            <text:p>169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90.25175" calcext:value-type="float">
            <text:p>1502977390.25175</text:p>
          </table:table-cell>
          <table:table-cell office:value-type="float" office:value="16802" calcext:value-type="float">
            <text:p>16802</text:p>
          </table:table-cell>
          <table:table-cell office:value-type="float" office:value="0.981539309024811" calcext:value-type="float">
            <text:p>0.981539309</text:p>
          </table:table-cell>
          <table:table-cell/>
          <table:table-cell office:value-type="float" office:value="1502979533.30013" calcext:value-type="float">
            <text:p>1502979533.30013</text:p>
          </table:table-cell>
          <table:table-cell office:value-type="float" office:value="17001" calcext:value-type="float">
            <text:p>17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61.9568" calcext:value-type="float">
            <text:p>1502979261.9568</text:p>
          </table:table-cell>
          <table:table-cell office:value-type="float" office:value="17001" calcext:value-type="float">
            <text:p>170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397.25861" calcext:value-type="float">
            <text:p>1502977397.25861</text:p>
          </table:table-cell>
          <table:table-cell office:value-type="float" office:value="16902" calcext:value-type="float">
            <text:p>16902</text:p>
          </table:table-cell>
          <table:table-cell office:value-type="float" office:value="0.981539309024811" calcext:value-type="float">
            <text:p>0.981539309</text:p>
          </table:table-cell>
          <table:table-cell/>
          <table:table-cell office:value-type="float" office:value="1502979539.94243" calcext:value-type="float">
            <text:p>1502979539.94243</text:p>
          </table:table-cell>
          <table:table-cell office:value-type="float" office:value="17101" calcext:value-type="float">
            <text:p>17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68.60107" calcext:value-type="float">
            <text:p>1502979268.60107</text:p>
          </table:table-cell>
          <table:table-cell office:value-type="float" office:value="17101" calcext:value-type="float">
            <text:p>171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04.26404" calcext:value-type="float">
            <text:p>1502977404.26404</text:p>
          </table:table-cell>
          <table:table-cell office:value-type="float" office:value="17002" calcext:value-type="float">
            <text:p>17002</text:p>
          </table:table-cell>
          <table:table-cell office:value-type="float" office:value="0.981539309024811" calcext:value-type="float">
            <text:p>0.981539309</text:p>
          </table:table-cell>
          <table:table-cell/>
          <table:table-cell office:value-type="float" office:value="1502979546.67524" calcext:value-type="float">
            <text:p>1502979546.67524</text:p>
          </table:table-cell>
          <table:table-cell office:value-type="float" office:value="17201" calcext:value-type="float">
            <text:p>17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75.83458" calcext:value-type="float">
            <text:p>1502979275.83458</text:p>
          </table:table-cell>
          <table:table-cell office:value-type="float" office:value="17201" calcext:value-type="float">
            <text:p>172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11.27353" calcext:value-type="float">
            <text:p>1502977411.27353</text:p>
          </table:table-cell>
          <table:table-cell office:value-type="float" office:value="17102" calcext:value-type="float">
            <text:p>17102</text:p>
          </table:table-cell>
          <table:table-cell office:value-type="float" office:value="0.981551170349121" calcext:value-type="float">
            <text:p>0.9815511703</text:p>
          </table:table-cell>
          <table:table-cell/>
          <table:table-cell office:value-type="float" office:value="1502979553.30004" calcext:value-type="float">
            <text:p>1502979553.30004</text:p>
          </table:table-cell>
          <table:table-cell office:value-type="float" office:value="17301" calcext:value-type="float">
            <text:p>17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82.99308" calcext:value-type="float">
            <text:p>1502979282.99308</text:p>
          </table:table-cell>
          <table:table-cell office:value-type="float" office:value="17301" calcext:value-type="float">
            <text:p>173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18.31758" calcext:value-type="float">
            <text:p>1502977418.31758</text:p>
          </table:table-cell>
          <table:table-cell office:value-type="float" office:value="17202" calcext:value-type="float">
            <text:p>17202</text:p>
          </table:table-cell>
          <table:table-cell office:value-type="float" office:value="0.981563091278076" calcext:value-type="float">
            <text:p>0.9815630913</text:p>
          </table:table-cell>
          <table:table-cell/>
          <table:table-cell office:value-type="float" office:value="1502979559.94057" calcext:value-type="float">
            <text:p>1502979559.94057</text:p>
          </table:table-cell>
          <table:table-cell office:value-type="float" office:value="17401" calcext:value-type="float">
            <text:p>17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89.70354" calcext:value-type="float">
            <text:p>1502979289.70354</text:p>
          </table:table-cell>
          <table:table-cell office:value-type="float" office:value="17401" calcext:value-type="float">
            <text:p>174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25.33126" calcext:value-type="float">
            <text:p>1502977425.33126</text:p>
          </table:table-cell>
          <table:table-cell office:value-type="float" office:value="17302" calcext:value-type="float">
            <text:p>17302</text:p>
          </table:table-cell>
          <table:table-cell office:value-type="float" office:value="0.981563091278076" calcext:value-type="float">
            <text:p>0.9815630913</text:p>
          </table:table-cell>
          <table:table-cell/>
          <table:table-cell office:value-type="float" office:value="1502979566.79634" calcext:value-type="float">
            <text:p>1502979566.79634</text:p>
          </table:table-cell>
          <table:table-cell office:value-type="float" office:value="17501" calcext:value-type="float">
            <text:p>17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296.40989" calcext:value-type="float">
            <text:p>1502979296.40989</text:p>
          </table:table-cell>
          <table:table-cell office:value-type="float" office:value="17501" calcext:value-type="float">
            <text:p>175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32.3259" calcext:value-type="float">
            <text:p>1502977432.3259</text:p>
          </table:table-cell>
          <table:table-cell office:value-type="float" office:value="17402" calcext:value-type="float">
            <text:p>17402</text:p>
          </table:table-cell>
          <table:table-cell office:value-type="float" office:value="0.981568992137909" calcext:value-type="float">
            <text:p>0.9815689921</text:p>
          </table:table-cell>
          <table:table-cell/>
          <table:table-cell office:value-type="float" office:value="1502979573.42172" calcext:value-type="float">
            <text:p>1502979573.42172</text:p>
          </table:table-cell>
          <table:table-cell office:value-type="float" office:value="17601" calcext:value-type="float">
            <text:p>17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03.43771" calcext:value-type="float">
            <text:p>1502979303.43771</text:p>
          </table:table-cell>
          <table:table-cell office:value-type="float" office:value="17601" calcext:value-type="float">
            <text:p>176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39.31326" calcext:value-type="float">
            <text:p>1502977439.31326</text:p>
          </table:table-cell>
          <table:table-cell office:value-type="float" office:value="17502" calcext:value-type="float">
            <text:p>17502</text:p>
          </table:table-cell>
          <table:table-cell office:value-type="float" office:value="0.981568992137909" calcext:value-type="float">
            <text:p>0.9815689921</text:p>
          </table:table-cell>
          <table:table-cell/>
          <table:table-cell office:value-type="float" office:value="1502979580.06746" calcext:value-type="float">
            <text:p>1502979580.06746</text:p>
          </table:table-cell>
          <table:table-cell office:value-type="float" office:value="17701" calcext:value-type="float">
            <text:p>17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10.56264" calcext:value-type="float">
            <text:p>1502979310.56264</text:p>
          </table:table-cell>
          <table:table-cell office:value-type="float" office:value="17701" calcext:value-type="float">
            <text:p>177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46.35596" calcext:value-type="float">
            <text:p>1502977446.35596</text:p>
          </table:table-cell>
          <table:table-cell office:value-type="float" office:value="17602" calcext:value-type="float">
            <text:p>17602</text:p>
          </table:table-cell>
          <table:table-cell office:value-type="float" office:value="0.981568992137909" calcext:value-type="float">
            <text:p>0.9815689921</text:p>
          </table:table-cell>
          <table:table-cell/>
          <table:table-cell office:value-type="float" office:value="1502979586.7824" calcext:value-type="float">
            <text:p>1502979586.7824</text:p>
          </table:table-cell>
          <table:table-cell office:value-type="float" office:value="17801" calcext:value-type="float">
            <text:p>17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17.4969" calcext:value-type="float">
            <text:p>1502979317.4969</text:p>
          </table:table-cell>
          <table:table-cell office:value-type="float" office:value="17801" calcext:value-type="float">
            <text:p>178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53.40591" calcext:value-type="float">
            <text:p>1502977453.40591</text:p>
          </table:table-cell>
          <table:table-cell office:value-type="float" office:value="17702" calcext:value-type="float">
            <text:p>177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593.41845" calcext:value-type="float">
            <text:p>1502979593.41845</text:p>
          </table:table-cell>
          <table:table-cell office:value-type="float" office:value="17901" calcext:value-type="float">
            <text:p>17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24.39589" calcext:value-type="float">
            <text:p>1502979324.39589</text:p>
          </table:table-cell>
          <table:table-cell office:value-type="float" office:value="17901" calcext:value-type="float">
            <text:p>179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60.39023" calcext:value-type="float">
            <text:p>1502977460.39023</text:p>
          </table:table-cell>
          <table:table-cell office:value-type="float" office:value="17802" calcext:value-type="float">
            <text:p>178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600.07645" calcext:value-type="float">
            <text:p>1502979600.07645</text:p>
          </table:table-cell>
          <table:table-cell office:value-type="float" office:value="18001" calcext:value-type="float">
            <text:p>180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31.19177" calcext:value-type="float">
            <text:p>1502979331.19177</text:p>
          </table:table-cell>
          <table:table-cell office:value-type="float" office:value="18001" calcext:value-type="float">
            <text:p>180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67.37784" calcext:value-type="float">
            <text:p>1502977467.37784</text:p>
          </table:table-cell>
          <table:table-cell office:value-type="float" office:value="17902" calcext:value-type="float">
            <text:p>179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606.7172" calcext:value-type="float">
            <text:p>1502979606.7172</text:p>
          </table:table-cell>
          <table:table-cell office:value-type="float" office:value="18101" calcext:value-type="float">
            <text:p>181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38.50656" calcext:value-type="float">
            <text:p>1502979338.50656</text:p>
          </table:table-cell>
          <table:table-cell office:value-type="float" office:value="18101" calcext:value-type="float">
            <text:p>181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74.42984" calcext:value-type="float">
            <text:p>1502977474.42984</text:p>
          </table:table-cell>
          <table:table-cell office:value-type="float" office:value="18002" calcext:value-type="float">
            <text:p>180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613.34829" calcext:value-type="float">
            <text:p>1502979613.34829</text:p>
          </table:table-cell>
          <table:table-cell office:value-type="float" office:value="18201" calcext:value-type="float">
            <text:p>182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45.27689" calcext:value-type="float">
            <text:p>1502979345.27689</text:p>
          </table:table-cell>
          <table:table-cell office:value-type="float" office:value="18201" calcext:value-type="float">
            <text:p>182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81.46426" calcext:value-type="float">
            <text:p>1502977481.46426</text:p>
          </table:table-cell>
          <table:table-cell office:value-type="float" office:value="18102" calcext:value-type="float">
            <text:p>181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620.02401" calcext:value-type="float">
            <text:p>1502979620.02401</text:p>
          </table:table-cell>
          <table:table-cell office:value-type="float" office:value="18301" calcext:value-type="float">
            <text:p>183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52.1816" calcext:value-type="float">
            <text:p>1502979352.1816</text:p>
          </table:table-cell>
          <table:table-cell office:value-type="float" office:value="18301" calcext:value-type="float">
            <text:p>183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88.51329" calcext:value-type="float">
            <text:p>1502977488.51329</text:p>
          </table:table-cell>
          <table:table-cell office:value-type="float" office:value="18202" calcext:value-type="float">
            <text:p>18202</text:p>
          </table:table-cell>
          <table:table-cell office:value-type="float" office:value="0.981580913066864" calcext:value-type="float">
            <text:p>0.9815809131</text:p>
          </table:table-cell>
          <table:table-cell/>
          <table:table-cell office:value-type="float" office:value="1502979626.69016" calcext:value-type="float">
            <text:p>1502979626.69016</text:p>
          </table:table-cell>
          <table:table-cell office:value-type="float" office:value="18401" calcext:value-type="float">
            <text:p>184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58.83872" calcext:value-type="float">
            <text:p>1502979358.83872</text:p>
          </table:table-cell>
          <table:table-cell office:value-type="float" office:value="18401" calcext:value-type="float">
            <text:p>184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495.53062" calcext:value-type="float">
            <text:p>1502977495.53062</text:p>
          </table:table-cell>
          <table:table-cell office:value-type="float" office:value="18302" calcext:value-type="float">
            <text:p>18302</text:p>
          </table:table-cell>
          <table:table-cell office:value-type="float" office:value="0.981592774391174" calcext:value-type="float">
            <text:p>0.9815927744</text:p>
          </table:table-cell>
          <table:table-cell/>
          <table:table-cell office:value-type="float" office:value="1502979633.33757" calcext:value-type="float">
            <text:p>1502979633.33757</text:p>
          </table:table-cell>
          <table:table-cell office:value-type="float" office:value="18501" calcext:value-type="float">
            <text:p>185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66.15426" calcext:value-type="float">
            <text:p>1502979366.15426</text:p>
          </table:table-cell>
          <table:table-cell office:value-type="float" office:value="18501" calcext:value-type="float">
            <text:p>185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502.53678" calcext:value-type="float">
            <text:p>1502977502.53678</text:p>
          </table:table-cell>
          <table:table-cell office:value-type="float" office:value="18402" calcext:value-type="float">
            <text:p>18402</text:p>
          </table:table-cell>
          <table:table-cell office:value-type="float" office:value="0.981592774391174" calcext:value-type="float">
            <text:p>0.9815927744</text:p>
          </table:table-cell>
          <table:table-cell/>
          <table:table-cell office:value-type="float" office:value="1502979639.94817" calcext:value-type="float">
            <text:p>1502979639.94817</text:p>
          </table:table-cell>
          <table:table-cell office:value-type="float" office:value="18601" calcext:value-type="float">
            <text:p>186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73.12775" calcext:value-type="float">
            <text:p>1502979373.12775</text:p>
          </table:table-cell>
          <table:table-cell office:value-type="float" office:value="18601" calcext:value-type="float">
            <text:p>186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509.52689" calcext:value-type="float">
            <text:p>1502977509.52689</text:p>
          </table:table-cell>
          <table:table-cell office:value-type="float" office:value="18502" calcext:value-type="float">
            <text:p>18502</text:p>
          </table:table-cell>
          <table:table-cell office:value-type="float" office:value="0.981592774391174" calcext:value-type="float">
            <text:p>0.9815927744</text:p>
          </table:table-cell>
          <table:table-cell/>
          <table:table-cell office:value-type="float" office:value="1502979646.61597" calcext:value-type="float">
            <text:p>1502979646.61597</text:p>
          </table:table-cell>
          <table:table-cell office:value-type="float" office:value="18701" calcext:value-type="float">
            <text:p>187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79.97645" calcext:value-type="float">
            <text:p>1502979379.97645</text:p>
          </table:table-cell>
          <table:table-cell office:value-type="float" office:value="18701" calcext:value-type="float">
            <text:p>187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516.56628" calcext:value-type="float">
            <text:p>1502977516.56628</text:p>
          </table:table-cell>
          <table:table-cell office:value-type="float" office:value="18602" calcext:value-type="float">
            <text:p>18602</text:p>
          </table:table-cell>
          <table:table-cell office:value-type="float" office:value="0.981610596179962" calcext:value-type="float">
            <text:p>0.9816105962</text:p>
          </table:table-cell>
          <table:table-cell/>
          <table:table-cell office:value-type="float" office:value="1502979653.29287" calcext:value-type="float">
            <text:p>1502979653.29287</text:p>
          </table:table-cell>
          <table:table-cell office:value-type="float" office:value="18801" calcext:value-type="float">
            <text:p>188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86.68908" calcext:value-type="float">
            <text:p>1502979386.68908</text:p>
          </table:table-cell>
          <table:table-cell office:value-type="float" office:value="18801" calcext:value-type="float">
            <text:p>188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523.55086" calcext:value-type="float">
            <text:p>1502977523.55086</text:p>
          </table:table-cell>
          <table:table-cell office:value-type="float" office:value="18702" calcext:value-type="float">
            <text:p>18702</text:p>
          </table:table-cell>
          <table:table-cell office:value-type="float" office:value="0.981610596179962" calcext:value-type="float">
            <text:p>0.9816105962</text:p>
          </table:table-cell>
          <table:table-cell/>
          <table:table-cell office:value-type="float" office:value="1502979659.92026" calcext:value-type="float">
            <text:p>1502979659.92026</text:p>
          </table:table-cell>
          <table:table-cell office:value-type="float" office:value="18901" calcext:value-type="float">
            <text:p>18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393.81086" calcext:value-type="float">
            <text:p>1502979393.81086</text:p>
          </table:table-cell>
          <table:table-cell office:value-type="float" office:value="18901" calcext:value-type="float">
            <text:p>189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30.60709" calcext:value-type="float">
            <text:p>1502977530.60709</text:p>
          </table:table-cell>
          <table:table-cell office:value-type="float" office:value="18802" calcext:value-type="float">
            <text:p>18802</text:p>
          </table:table-cell>
          <table:table-cell office:value-type="float" office:value="0.981616497039795" calcext:value-type="float">
            <text:p>0.981616497</text:p>
          </table:table-cell>
          <table:table-cell/>
          <table:table-cell office:value-type="float" office:value="1502979666.57496" calcext:value-type="float">
            <text:p>1502979666.57496</text:p>
          </table:table-cell>
          <table:table-cell office:value-type="float" office:value="19001" calcext:value-type="float">
            <text:p>190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00.76825" calcext:value-type="float">
            <text:p>1502979400.76825</text:p>
          </table:table-cell>
          <table:table-cell office:value-type="float" office:value="19001" calcext:value-type="float">
            <text:p>190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37.5881" calcext:value-type="float">
            <text:p>1502977537.5881</text:p>
          </table:table-cell>
          <table:table-cell office:value-type="float" office:value="18902" calcext:value-type="float">
            <text:p>18902</text:p>
          </table:table-cell>
          <table:table-cell office:value-type="float" office:value="0.981907486915588" calcext:value-type="float">
            <text:p>0.9819074869</text:p>
          </table:table-cell>
          <table:table-cell/>
          <table:table-cell office:value-type="float" office:value="1502979673.23185" calcext:value-type="float">
            <text:p>1502979673.23185</text:p>
          </table:table-cell>
          <table:table-cell office:value-type="float" office:value="19101" calcext:value-type="float">
            <text:p>191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07.52632" calcext:value-type="float">
            <text:p>1502979407.52632</text:p>
          </table:table-cell>
          <table:table-cell office:value-type="float" office:value="19101" calcext:value-type="float">
            <text:p>191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44.78069" calcext:value-type="float">
            <text:p>1502977544.78069</text:p>
          </table:table-cell>
          <table:table-cell office:value-type="float" office:value="19002" calcext:value-type="float">
            <text:p>19002</text:p>
          </table:table-cell>
          <table:table-cell office:value-type="float" office:value="0.981907486915588" calcext:value-type="float">
            <text:p>0.9819074869</text:p>
          </table:table-cell>
          <table:table-cell/>
          <table:table-cell office:value-type="float" office:value="1502979679.84795" calcext:value-type="float">
            <text:p>1502979679.84795</text:p>
          </table:table-cell>
          <table:table-cell office:value-type="float" office:value="19201" calcext:value-type="float">
            <text:p>192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14.47597" calcext:value-type="float">
            <text:p>1502979414.47597</text:p>
          </table:table-cell>
          <table:table-cell office:value-type="float" office:value="19201" calcext:value-type="float">
            <text:p>192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51.9994" calcext:value-type="float">
            <text:p>1502977551.9994</text:p>
          </table:table-cell>
          <table:table-cell office:value-type="float" office:value="19102" calcext:value-type="float">
            <text:p>19102</text:p>
          </table:table-cell>
          <table:table-cell office:value-type="float" office:value="0.981907486915588" calcext:value-type="float">
            <text:p>0.9819074869</text:p>
          </table:table-cell>
          <table:table-cell/>
          <table:table-cell office:value-type="float" office:value="1502979686.55402" calcext:value-type="float">
            <text:p>1502979686.55402</text:p>
          </table:table-cell>
          <table:table-cell office:value-type="float" office:value="19301" calcext:value-type="float">
            <text:p>193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21.52767" calcext:value-type="float">
            <text:p>1502979421.52767</text:p>
          </table:table-cell>
          <table:table-cell office:value-type="float" office:value="19301" calcext:value-type="float">
            <text:p>193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59.18861" calcext:value-type="float">
            <text:p>1502977559.18861</text:p>
          </table:table-cell>
          <table:table-cell office:value-type="float" office:value="19202" calcext:value-type="float">
            <text:p>19202</text:p>
          </table:table-cell>
          <table:table-cell office:value-type="float" office:value="0.981913387775421" calcext:value-type="float">
            <text:p>0.9819133878</text:p>
          </table:table-cell>
          <table:table-cell/>
          <table:table-cell office:value-type="float" office:value="1502979693.162" calcext:value-type="float">
            <text:p>1502979693.162</text:p>
          </table:table-cell>
          <table:table-cell office:value-type="float" office:value="19401" calcext:value-type="float">
            <text:p>194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28.63449" calcext:value-type="float">
            <text:p>1502979428.63449</text:p>
          </table:table-cell>
          <table:table-cell office:value-type="float" office:value="19401" calcext:value-type="float">
            <text:p>194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66.4225" calcext:value-type="float">
            <text:p>1502977566.4225</text:p>
          </table:table-cell>
          <table:table-cell office:value-type="float" office:value="19302" calcext:value-type="float">
            <text:p>19302</text:p>
          </table:table-cell>
          <table:table-cell office:value-type="float" office:value="0.981913387775421" calcext:value-type="float">
            <text:p>0.9819133878</text:p>
          </table:table-cell>
          <table:table-cell/>
          <table:table-cell office:value-type="float" office:value="1502979699.7787" calcext:value-type="float">
            <text:p>1502979699.7787</text:p>
          </table:table-cell>
          <table:table-cell office:value-type="float" office:value="19501" calcext:value-type="float">
            <text:p>195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35.45179" calcext:value-type="float">
            <text:p>1502979435.45179</text:p>
          </table:table-cell>
          <table:table-cell office:value-type="float" office:value="19501" calcext:value-type="float">
            <text:p>195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73.65391" calcext:value-type="float">
            <text:p>1502977573.65391</text:p>
          </table:table-cell>
          <table:table-cell office:value-type="float" office:value="19402" calcext:value-type="float">
            <text:p>19402</text:p>
          </table:table-cell>
          <table:table-cell office:value-type="float" office:value="0.981913387775421" calcext:value-type="float">
            <text:p>0.9819133878</text:p>
          </table:table-cell>
          <table:table-cell/>
          <table:table-cell office:value-type="float" office:value="1502979706.46081" calcext:value-type="float">
            <text:p>1502979706.46081</text:p>
          </table:table-cell>
          <table:table-cell office:value-type="float" office:value="19601" calcext:value-type="float">
            <text:p>196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42.14818" calcext:value-type="float">
            <text:p>1502979442.14818</text:p>
          </table:table-cell>
          <table:table-cell office:value-type="float" office:value="19601" calcext:value-type="float">
            <text:p>196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80.66849" calcext:value-type="float">
            <text:p>1502977580.66849</text:p>
          </table:table-cell>
          <table:table-cell office:value-type="float" office:value="19502" calcext:value-type="float">
            <text:p>19502</text:p>
          </table:table-cell>
          <table:table-cell office:value-type="float" office:value="0.981913387775421" calcext:value-type="float">
            <text:p>0.9819133878</text:p>
          </table:table-cell>
          <table:table-cell/>
          <table:table-cell office:value-type="float" office:value="1502979713.10163" calcext:value-type="float">
            <text:p>1502979713.10163</text:p>
          </table:table-cell>
          <table:table-cell office:value-type="float" office:value="19701" calcext:value-type="float">
            <text:p>197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49.0797" calcext:value-type="float">
            <text:p>1502979449.0797</text:p>
          </table:table-cell>
          <table:table-cell office:value-type="float" office:value="19701" calcext:value-type="float">
            <text:p>19701</text:p>
          </table:table-cell>
          <table:table-cell office:value-type="float" office:value="0.994491338729858" calcext:value-type="float">
            <text:p>0.9944913387</text:p>
          </table:table-cell>
        </table:table-row>
        <table:table-row table:style-name="ro1">
          <table:table-cell table:number-columns-repeated="4"/>
          <table:table-cell office:value-type="float" office:value="1502977587.80763" calcext:value-type="float">
            <text:p>1502977587.80763</text:p>
          </table:table-cell>
          <table:table-cell office:value-type="float" office:value="19602" calcext:value-type="float">
            <text:p>19602</text:p>
          </table:table-cell>
          <table:table-cell office:value-type="float" office:value="0.981919348239899" calcext:value-type="float">
            <text:p>0.9819193482</text:p>
          </table:table-cell>
          <table:table-cell/>
          <table:table-cell office:value-type="float" office:value="1502979719.77128" calcext:value-type="float">
            <text:p>1502979719.77128</text:p>
          </table:table-cell>
          <table:table-cell office:value-type="float" office:value="19801" calcext:value-type="float">
            <text:p>19801</text:p>
          </table:table-cell>
          <table:table-cell office:value-type="float" office:value="0.997763693332672" calcext:value-type="float">
            <text:p>0.9977636933</text:p>
          </table:table-cell>
          <table:table-cell/>
          <table:table-cell office:value-type="float" office:value="1502979456.43581" calcext:value-type="float">
            <text:p>1502979456.43581</text:p>
          </table:table-cell>
          <table:table-cell office:value-type="float" office:value="19801" calcext:value-type="float">
            <text:p>198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594.84103" calcext:value-type="float">
            <text:p>1502977594.84103</text:p>
          </table:table-cell>
          <table:table-cell office:value-type="float" office:value="19702" calcext:value-type="float">
            <text:p>19702</text:p>
          </table:table-cell>
          <table:table-cell office:value-type="float" office:value="0.981919348239899" calcext:value-type="float">
            <text:p>0.9819193482</text:p>
          </table:table-cell>
          <table:table-cell/>
          <table:table-cell office:value-type="float" office:value="1502979726.39774" calcext:value-type="float">
            <text:p>1502979726.39774</text:p>
          </table:table-cell>
          <table:table-cell office:value-type="float" office:value="19901" calcext:value-type="float">
            <text:p>19901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463.13807" calcext:value-type="float">
            <text:p>1502979463.13807</text:p>
          </table:table-cell>
          <table:table-cell office:value-type="float" office:value="19901" calcext:value-type="float">
            <text:p>19901</text:p>
          </table:table-cell>
          <table:table-cell office:value-type="float" office:value="0.994452774524689" calcext:value-type="float">
            <text:p>0.9944527745</text:p>
          </table:table-cell>
        </table:table-row>
        <table:table-row table:style-name="ro1">
          <table:table-cell table:number-columns-repeated="4"/>
          <table:table-cell office:value-type="float" office:value="1502977601.95123" calcext:value-type="float">
            <text:p>1502977601.95123</text:p>
          </table:table-cell>
          <table:table-cell office:value-type="float" office:value="19802" calcext:value-type="float">
            <text:p>19802</text:p>
          </table:table-cell>
          <table:table-cell office:value-type="float" office:value="0.981919348239899" calcext:value-type="float">
            <text:p>0.9819193482</text:p>
          </table:table-cell>
          <table:table-cell/>
          <table:table-cell office:value-type="float" office:value="1502979728.18442" calcext:value-type="float">
            <text:p>1502979728.18442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7758030891418" calcext:value-type="float">
            <text:p>0.9977580309</text:p>
          </table:table-cell>
          <table:table-cell/>
          <table:table-cell office:value-type="float" office:value="1502979463.83049" calcext:value-type="float">
            <text:p>1502979463.8304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4529843330383" calcext:value-type="float">
            <text:p>0.9945298433</text:p>
          </table:table-cell>
        </table:table-row>
        <table:table-row table:style-name="ro1">
          <table:table-cell table:number-columns-repeated="4"/>
          <table:table-cell office:value-type="float" office:value="1502977609.25558" calcext:value-type="float">
            <text:p>1502977609.25558</text:p>
          </table:table-cell>
          <table:table-cell office:value-type="float" office:value="19902" calcext:value-type="float">
            <text:p>19902</text:p>
          </table:table-cell>
          <table:table-cell office:value-type="float" office:value="0.981931209564209" calcext:value-type="float">
            <text:p>0.98193120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02977616.34928" calcext:value-type="float">
            <text:p>1502977616.34928</text:p>
          </table:table-cell>
          <table:table-cell office:value-type="float" office:value="20001" calcext:value-type="float">
            <text:p>20001</text:p>
          </table:table-cell>
          <table:table-cell office:value-type="float" office:value="0.981931209564209" calcext:value-type="float">
            <text:p>0.98193120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0:14:24.01293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9T10:28:42.032961421</dc:date>
    <meta:editing-duration>P1DT1H50M57S</meta:editing-duration>
    <meta:editing-cycles>4</meta:editing-cycles>
    <meta:generator>LibreOffice/5.1.6.2$Linux_X86_64 LibreOffice_project/10m0$Build-2</meta:generator>
    <meta:document-statistic meta:table-count="1" meta:cell-count="21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Training B, Testing A</text:p>
        </chart:title>
        <chart:plot-area chart:style-name="ch3" table:cell-range-address="'run_eval,tag_accuracy'.B3:'run_eval,tag_accuracy'.C103" svg:x="1.331cm" svg:y="1.275cm" svg:width="14.349cm" svg:height="6.564cm">
          <chartooo:coordinate-region svg:x="2.243cm" svg:y="1.474cm" svg:width="12.973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C3:'run_eval,tag_accuracy'.C103" chart:class="chart:scatter">
            <chart:domain table:cell-range-address="'run_eval,tag_accuracy'.B3:'run_eval,tag_accuracy'.B103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B3:'run_eval,tag_accuracy'.B103</svg:desc>
                </draw:g>
              </table:table-cell>
              <table:table-cell office:value-type="float" office:value="0.00142532458994538">
                <text:p>0.00142532458994538</text:p>
                <draw:g>
                  <svg:desc>'run_eval,tag_accuracy'.C3:'run_eval,tag_accuracy'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924188137054443">
                <text:p>0.924188137054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929504215717316">
                <text:p>0.929504215717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0.929735362529754">
                <text:p>0.92973536252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0.939828217029572">
                <text:p>0.939828217029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44412350654602">
                <text:p>0.944412350654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0.966562628746033">
                <text:p>0.966562628746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0.97530722618103">
                <text:p>0.97530722618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0.974035978317261">
                <text:p>0.974035978317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0.975538372993469">
                <text:p>0.975538372993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0.976385831832886">
                <text:p>0.976385831832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0.978196382522583">
                <text:p>0.978196382522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0.979005336761475">
                <text:p>0.979005336761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0.981894552707672">
                <text:p>0.981894552707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0.990523517131805">
                <text:p>0.99052351713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0.991101324558258">
                <text:p>0.991101324558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0.991255462169647">
                <text:p>0.991255462169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0.991448044776916">
                <text:p>0.991448044776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0.9918332695961">
                <text:p>0.9918332695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0.992449641227722">
                <text:p>0.992449641227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0.992680788040161">
                <text:p>0.99268078804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0.99287337064743">
                <text:p>0.99287337064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0.992950439453125">
                <text:p>0.9929504394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0.993066012859344">
                <text:p>0.993066012859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0.993143022060394">
                <text:p>0.993143022060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0.993181526660919">
                <text:p>0.993181526660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0.993181526660919">
                <text:p>0.993181526660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0.993489742279053">
                <text:p>0.993489742279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0.993489742279053">
                <text:p>0.993489742279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0.993566751480102">
                <text:p>0.993566751480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0.993489742279053">
                <text:p>0.993489742279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0.993451237678528">
                <text:p>0.9934512376785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0.993451237678528">
                <text:p>0.993451237678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0.993335664272308">
                <text:p>0.993335664272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0.993374168872833">
                <text:p>0.9933741688728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0.993258595466614">
                <text:p>0.9932585954666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0.993220090866089">
                <text:p>0.993220090866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Training B, Testing D</text:p>
        </chart:title>
        <chart:plot-area chart:style-name="ch3" table:cell-range-address="'run_eval,tag_accuracy'.J3:'run_eval,tag_accuracy'.K203" svg:x="1.331cm" svg:y="1.275cm" svg:width="14.349cm" svg:height="6.564cm">
          <chartooo:coordinate-region svg:x="2.429cm" svg:y="1.474cm" svg:width="12.786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K3:'run_eval,tag_accuracy'.K203" chart:class="chart:scatter">
            <chart:domain table:cell-range-address="'run_eval,tag_accuracy'.J3:'run_eval,tag_accuracy'.J203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J3:'run_eval,tag_accuracy'.J203</svg:desc>
                </draw:g>
              </table:table-cell>
              <table:table-cell office:value-type="float" office:value="0.00405258126556873">
                <text:p>0.00405258126556873</text:p>
                <draw:g>
                  <svg:desc>'run_eval,tag_accuracy'.K3:'run_eval,tag_accuracy'.K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970950841903686">
                <text:p>0.970950841903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972579777240753">
                <text:p>0.972579777240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0.973436832427978">
                <text:p>0.973436832427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0.975219070911408">
                <text:p>0.97521907091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79396522045136">
                <text:p>0.97939652204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0.979447603225708">
                <text:p>0.979447603225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0.97948169708252">
                <text:p>0.97948169708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0.979634940624237">
                <text:p>0.979634940624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0.979975461959839">
                <text:p>0.979975461959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0.980463624000549">
                <text:p>0.980463624000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0.982518255710602">
                <text:p>0.982518255710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0.982926964759827">
                <text:p>0.982926964759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0.992530524730682">
                <text:p>0.992530524730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0.99288809299469">
                <text:p>0.99288809299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0.992984592914581">
                <text:p>0.992984592914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0.993120849132538">
                <text:p>0.993120849132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0.995357155799866">
                <text:p>0.995357155799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0.995499014854431">
                <text:p>0.995499014854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0.995646595954895">
                <text:p>0.995646595954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0.995760142803192">
                <text:p>0.995760142803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0.995799839496612">
                <text:p>0.99579983949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0.995924711227417">
                <text:p>0.99592471122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0.995958745479584">
                <text:p>0.995958745479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0.995970129966736">
                <text:p>0.995970129966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0.996004164218903">
                <text:p>0.996004164218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0.996123373508453">
                <text:p>0.996123373508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0.99618011713028">
                <text:p>0.99618011713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0.996219873428345">
                <text:p>0.996219873428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0.996304988861084">
                <text:p>0.9963049888610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0.996350407600403">
                <text:p>0.996350407600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0.996407151222229">
                <text:p>0.996407151222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0.996463894844055">
                <text:p>0.996463894844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0.996497988700867">
                <text:p>0.9964979887008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0.996617197990418">
                <text:p>0.996617197990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0.996662557125092">
                <text:p>0.996662557125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0.996719360351562">
                <text:p>0.996719360351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0.996793150901794">
                <text:p>0.996793150901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0.996810138225555">
                <text:p>0.996810138225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0.996849894523621">
                <text:p>0.996849894523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0.99687260389328">
                <text:p>0.99687260389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0.996906638145447">
                <text:p>0.99690663814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0.9969123005867">
                <text:p>0.99691230058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0.996946394443512">
                <text:p>0.996946394443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0.996969103813171">
                <text:p>0.996969103813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0.996980428695679">
                <text:p>0.996980428695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0.997031509876251">
                <text:p>0.997031509876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0.997037172317505">
                <text:p>0.997037172317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0.997042834758758">
                <text:p>0.997042834758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0.997065544128418">
                <text:p>0.997065544128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0.997088253498077">
                <text:p>0.997088253498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0.997088253498077">
                <text:p>0.997088253498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0.997088253498077">
                <text:p>0.997088253498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0.997088253498077">
                <text:p>0.997088253498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0.997093975543976">
                <text:p>0.997093975543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0.997145056724548">
                <text:p>0.997145056724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0.997457206249237">
                <text:p>0.997457206249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0.997468531131744">
                <text:p>0.997468531131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0.997559368610382">
                <text:p>0.997559368610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0.997582077980042">
                <text:p>0.997582077980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0.997667193412781">
                <text:p>0.997667193412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0.997729659080505">
                <text:p>0.997729659080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0.997780740261078">
                <text:p>0.997780740261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0.997775077819824">
                <text:p>0.997775077819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1">
                <text:p>100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1">
                <text:p>101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1">
                <text:p>10201</text:p>
              </table:table-cell>
              <table:table-cell office:value-type="float" office:value="0.997769355773926">
                <text:p>0.9977693557739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1">
                <text:p>103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1">
                <text:p>104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1">
                <text:p>105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1">
                <text:p>10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1">
                <text:p>10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1">
                <text:p>108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1">
                <text:p>109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1">
                <text:p>110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1">
                <text:p>111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1">
                <text:p>112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1">
                <text:p>113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1">
                <text:p>11401</text:p>
              </table:table-cell>
              <table:table-cell office:value-type="float" office:value="0.997746646404266">
                <text:p>0.9977466464042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1">
                <text:p>115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1">
                <text:p>116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1">
                <text:p>117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1">
                <text:p>118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1">
                <text:p>11901</text:p>
              </table:table-cell>
              <table:table-cell office:value-type="float" office:value="0.997752368450165">
                <text:p>0.9977523684501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1">
                <text:p>12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1">
                <text:p>12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1">
                <text:p>12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1">
                <text:p>12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1">
                <text:p>12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1">
                <text:p>12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1">
                <text:p>12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1">
                <text:p>12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1">
                <text:p>12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1">
                <text:p>12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1">
                <text:p>13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1">
                <text:p>13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1">
                <text:p>13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1">
                <text:p>13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1">
                <text:p>13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1">
                <text:p>13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1">
                <text:p>13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1">
                <text:p>13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1">
                <text:p>13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1">
                <text:p>13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1">
                <text:p>14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1">
                <text:p>14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1">
                <text:p>14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1">
                <text:p>14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1">
                <text:p>14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1">
                <text:p>14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1">
                <text:p>14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1">
                <text:p>14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1">
                <text:p>14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1">
                <text:p>14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1">
                <text:p>15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1">
                <text:p>15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1">
                <text:p>15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1">
                <text:p>15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1">
                <text:p>15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1">
                <text:p>15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1">
                <text:p>15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1">
                <text:p>15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1">
                <text:p>15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1">
                <text:p>15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1">
                <text:p>16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1">
                <text:p>16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1">
                <text:p>16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1">
                <text:p>16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1">
                <text:p>16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1">
                <text:p>16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1">
                <text:p>16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1">
                <text:p>16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1">
                <text:p>16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1">
                <text:p>16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1">
                <text:p>17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1">
                <text:p>17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1">
                <text:p>17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1">
                <text:p>17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1">
                <text:p>17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1">
                <text:p>17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1">
                <text:p>17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1">
                <text:p>17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1">
                <text:p>17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1">
                <text:p>17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1">
                <text:p>180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1">
                <text:p>181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1">
                <text:p>182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1">
                <text:p>183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1">
                <text:p>184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1">
                <text:p>185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1">
                <text:p>186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1">
                <text:p>187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1">
                <text:p>188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1">
                <text:p>18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1">
                <text:p>190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1">
                <text:p>191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1">
                <text:p>192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1">
                <text:p>193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1">
                <text:p>194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1">
                <text:p>195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1">
                <text:p>196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1">
                <text:p>197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1">
                <text:p>19801</text:p>
              </table:table-cell>
              <table:table-cell office:value-type="float" office:value="0.997763693332672">
                <text:p>0.997763693332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1">
                <text:p>19901</text:p>
              </table:table-cell>
              <table:table-cell office:value-type="float" office:value="0.997758030891418">
                <text:p>0.9977580308914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">
                <text:p>20000</text:p>
              </table:table-cell>
              <table:table-cell office:value-type="float" office:value="0.997758030891418">
                <text:p>0.997758030891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Training D, Testing B</text:p>
        </chart:title>
        <chart:plot-area chart:style-name="ch3" table:cell-range-address="'run_eval,tag_accuracy'.F3:'run_eval,tag_accuracy'.G205" svg:x="1.331cm" svg:y="1.275cm" svg:width="14.349cm" svg:height="6.564cm">
          <chartooo:coordinate-region svg:x="2.243cm" svg:y="1.474cm" svg:width="12.973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G3:'run_eval,tag_accuracy'.G205" chart:class="chart:scatter">
            <chart:domain table:cell-range-address="'run_eval,tag_accuracy'.F3:'run_eval,tag_accuracy'.F205"/>
            <chart:data-point chart:repeated="2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F3:'run_eval,tag_accuracy'.F205</svg:desc>
                </draw:g>
              </table:table-cell>
              <table:table-cell office:value-type="float" office:value="0.465631902217865">
                <text:p>0.465631902217865</text:p>
                <draw:g>
                  <svg:desc>'run_eval,tag_accuracy'.G3:'run_eval,tag_accuracy'.G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3781666755676">
                <text:p>0.763781666755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0.800495207309723">
                <text:p>0.800495207309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  <table:table-cell office:value-type="float" office:value="0.91204309463501">
                <text:p>0.91204309463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">
                <text:p>302</text:p>
              </table:table-cell>
              <table:table-cell office:value-type="float" office:value="0.916722059249878">
                <text:p>0.916722059249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2">
                <text:p>402</text:p>
              </table:table-cell>
              <table:table-cell office:value-type="float" office:value="0.921282351016998">
                <text:p>0.921282351016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2">
                <text:p>502</text:p>
              </table:table-cell>
              <table:table-cell office:value-type="float" office:value="0.922701478004456">
                <text:p>0.922701478004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2">
                <text:p>602</text:p>
              </table:table-cell>
              <table:table-cell office:value-type="float" office:value="0.924536228179931">
                <text:p>0.924536228179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2">
                <text:p>702</text:p>
              </table:table-cell>
              <table:table-cell office:value-type="float" office:value="0.926133513450623">
                <text:p>0.926133513450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2">
                <text:p>802</text:p>
              </table:table-cell>
              <table:table-cell office:value-type="float" office:value="0.926935136318207">
                <text:p>0.926935136318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2">
                <text:p>902</text:p>
              </table:table-cell>
              <table:table-cell office:value-type="float" office:value="0.930094063282013">
                <text:p>0.930094063282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">
                <text:p>1002</text:p>
              </table:table-cell>
              <table:table-cell office:value-type="float" office:value="0.930301904678345">
                <text:p>0.930301904678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2">
                <text:p>1102</text:p>
              </table:table-cell>
              <table:table-cell office:value-type="float" office:value="0.930883765220642">
                <text:p>0.930883765220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2">
                <text:p>1202</text:p>
              </table:table-cell>
              <table:table-cell office:value-type="float" office:value="0.931281626224518">
                <text:p>0.931281626224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2">
                <text:p>1302</text:p>
              </table:table-cell>
              <table:table-cell office:value-type="float" office:value="0.931643843650818">
                <text:p>0.931643843650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2">
                <text:p>1402</text:p>
              </table:table-cell>
              <table:table-cell office:value-type="float" office:value="0.931655704975128">
                <text:p>0.931655704975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2">
                <text:p>1502</text:p>
              </table:table-cell>
              <table:table-cell office:value-type="float" office:value="0.931774437427521">
                <text:p>0.931774437427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2">
                <text:p>1602</text:p>
              </table:table-cell>
              <table:table-cell office:value-type="float" office:value="0.931845724582672">
                <text:p>0.931845724582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2">
                <text:p>1702</text:p>
              </table:table-cell>
              <table:table-cell office:value-type="float" office:value="0.931893229484558">
                <text:p>0.931893229484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2">
                <text:p>1802</text:p>
              </table:table-cell>
              <table:table-cell office:value-type="float" office:value="0.932101011276245">
                <text:p>0.93210101127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2">
                <text:p>1902</text:p>
              </table:table-cell>
              <table:table-cell office:value-type="float" office:value="0.935948729515076">
                <text:p>0.935948729515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0.935984373092651">
                <text:p>0.93598437309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2">
                <text:p>2102</text:p>
              </table:table-cell>
              <table:table-cell office:value-type="float" office:value="0.936085343360901">
                <text:p>0.936085343360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2">
                <text:p>2202</text:p>
              </table:table-cell>
              <table:table-cell office:value-type="float" office:value="0.936970055103302">
                <text:p>0.936970055103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2">
                <text:p>2302</text:p>
              </table:table-cell>
              <table:table-cell office:value-type="float" office:value="0.937320351600647">
                <text:p>0.9373203516006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2">
                <text:p>2402</text:p>
              </table:table-cell>
              <table:table-cell office:value-type="float" office:value="0.94511079788208">
                <text:p>0.94511079788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2">
                <text:p>2502</text:p>
              </table:table-cell>
              <table:table-cell office:value-type="float" office:value="0.945674896240234">
                <text:p>0.945674896240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2">
                <text:p>2602</text:p>
              </table:table-cell>
              <table:table-cell office:value-type="float" office:value="0.945864915847778">
                <text:p>0.94586491584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2">
                <text:p>2702</text:p>
              </table:table-cell>
              <table:table-cell office:value-type="float" office:value="0.946025252342224">
                <text:p>0.946025252342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2">
                <text:p>2802</text:p>
              </table:table-cell>
              <table:table-cell office:value-type="float" office:value="0.950341999530792">
                <text:p>0.950341999530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2">
                <text:p>2902</text:p>
              </table:table-cell>
              <table:table-cell office:value-type="float" office:value="0.954635083675384">
                <text:p>0.954635083675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2">
                <text:p>3002</text:p>
              </table:table-cell>
              <table:table-cell office:value-type="float" office:value="0.959498107433319">
                <text:p>0.959498107433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2">
                <text:p>3102</text:p>
              </table:table-cell>
              <table:table-cell office:value-type="float" office:value="0.968802690505981">
                <text:p>0.968802690505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2">
                <text:p>3202</text:p>
              </table:table-cell>
              <table:table-cell office:value-type="float" office:value="0.969645857810974">
                <text:p>0.9696458578109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2">
                <text:p>3302</text:p>
              </table:table-cell>
              <table:table-cell office:value-type="float" office:value="0.970310926437378">
                <text:p>0.970310926437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2">
                <text:p>3402</text:p>
              </table:table-cell>
              <table:table-cell office:value-type="float" office:value="0.971047222614288">
                <text:p>0.971047222614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2">
                <text:p>3502</text:p>
              </table:table-cell>
              <table:table-cell office:value-type="float" office:value="0.971611261367798">
                <text:p>0.971611261367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2">
                <text:p>3602</text:p>
              </table:table-cell>
              <table:table-cell office:value-type="float" office:value="0.971682548522949">
                <text:p>0.971682548522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2">
                <text:p>3702</text:p>
              </table:table-cell>
              <table:table-cell office:value-type="float" office:value="0.971730053424835">
                <text:p>0.971730053424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">
                <text:p>3802</text:p>
              </table:table-cell>
              <table:table-cell office:value-type="float" office:value="0.971890389919281">
                <text:p>0.971890389919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2">
                <text:p>3902</text:p>
              </table:table-cell>
              <table:table-cell office:value-type="float" office:value="0.971991300582886">
                <text:p>0.971991300582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2">
                <text:p>4002</text:p>
              </table:table-cell>
              <table:table-cell office:value-type="float" office:value="0.972228825092316">
                <text:p>0.972228825092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2">
                <text:p>4102</text:p>
              </table:table-cell>
              <table:table-cell office:value-type="float" office:value="0.972507894039154">
                <text:p>0.972507894039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2">
                <text:p>4202</text:p>
              </table:table-cell>
              <table:table-cell office:value-type="float" office:value="0.972703874111176">
                <text:p>0.972703874111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2">
                <text:p>4302</text:p>
              </table:table-cell>
              <table:table-cell office:value-type="float" office:value="0.972858250141144">
                <text:p>0.972858250141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2">
                <text:p>4402</text:p>
              </table:table-cell>
              <table:table-cell office:value-type="float" office:value="0.973036348819733">
                <text:p>0.973036348819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2">
                <text:p>4502</text:p>
              </table:table-cell>
              <table:table-cell office:value-type="float" office:value="0.973137319087982">
                <text:p>0.973137319087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02">
                <text:p>4602</text:p>
              </table:table-cell>
              <table:table-cell office:value-type="float" office:value="0.973463892936706">
                <text:p>0.973463892936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02">
                <text:p>4702</text:p>
              </table:table-cell>
              <table:table-cell office:value-type="float" office:value="0.974039852619171">
                <text:p>0.974039852619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02">
                <text:p>4802</text:p>
              </table:table-cell>
              <table:table-cell office:value-type="float" office:value="0.974247694015503">
                <text:p>0.974247694015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2">
                <text:p>4902</text:p>
              </table:table-cell>
              <table:table-cell office:value-type="float" office:value="0.974324882030487">
                <text:p>0.974324882030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2">
                <text:p>5002</text:p>
              </table:table-cell>
              <table:table-cell office:value-type="float" office:value="0.974431753158569">
                <text:p>0.974431753158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02">
                <text:p>5102</text:p>
              </table:table-cell>
              <table:table-cell office:value-type="float" office:value="0.974716782569885">
                <text:p>0.974716782569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02">
                <text:p>5202</text:p>
              </table:table-cell>
              <table:table-cell office:value-type="float" office:value="0.974924564361572">
                <text:p>0.974924564361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02">
                <text:p>5302</text:p>
              </table:table-cell>
              <table:table-cell office:value-type="float" office:value="0.975061178207397">
                <text:p>0.975061178207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02">
                <text:p>5402</text:p>
              </table:table-cell>
              <table:table-cell office:value-type="float" office:value="0.975215554237366">
                <text:p>0.975215554237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2">
                <text:p>5502</text:p>
              </table:table-cell>
              <table:table-cell office:value-type="float" office:value="0.975411474704742">
                <text:p>0.97541147470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02">
                <text:p>5602</text:p>
              </table:table-cell>
              <table:table-cell office:value-type="float" office:value="0.975571811199188">
                <text:p>0.975571811199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02">
                <text:p>5702</text:p>
              </table:table-cell>
              <table:table-cell office:value-type="float" office:value="0.975625276565552">
                <text:p>0.975625276565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2">
                <text:p>5802</text:p>
              </table:table-cell>
              <table:table-cell office:value-type="float" office:value="0.97565495967865">
                <text:p>0.97565495967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2">
                <text:p>5902</text:p>
              </table:table-cell>
              <table:table-cell office:value-type="float" office:value="0.975708365440369">
                <text:p>0.975708365440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2">
                <text:p>6002</text:p>
              </table:table-cell>
              <table:table-cell office:value-type="float" office:value="0.975738048553467">
                <text:p>0.975738048553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2">
                <text:p>6102</text:p>
              </table:table-cell>
              <table:table-cell office:value-type="float" office:value="0.975773692131042">
                <text:p>0.975773692131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2">
                <text:p>6202</text:p>
              </table:table-cell>
              <table:table-cell office:value-type="float" office:value="0.975844979286194">
                <text:p>0.975844979286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02">
                <text:p>6302</text:p>
              </table:table-cell>
              <table:table-cell office:value-type="float" office:value="0.975934028625488">
                <text:p>0.975934028625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2">
                <text:p>6402</text:p>
              </table:table-cell>
              <table:table-cell office:value-type="float" office:value="0.976177453994751">
                <text:p>0.976177453994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02">
                <text:p>6502</text:p>
              </table:table-cell>
              <table:table-cell office:value-type="float" office:value="0.976343750953674">
                <text:p>0.976343750953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2">
                <text:p>6602</text:p>
              </table:table-cell>
              <table:table-cell office:value-type="float" office:value="0.976694047451019">
                <text:p>0.97669404745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2">
                <text:p>6702</text:p>
              </table:table-cell>
              <table:table-cell office:value-type="float" office:value="0.976824700832367">
                <text:p>0.976824700832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2">
                <text:p>6802</text:p>
              </table:table-cell>
              <table:table-cell office:value-type="float" office:value="0.97694343328476">
                <text:p>0.97694343328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2">
                <text:p>6902</text:p>
              </table:table-cell>
              <table:table-cell office:value-type="float" office:value="0.976872205734253">
                <text:p>0.976872205734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2">
                <text:p>7002</text:p>
              </table:table-cell>
              <table:table-cell office:value-type="float" office:value="0.976860344409943">
                <text:p>0.976860344409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2">
                <text:p>7102</text:p>
              </table:table-cell>
              <table:table-cell office:value-type="float" office:value="0.976818740367889">
                <text:p>0.976818740367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2">
                <text:p>7202</text:p>
              </table:table-cell>
              <table:table-cell office:value-type="float" office:value="0.976836562156677">
                <text:p>0.976836562156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02">
                <text:p>7302</text:p>
              </table:table-cell>
              <table:table-cell office:value-type="float" office:value="0.976878106594086">
                <text:p>0.9768781065940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02">
                <text:p>7402</text:p>
              </table:table-cell>
              <table:table-cell office:value-type="float" office:value="0.976925611495972">
                <text:p>0.976925611495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02">
                <text:p>7502</text:p>
              </table:table-cell>
              <table:table-cell office:value-type="float" office:value="0.976931571960449">
                <text:p>0.976931571960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02">
                <text:p>7602</text:p>
              </table:table-cell>
              <table:table-cell office:value-type="float" office:value="0.976890027523041">
                <text:p>0.976890027523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2">
                <text:p>7702</text:p>
              </table:table-cell>
              <table:table-cell office:value-type="float" office:value="0.976949393749237">
                <text:p>0.976949393749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02">
                <text:p>7802</text:p>
              </table:table-cell>
              <table:table-cell office:value-type="float" office:value="0.977044403553009">
                <text:p>0.977044403553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2">
                <text:p>7902</text:p>
              </table:table-cell>
              <table:table-cell office:value-type="float" office:value="0.977044403553009">
                <text:p>0.977044403553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2">
                <text:p>8002</text:p>
              </table:table-cell>
              <table:table-cell office:value-type="float" office:value="0.977062225341797">
                <text:p>0.977062225341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2">
                <text:p>8102</text:p>
              </table:table-cell>
              <table:table-cell office:value-type="float" office:value="0.977180957794189">
                <text:p>0.977180957794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02">
                <text:p>8202</text:p>
              </table:table-cell>
              <table:table-cell office:value-type="float" office:value="0.977228462696075">
                <text:p>0.9772284626960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02">
                <text:p>8302</text:p>
              </table:table-cell>
              <table:table-cell office:value-type="float" office:value="0.977240324020386">
                <text:p>0.977240324020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02">
                <text:p>8402</text:p>
              </table:table-cell>
              <table:table-cell office:value-type="float" office:value="0.977258145809174">
                <text:p>0.977258145809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02">
                <text:p>8502</text:p>
              </table:table-cell>
              <table:table-cell office:value-type="float" office:value="0.977252185344696">
                <text:p>0.977252185344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02">
                <text:p>8602</text:p>
              </table:table-cell>
              <table:table-cell office:value-type="float" office:value="0.977323472499847">
                <text:p>0.9773234724998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0.977376937866211">
                <text:p>0.9773769378662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02">
                <text:p>8802</text:p>
              </table:table-cell>
              <table:table-cell office:value-type="float" office:value="0.977418482303619">
                <text:p>0.977418482303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02">
                <text:p>8902</text:p>
              </table:table-cell>
              <table:table-cell office:value-type="float" office:value="0.977448165416718">
                <text:p>0.977448165416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02">
                <text:p>9002</text:p>
              </table:table-cell>
              <table:table-cell office:value-type="float" office:value="0.977560997009277">
                <text:p>0.977560997009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02">
                <text:p>9102</text:p>
              </table:table-cell>
              <table:table-cell office:value-type="float" office:value="0.977584719657898">
                <text:p>0.9775847196578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02">
                <text:p>9202</text:p>
              </table:table-cell>
              <table:table-cell office:value-type="float" office:value="0.977656006813049">
                <text:p>0.9776560068130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02">
                <text:p>9302</text:p>
              </table:table-cell>
              <table:table-cell office:value-type="float" office:value="0.977756917476654">
                <text:p>0.977756917476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02">
                <text:p>9402</text:p>
              </table:table-cell>
              <table:table-cell office:value-type="float" office:value="0.978190362453461">
                <text:p>0.978190362453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02">
                <text:p>9502</text:p>
              </table:table-cell>
              <table:table-cell office:value-type="float" office:value="0.978665411472321">
                <text:p>0.9786654114723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02">
                <text:p>9602</text:p>
              </table:table-cell>
              <table:table-cell office:value-type="float" office:value="0.978920757770538">
                <text:p>0.978920757770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2">
                <text:p>9702</text:p>
              </table:table-cell>
              <table:table-cell office:value-type="float" office:value="0.978997945785522">
                <text:p>0.9789979457855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02">
                <text:p>9802</text:p>
              </table:table-cell>
              <table:table-cell office:value-type="float" office:value="0.979027628898621">
                <text:p>0.9790276288986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02">
                <text:p>9902</text:p>
              </table:table-cell>
              <table:table-cell office:value-type="float" office:value="0.979128539562225">
                <text:p>0.979128539562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1">
                <text:p>10001</text:p>
              </table:table-cell>
              <table:table-cell office:value-type="float" office:value="0.97920572757721">
                <text:p>0.97920572757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02">
                <text:p>10002</text:p>
              </table:table-cell>
              <table:table-cell office:value-type="float" office:value="0.979211688041687">
                <text:p>0.979211688041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02">
                <text:p>10102</text:p>
              </table:table-cell>
              <table:table-cell office:value-type="float" office:value="0.979271054267883">
                <text:p>0.9792710542678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02">
                <text:p>10202</text:p>
              </table:table-cell>
              <table:table-cell office:value-type="float" office:value="0.979324519634247">
                <text:p>0.9793245196342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02">
                <text:p>10302</text:p>
              </table:table-cell>
              <table:table-cell office:value-type="float" office:value="0.980084538459778">
                <text:p>0.980084538459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02">
                <text:p>10402</text:p>
              </table:table-cell>
              <table:table-cell office:value-type="float" office:value="0.980108320713043">
                <text:p>0.9801083207130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02">
                <text:p>10502</text:p>
              </table:table-cell>
              <table:table-cell office:value-type="float" office:value="0.980114221572876">
                <text:p>0.980114221572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02">
                <text:p>10602</text:p>
              </table:table-cell>
              <table:table-cell office:value-type="float" office:value="0.980227053165436">
                <text:p>0.9802270531654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702">
                <text:p>10702</text:p>
              </table:table-cell>
              <table:table-cell office:value-type="float" office:value="0.980244874954224">
                <text:p>0.980244874954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02">
                <text:p>10802</text:p>
              </table:table-cell>
              <table:table-cell office:value-type="float" office:value="0.980233013629913">
                <text:p>0.9802330136299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902">
                <text:p>10902</text:p>
              </table:table-cell>
              <table:table-cell office:value-type="float" office:value="0.980298340320587">
                <text:p>0.980298340320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02">
                <text:p>11002</text:p>
              </table:table-cell>
              <table:table-cell office:value-type="float" office:value="0.980310201644897">
                <text:p>0.9803102016448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102">
                <text:p>11102</text:p>
              </table:table-cell>
              <table:table-cell office:value-type="float" office:value="0.980339884757996">
                <text:p>0.980339884757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02">
                <text:p>11202</text:p>
              </table:table-cell>
              <table:table-cell office:value-type="float" office:value="0.980375528335571">
                <text:p>0.980375528335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02">
                <text:p>11302</text:p>
              </table:table-cell>
              <table:table-cell office:value-type="float" office:value="0.980411112308502">
                <text:p>0.980411112308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02">
                <text:p>11402</text:p>
              </table:table-cell>
              <table:table-cell office:value-type="float" office:value="0.980512082576752">
                <text:p>0.9805120825767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502">
                <text:p>11502</text:p>
              </table:table-cell>
              <table:table-cell office:value-type="float" office:value="0.98052990436554">
                <text:p>0.980529904365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02">
                <text:p>11602</text:p>
              </table:table-cell>
              <table:table-cell office:value-type="float" office:value="0.98054176568985">
                <text:p>0.98054176568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702">
                <text:p>11702</text:p>
              </table:table-cell>
              <table:table-cell office:value-type="float" office:value="0.980559587478638">
                <text:p>0.980559587478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02">
                <text:p>11802</text:p>
              </table:table-cell>
              <table:table-cell office:value-type="float" office:value="0.980583310127258">
                <text:p>0.980583310127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02">
                <text:p>11902</text:p>
              </table:table-cell>
              <table:table-cell office:value-type="float" office:value="0.980601131916046">
                <text:p>0.980601131916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2">
                <text:p>12002</text:p>
              </table:table-cell>
              <table:table-cell office:value-type="float" office:value="0.980601131916046">
                <text:p>0.980601131916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02">
                <text:p>12102</text:p>
              </table:table-cell>
              <table:table-cell office:value-type="float" office:value="0.980607092380524">
                <text:p>0.9806070923805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02">
                <text:p>12202</text:p>
              </table:table-cell>
              <table:table-cell office:value-type="float" office:value="0.980607092380524">
                <text:p>0.9806070923805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02">
                <text:p>12302</text:p>
              </table:table-cell>
              <table:table-cell office:value-type="float" office:value="0.98067831993103">
                <text:p>0.98067831993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02">
                <text:p>12402</text:p>
              </table:table-cell>
              <table:table-cell office:value-type="float" office:value="0.980725824832916">
                <text:p>0.9807258248329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2">
                <text:p>12502</text:p>
              </table:table-cell>
              <table:table-cell office:value-type="float" office:value="0.98076742887497">
                <text:p>0.98076742887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602">
                <text:p>12602</text:p>
              </table:table-cell>
              <table:table-cell office:value-type="float" office:value="0.9808030128479">
                <text:p>0.9808030128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02">
                <text:p>12702</text:p>
              </table:table-cell>
              <table:table-cell office:value-type="float" office:value="0.980808973312378">
                <text:p>0.980808973312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802">
                <text:p>12802</text:p>
              </table:table-cell>
              <table:table-cell office:value-type="float" office:value="0.980832695960998">
                <text:p>0.980832695960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02">
                <text:p>12902</text:p>
              </table:table-cell>
              <table:table-cell office:value-type="float" office:value="0.98090398311615">
                <text:p>0.98090398311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02">
                <text:p>13002</text:p>
              </table:table-cell>
              <table:table-cell office:value-type="float" office:value="0.980987131595612">
                <text:p>0.9809871315956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102">
                <text:p>13102</text:p>
              </table:table-cell>
              <table:table-cell office:value-type="float" office:value="0.981058359146118">
                <text:p>0.981058359146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02">
                <text:p>13202</text:p>
              </table:table-cell>
              <table:table-cell office:value-type="float" office:value="0.981076180934906">
                <text:p>0.981076180934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02">
                <text:p>133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02">
                <text:p>13402</text:p>
              </table:table-cell>
              <table:table-cell office:value-type="float" office:value="0.981064319610596">
                <text:p>0.981064319610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02">
                <text:p>13502</text:p>
              </table:table-cell>
              <table:table-cell office:value-type="float" office:value="0.981064319610596">
                <text:p>0.9810643196105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02">
                <text:p>136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702">
                <text:p>137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02">
                <text:p>138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902">
                <text:p>139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02">
                <text:p>14002</text:p>
              </table:table-cell>
              <table:table-cell office:value-type="float" office:value="0.981070220470428">
                <text:p>0.981070220470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102">
                <text:p>14102</text:p>
              </table:table-cell>
              <table:table-cell office:value-type="float" office:value="0.981076180934906">
                <text:p>0.981076180934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02">
                <text:p>14202</text:p>
              </table:table-cell>
              <table:table-cell office:value-type="float" office:value="0.981082081794739">
                <text:p>0.981082081794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02">
                <text:p>14302</text:p>
              </table:table-cell>
              <table:table-cell office:value-type="float" office:value="0.981076180934906">
                <text:p>0.9810761809349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02">
                <text:p>14402</text:p>
              </table:table-cell>
              <table:table-cell office:value-type="float" office:value="0.981099903583527">
                <text:p>0.9810999035835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502">
                <text:p>14502</text:p>
              </table:table-cell>
              <table:table-cell office:value-type="float" office:value="0.981105864048004">
                <text:p>0.981105864048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02">
                <text:p>14602</text:p>
              </table:table-cell>
              <table:table-cell office:value-type="float" office:value="0.981123685836792">
                <text:p>0.981123685836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02">
                <text:p>14702</text:p>
              </table:table-cell>
              <table:table-cell office:value-type="float" office:value="0.981135547161102">
                <text:p>0.981135547161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02">
                <text:p>14802</text:p>
              </table:table-cell>
              <table:table-cell office:value-type="float" office:value="0.981135547161102">
                <text:p>0.9811355471611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02">
                <text:p>14902</text:p>
              </table:table-cell>
              <table:table-cell office:value-type="float" office:value="0.98114150762558">
                <text:p>0.981141507625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02">
                <text:p>15002</text:p>
              </table:table-cell>
              <table:table-cell office:value-type="float" office:value="0.981171190738678">
                <text:p>0.981171190738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02">
                <text:p>15102</text:p>
              </table:table-cell>
              <table:table-cell office:value-type="float" office:value="0.981230556964874">
                <text:p>0.981230556964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02">
                <text:p>15202</text:p>
              </table:table-cell>
              <table:table-cell office:value-type="float" office:value="0.981284022331238">
                <text:p>0.9812840223312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302">
                <text:p>15302</text:p>
              </table:table-cell>
              <table:table-cell office:value-type="float" office:value="0.981319606304169">
                <text:p>0.981319606304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02">
                <text:p>15402</text:p>
              </table:table-cell>
              <table:table-cell office:value-type="float" office:value="0.981473982334137">
                <text:p>0.9814739823341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02">
                <text:p>15502</text:p>
              </table:table-cell>
              <table:table-cell office:value-type="float" office:value="0.981497764587402">
                <text:p>0.981497764587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02">
                <text:p>156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02">
                <text:p>157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02">
                <text:p>158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902">
                <text:p>159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002">
                <text:p>160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102">
                <text:p>161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202">
                <text:p>16202</text:p>
              </table:table-cell>
              <table:table-cell office:value-type="float" office:value="0.981509625911713">
                <text:p>0.9815096259117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02">
                <text:p>16302</text:p>
              </table:table-cell>
              <table:table-cell office:value-type="float" office:value="0.981509625911713">
                <text:p>0.9815096259117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02">
                <text:p>164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02">
                <text:p>16502</text:p>
              </table:table-cell>
              <table:table-cell office:value-type="float" office:value="0.98151558637619">
                <text:p>0.98151558637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02">
                <text:p>16602</text:p>
              </table:table-cell>
              <table:table-cell office:value-type="float" office:value="0.9815274477005">
                <text:p>0.9815274477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702">
                <text:p>16702</text:p>
              </table:table-cell>
              <table:table-cell office:value-type="float" office:value="0.9815274477005">
                <text:p>0.9815274477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02">
                <text:p>16802</text:p>
              </table:table-cell>
              <table:table-cell office:value-type="float" office:value="0.981539309024811">
                <text:p>0.9815393090248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02">
                <text:p>16902</text:p>
              </table:table-cell>
              <table:table-cell office:value-type="float" office:value="0.981539309024811">
                <text:p>0.981539309024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02">
                <text:p>17002</text:p>
              </table:table-cell>
              <table:table-cell office:value-type="float" office:value="0.981539309024811">
                <text:p>0.981539309024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02">
                <text:p>17102</text:p>
              </table:table-cell>
              <table:table-cell office:value-type="float" office:value="0.981551170349121">
                <text:p>0.9815511703491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202">
                <text:p>17202</text:p>
              </table:table-cell>
              <table:table-cell office:value-type="float" office:value="0.981563091278076">
                <text:p>0.981563091278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302">
                <text:p>17302</text:p>
              </table:table-cell>
              <table:table-cell office:value-type="float" office:value="0.981563091278076">
                <text:p>0.981563091278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402">
                <text:p>17402</text:p>
              </table:table-cell>
              <table:table-cell office:value-type="float" office:value="0.981568992137909">
                <text:p>0.981568992137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502">
                <text:p>17502</text:p>
              </table:table-cell>
              <table:table-cell office:value-type="float" office:value="0.981568992137909">
                <text:p>0.9815689921379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602">
                <text:p>17602</text:p>
              </table:table-cell>
              <table:table-cell office:value-type="float" office:value="0.981568992137909">
                <text:p>0.9815689921379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702">
                <text:p>177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02">
                <text:p>178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902">
                <text:p>179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002">
                <text:p>180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102">
                <text:p>181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02">
                <text:p>18202</text:p>
              </table:table-cell>
              <table:table-cell office:value-type="float" office:value="0.981580913066864">
                <text:p>0.981580913066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02">
                <text:p>18302</text:p>
              </table:table-cell>
              <table:table-cell office:value-type="float" office:value="0.981592774391174">
                <text:p>0.981592774391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402">
                <text:p>18402</text:p>
              </table:table-cell>
              <table:table-cell office:value-type="float" office:value="0.981592774391174">
                <text:p>0.981592774391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502">
                <text:p>18502</text:p>
              </table:table-cell>
              <table:table-cell office:value-type="float" office:value="0.981592774391174">
                <text:p>0.9815927743911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602">
                <text:p>18602</text:p>
              </table:table-cell>
              <table:table-cell office:value-type="float" office:value="0.981610596179962">
                <text:p>0.981610596179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702">
                <text:p>18702</text:p>
              </table:table-cell>
              <table:table-cell office:value-type="float" office:value="0.981610596179962">
                <text:p>0.981610596179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802">
                <text:p>18802</text:p>
              </table:table-cell>
              <table:table-cell office:value-type="float" office:value="0.981616497039795">
                <text:p>0.9816164970397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902">
                <text:p>18902</text:p>
              </table:table-cell>
              <table:table-cell office:value-type="float" office:value="0.981907486915588">
                <text:p>0.9819074869155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02">
                <text:p>19002</text:p>
              </table:table-cell>
              <table:table-cell office:value-type="float" office:value="0.981907486915588">
                <text:p>0.981907486915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102">
                <text:p>19102</text:p>
              </table:table-cell>
              <table:table-cell office:value-type="float" office:value="0.981907486915588">
                <text:p>0.981907486915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02">
                <text:p>19202</text:p>
              </table:table-cell>
              <table:table-cell office:value-type="float" office:value="0.981913387775421">
                <text:p>0.9819133877754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302">
                <text:p>19302</text:p>
              </table:table-cell>
              <table:table-cell office:value-type="float" office:value="0.981913387775421">
                <text:p>0.9819133877754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402">
                <text:p>19402</text:p>
              </table:table-cell>
              <table:table-cell office:value-type="float" office:value="0.981913387775421">
                <text:p>0.9819133877754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02">
                <text:p>19502</text:p>
              </table:table-cell>
              <table:table-cell office:value-type="float" office:value="0.981913387775421">
                <text:p>0.981913387775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602">
                <text:p>19602</text:p>
              </table:table-cell>
              <table:table-cell office:value-type="float" office:value="0.981919348239899">
                <text:p>0.981919348239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702">
                <text:p>19702</text:p>
              </table:table-cell>
              <table:table-cell office:value-type="float" office:value="0.981919348239899">
                <text:p>0.981919348239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802">
                <text:p>19802</text:p>
              </table:table-cell>
              <table:table-cell office:value-type="float" office:value="0.981919348239899">
                <text:p>0.981919348239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02">
                <text:p>19902</text:p>
              </table:table-cell>
              <table:table-cell office:value-type="float" office:value="0.981931209564209">
                <text:p>0.981931209564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01">
                <text:p>20001</text:p>
              </table:table-cell>
              <table:table-cell office:value-type="float" office:value="0.981931209564209">
                <text:p>0.9819312095642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93cm" svg:y="0.316cm" chart:style-name="ch2">
          <text:p>Training D, Testing A</text:p>
        </chart:title>
        <chart:plot-area chart:style-name="ch3" table:cell-range-address="'run_eval,tag_accuracy'.N3:'run_eval,tag_accuracy'.O203" svg:x="1.331cm" svg:y="1.275cm" svg:width="14.349cm" svg:height="6.564cm">
          <chartooo:coordinate-region svg:x="2.243cm" svg:y="1.474cm" svg:width="12.973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O3:'run_eval,tag_accuracy'.O203" chart:class="chart:scatter">
            <chart:domain table:cell-range-address="'run_eval,tag_accuracy'.N3:'run_eval,tag_accuracy'.N203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N3:'run_eval,tag_accuracy'.N203</svg:desc>
                </draw:g>
              </table:table-cell>
              <table:table-cell office:value-type="float" office:value="0.612851023674011">
                <text:p>0.612851023674011</text:p>
                <draw:g>
                  <svg:desc>'run_eval,tag_accuracy'.O3:'run_eval,tag_accuracy'.O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86521053314209">
                <text:p>0.86521053314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924688935279846">
                <text:p>0.924688935279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0.925459384918213">
                <text:p>0.925459384918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0.930891036987305">
                <text:p>0.93089103698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31391835212708">
                <text:p>0.931391835212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0.933048248291016">
                <text:p>0.933048248291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0.934550642967224">
                <text:p>0.934550642967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0.934589147567749">
                <text:p>0.934589147567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0.934589147567749">
                <text:p>0.934589147567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0.938248753547668">
                <text:p>0.938248753547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0.938903629779816">
                <text:p>0.938903629779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0.943950057029724">
                <text:p>0.943950057029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0.949612855911255">
                <text:p>0.949612855911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0.950999677181244">
                <text:p>0.950999677181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0.952502012252808">
                <text:p>0.952502012252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0.952810227870941">
                <text:p>0.95281022787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0.953310966491699">
                <text:p>0.953310966491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0.953696191310883">
                <text:p>0.953696191310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0.954004406929016">
                <text:p>0.954004406929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0.960707247257233">
                <text:p>0.960707247257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0.971031248569488">
                <text:p>0.971031248569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0.971570551395416">
                <text:p>0.971570551395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0.972071349620819">
                <text:p>0.972071349620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0.972341001033783">
                <text:p>0.972341001033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0.972687721252441">
                <text:p>0.972687721252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0.972726225852966">
                <text:p>0.972726225852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0.972803294658661">
                <text:p>0.972803294658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0.972880303859711">
                <text:p>0.972880303859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0.972880303859711">
                <text:p>0.972880303859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0.97311145067215">
                <text:p>0.97311145067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0.973149955272675">
                <text:p>0.973149955272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0.973227024078369">
                <text:p>0.973227024078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0.973227024078369">
                <text:p>0.9732270240783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0.973881900310516">
                <text:p>0.973881900310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0.975769460201263">
                <text:p>0.975769460201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0.977310359477997">
                <text:p>0.977310359477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0.979583203792572">
                <text:p>0.979583203792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0.9813551902771">
                <text:p>0.9813551902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0.983088731765747">
                <text:p>0.983088731765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0.985014855861664">
                <text:p>0.985014855861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0.986401617527008">
                <text:p>0.986401617527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0.987403213977814">
                <text:p>0.987403213977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0.988327741622925">
                <text:p>0.988327741622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0.989213764667511">
                <text:p>0.989213764667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0.989984214305878">
                <text:p>0.989984214305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0.990330934524536">
                <text:p>0.990330934524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0.9906005859375">
                <text:p>0.990600585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0.99067759513855">
                <text:p>0.99067759513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0.990870237350464">
                <text:p>0.990870237350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0.990947246551514">
                <text:p>0.990947246551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0.991101324558258">
                <text:p>0.991101324558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0.991371035575867">
                <text:p>0.991371035575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0.991679191589356">
                <text:p>0.99167919158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0.9918332695961">
                <text:p>0.9918332695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0.991948843002319">
                <text:p>0.991948843002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0.991948843002319">
                <text:p>0.991948843002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0.992372572422028">
                <text:p>0.992372572422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0.992372572422028">
                <text:p>0.992372572422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0.992642223834991">
                <text:p>0.992642223834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0.992642223834991">
                <text:p>0.992642223834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0.992680788040161">
                <text:p>0.992680788040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0.992719292640686">
                <text:p>0.992719292640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0.992719292640686">
                <text:p>0.992719292640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0.992719292640686">
                <text:p>0.992719292640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0.992757797241211">
                <text:p>0.992757797241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0.992796361446381">
                <text:p>0.992796361446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0.993220090866089">
                <text:p>0.993220090866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0.993297100067139">
                <text:p>0.993297100067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0.993412673473358">
                <text:p>0.993412673473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0.993451237678528">
                <text:p>0.993451237678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0.993528246879577">
                <text:p>0.993528246879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0.993682324886322">
                <text:p>0.993682324886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0.993643820285797">
                <text:p>0.993643820285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0.993643820285797">
                <text:p>0.993643820285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0.993605315685272">
                <text:p>0.993605315685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0.993682324886322">
                <text:p>0.993682324886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0.993682324886322">
                <text:p>0.993682324886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0.993720889091492">
                <text:p>0.993720889091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0.993797898292542">
                <text:p>0.993797898292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0.993797898292542">
                <text:p>0.993797898292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0.993836462497711">
                <text:p>0.993836462497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0.993874967098236">
                <text:p>0.993874967098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0.993874967098236">
                <text:p>0.993874967098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0.993874967098236">
                <text:p>0.9938749670982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0.993874967098236">
                <text:p>0.993874967098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0.993913471698761">
                <text:p>0.993913471698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0.993913471698761">
                <text:p>0.9939134716987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0.993913471698761">
                <text:p>0.993913471698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0.993913471698761">
                <text:p>0.993913471698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0.993951976299286">
                <text:p>0.993951976299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0.993990540504456">
                <text:p>0.993990540504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1">
                <text:p>10001</text:p>
              </table:table-cell>
              <table:table-cell office:value-type="float" office:value="0.99402904510498">
                <text:p>0.99402904510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1">
                <text:p>101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1">
                <text:p>102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1">
                <text:p>103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1">
                <text:p>104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1">
                <text:p>105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1">
                <text:p>106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1">
                <text:p>107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1">
                <text:p>108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1">
                <text:p>109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1">
                <text:p>110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1">
                <text:p>111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1">
                <text:p>112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1">
                <text:p>113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1">
                <text:p>114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1">
                <text:p>115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1">
                <text:p>116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1">
                <text:p>117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1">
                <text:p>118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1">
                <text:p>119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1">
                <text:p>120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1">
                <text:p>121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1">
                <text:p>12201</text:p>
              </table:table-cell>
              <table:table-cell office:value-type="float" office:value="0.9941446185112">
                <text:p>0.9941446185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1">
                <text:p>123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1">
                <text:p>124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1">
                <text:p>125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1">
                <text:p>12601</text:p>
              </table:table-cell>
              <table:table-cell office:value-type="float" office:value="0.994106113910675">
                <text:p>0.994106113910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1">
                <text:p>12701</text:p>
              </table:table-cell>
              <table:table-cell office:value-type="float" office:value="0.994337201118469">
                <text:p>0.994337201118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1">
                <text:p>12801</text:p>
              </table:table-cell>
              <table:table-cell office:value-type="float" office:value="0.994375765323639">
                <text:p>0.9943757653236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1">
                <text:p>129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1">
                <text:p>130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1">
                <text:p>131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1">
                <text:p>132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1">
                <text:p>133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1">
                <text:p>134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1">
                <text:p>135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1">
                <text:p>136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1">
                <text:p>137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1">
                <text:p>138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1">
                <text:p>139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1">
                <text:p>140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1">
                <text:p>141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1">
                <text:p>142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1">
                <text:p>143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1">
                <text:p>144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1">
                <text:p>145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1">
                <text:p>146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1">
                <text:p>147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1">
                <text:p>148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1">
                <text:p>149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1">
                <text:p>15001</text:p>
              </table:table-cell>
              <table:table-cell office:value-type="float" office:value="0.994414269924164">
                <text:p>0.994414269924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1">
                <text:p>151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1">
                <text:p>152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1">
                <text:p>153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1">
                <text:p>154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1">
                <text:p>155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1">
                <text:p>156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1">
                <text:p>157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1">
                <text:p>158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1">
                <text:p>159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1">
                <text:p>160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1">
                <text:p>161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1">
                <text:p>162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1">
                <text:p>163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1">
                <text:p>164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1">
                <text:p>165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1">
                <text:p>166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1">
                <text:p>167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1">
                <text:p>168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1">
                <text:p>169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1">
                <text:p>170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1">
                <text:p>171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1">
                <text:p>172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1">
                <text:p>173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1">
                <text:p>174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1">
                <text:p>175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1">
                <text:p>176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1">
                <text:p>177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1">
                <text:p>178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1">
                <text:p>179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1">
                <text:p>180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1">
                <text:p>181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1">
                <text:p>182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1">
                <text:p>183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1">
                <text:p>184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1">
                <text:p>185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1">
                <text:p>186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1">
                <text:p>187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1">
                <text:p>188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1">
                <text:p>189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1">
                <text:p>190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1">
                <text:p>191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1">
                <text:p>192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1">
                <text:p>193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1">
                <text:p>194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1">
                <text:p>195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1">
                <text:p>196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1">
                <text:p>19701</text:p>
              </table:table-cell>
              <table:table-cell office:value-type="float" office:value="0.994491338729858">
                <text:p>0.9944913387298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1">
                <text:p>198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1">
                <text:p>19901</text:p>
              </table:table-cell>
              <table:table-cell office:value-type="float" office:value="0.994452774524689">
                <text:p>0.9944527745246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">
                <text:p>20000</text:p>
              </table:table-cell>
              <table:table-cell office:value-type="float" office:value="0.994529843330383">
                <text:p>0.9945298433303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